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png" manifest:media-type="image/jpeg"/>
  <manifest:file-entry manifest:full-path="media/image4.jpg" manifest:media-type="image/jpeg"/>
  <manifest:file-entry manifest:full-path="media/image5.png" manifest:media-type="image/png"/>
  <manifest:file-entry manifest:full-path="media/image6.JPG" manifest:media-type="image/jpeg"/>
  <manifest:file-entry manifest:full-path="media/image7.png" manifest:media-type="image/pn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text-transform="uppercase" fo:color="#1cade4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text-transform="uppercase" fo:color="#1cade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92" style:parent-style-name="Graphics">
      <style:graphic-properties draw:fill="none" fo:clip="rect(0in, 0in, 0in, 0in)" draw:stroke="none"/>
    </style:style>
    <style:style style:family="text" style:name="a493">
      <style:text-properties fo:text-transform="uppercase" fo:color="#1cade4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text-transform="uppercase" fo:color="#1cade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text-transform="uppercase" fo:color="#1cade4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text-transform="uppercase" fo:color="#1cade4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text-transform="uppercase" fo:color="#1cade4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language="en" fo:country="GB"/>
    </style:style>
    <style:style style:family="paragraph" style:name="a1401">
      <style:paragraph-properties fo:text-align="center"/>
    </style:style>
    <style:style style:family="table-cell" style:name="a140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04">
      <style:text-properties fo:language="en" fo:country="US"/>
    </style:style>
    <style:style style:family="text" style:name="a1405">
      <style:text-properties fo:language="en" fo:country="GB"/>
    </style:style>
    <style:style style:family="paragraph" style:name="a1406">
      <style:paragraph-properties fo:text-align="center"/>
    </style:style>
    <style:style style:family="table-cell" style:name="a140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09">
      <style:text-properties fo:language="en" fo:country="US"/>
    </style:style>
    <style:style style:family="text" style:name="a1410">
      <style:text-properties fo:language="en" fo:country="GB"/>
    </style:style>
    <style:style style:family="paragraph" style:name="a1411">
      <style:paragraph-properties fo:text-align="center"/>
    </style:style>
    <style:style style:family="table-cell" style:name="a141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7">
      <style:graphic-properties draw:fill="none" draw:stroke="none"/>
    </style:style>
    <style:style style:family="drawing-page" style:name="a11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4">
      <style:graphic-properties draw:fill="none" draw:stroke="none"/>
    </style:style>
    <style:style style:family="text" style:name="a1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color="#ff0000" fo:font-family="Franklin Gothic Book" style:font-family-generic="swiss" style:font-pitch="variable" fo:language="en" fo:country="GB"/>
    </style:style>
    <style:style style:family="paragraph" style:name="a1118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text-align="center"/>
    </style:style>
    <style:style style:family="table-cell" style:name="a90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04">
      <style:text-properties fo:language="el" fo:country="GR"/>
    </style:style>
    <style:style style:family="text" style:name="a905">
      <style:text-properties fo:language="en" fo:country="GB"/>
    </style:style>
    <style:style style:family="paragraph" style:name="a906">
      <style:paragraph-properties fo:text-align="center"/>
    </style:style>
    <style:style style:family="table-cell" style:name="a90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909">
      <style:table-row-properties style:row-height="0.55463in"/>
    </style:style>
    <style:style style:family="text" style:name="a143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436">
      <style:table-properties style:writing-mode="lr-tb"/>
    </style:style>
    <style:style style:family="table-column" style:name="a1437">
      <style:table-column-properties style:column-width="0.90229in"/>
    </style:style>
    <style:style style:family="table-column" style:name="a1438">
      <style:table-column-properties style:column-width="1.28002in"/>
    </style:style>
    <style:style style:family="table-column" style:name="a1439">
      <style:table-column-properties style:column-width="1.43424in"/>
    </style:style>
    <style:style style:family="text" style:name="a1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language="el" fo:country="GR"/>
    </style:style>
    <style:style style:family="text" style:name="a911">
      <style:text-properties fo:language="en" fo:country="GB"/>
    </style:style>
    <style:style style:family="text" style:name="a1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text-align="center"/>
    </style:style>
    <style:style style:family="table-cell" style:name="a91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15">
      <style:text-properties fo:font-family="Franklin Gothic Book" style:font-family-generic="swiss" style:font-pitch="variable" fo:language="el" fo:country="GR"/>
    </style:style>
    <style:style style:family="paragraph" style:name="a916">
      <style:paragraph-properties fo:text-align="center"/>
    </style:style>
    <style:style style:family="text" style:name="a918">
      <style:text-properties fo:color="#ff0000" fo:font-family="Franklin Gothic Book" style:font-family-generic="swiss" style:font-pitch="variable" fo:language="en" fo:country="US"/>
    </style:style>
    <style:style style:family="text" style:name="a919">
      <style:text-properties fo:color="#ff0000" fo:font-family="Franklin Gothic Book" style:font-family-generic="swiss" style:font-pitch="variable" fo:language="en" fo:country="GB"/>
    </style:style>
    <style:style style:family="table-column" style:name="a1440">
      <style:table-column-properties style:column-width="3.02788in"/>
    </style:style>
    <style:style style:family="table-column" style:name="a1441">
      <style:table-column-properties style:column-width="1.88147in"/>
    </style:style>
    <style:style style:family="table-column" style:name="a1442">
      <style:table-column-properties style:column-width="1.88147in"/>
    </style:style>
    <style:style style:family="text" style:name="a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443">
      <style:table-column-properties style:column-width="1.88147in"/>
    </style:style>
    <style:style style:family="paragraph" style:name="a602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44">
      <style:table-row-properties style:row-height="0.4526in"/>
    </style:style>
    <style:style style:family="text" style:name="a1445">
      <style:text-properties fo:language="el" fo:country="GR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language="en" fo:country="GB"/>
    </style:style>
    <style:style style:family="text" style:name="a6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text-align="center"/>
    </style:style>
    <style:style style:family="paragraph" style:name="a606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4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draw:fill="none" draw:stroke="none"/>
    </style:style>
    <style:style style:family="text" style:name="a1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text-align="center"/>
    </style:style>
    <style:style style:family="text" style:name="a1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2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23">
      <style:text-properties fo:font-family="Franklin Gothic Book" style:font-family-generic="swiss" style:font-pitch="variable" fo:language="el" fo:country="GR"/>
    </style:style>
    <style:style style:family="paragraph" style:name="a924">
      <style:paragraph-properties fo:text-align="center"/>
    </style:style>
    <style:style style:family="text" style:name="a926">
      <style:text-properties fo:color="#ff0000" fo:font-family="Franklin Gothic Book" style:font-family-generic="swiss" style:font-pitch="variable" fo:language="en" fo:country="US"/>
    </style:style>
    <style:style style:family="text" style:name="a927">
      <style:text-properties fo:color="#ff0000" fo:font-family="Franklin Gothic Book" style:font-family-generic="swiss" style:font-pitch="variable" fo:language="en" fo:country="GB"/>
    </style:style>
    <style:style style:family="paragraph" style:name="a928">
      <style:paragraph-properties fo:text-align="center"/>
    </style:style>
    <style:style style:family="text" style:name="a1450">
      <style:text-properties fo:language="en" fo:country="US"/>
    </style:style>
    <style:style style:family="text" style:name="a1451">
      <style:text-properties fo:language="en" fo:country="GB"/>
    </style:style>
    <style:style style:family="drawing-page" style:name="a6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2">
      <style:paragraph-properties fo:text-align="center"/>
    </style:style>
    <style:style style:family="text" style:name="a61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5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6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language="en" fo:country="US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6">
      <style:text-properties fo:language="en" fo:country="GB"/>
    </style:style>
    <style:style style:family="text" style:name="a6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text-align="center"/>
    </style:style>
    <style:style style:family="paragraph" style:name="a616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5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7">
      <style:graphic-properties draw:fill="none" draw:stroke="none"/>
    </style:style>
    <style:style style:family="table-cell" style:name="a93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4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1">
      <style:text-properties fo:language="el" fo:country="GR"/>
    </style:style>
    <style:style style:family="text" style:name="a114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language="en" fo:country="GB"/>
    </style:style>
    <style:style style:family="paragraph" style:name="a933">
      <style:paragraph-properties fo:text-align="center"/>
    </style:style>
    <style:style style:family="table-cell" style:name="a93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936">
      <style:table-row-properties style:row-height="0.55463in"/>
    </style:style>
    <style:style style:family="text" style:name="a937">
      <style:text-properties fo:language="en" fo:country="GB"/>
    </style:style>
    <style:style style:family="paragraph" style:name="a938">
      <style:paragraph-properties fo:text-align="center"/>
    </style:style>
    <style:style style:family="text" style:name="a1460">
      <style:text-properties fo:language="en" fo:country="US"/>
    </style:style>
    <style:style style:family="text" style:name="a1461">
      <style:text-properties fo:language="en" fo:country="GB"/>
    </style:style>
    <style:style style:family="paragraph" style:name="a1462">
      <style:paragraph-properties fo:text-align="center"/>
    </style:style>
    <style:style style:family="text" style:name="a6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6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65">
      <style:text-properties fo:language="en" fo:country="US"/>
    </style:style>
    <style:style style:family="text" style:name="a6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language="en" fo:country="GB"/>
    </style:style>
    <style:style style:family="paragraph" style:name="a625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text-align="center"/>
    </style:style>
    <style:style style:family="text" style:name="a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6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628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4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language="el" fo:country="GR"/>
    </style:style>
    <style:style style:family="paragraph" style:name="a1159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text-align="center"/>
    </style:style>
    <style:style style:family="table-cell" style:name="a94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45">
      <style:text-properties fo:language="el" fo:country="GR"/>
    </style:style>
    <style:style style:family="text" style:name="a946">
      <style:text-properties fo:language="en" fo:country="GB"/>
    </style:style>
    <style:style style:family="paragraph" style:name="a947">
      <style:paragraph-properties fo:text-align="center"/>
    </style:style>
    <style:style style:family="table-cell" style:name="a94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70">
      <style:text-properties fo:language="en" fo:country="US"/>
    </style:style>
    <style:style style:family="text" style:name="a1471">
      <style:text-properties fo:language="en" fo:country="GB"/>
    </style:style>
    <style:style style:family="text" style:name="a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text-align="center"/>
    </style:style>
    <style:style style:family="paragraph" style:name="a631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7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language="en" fo:country="US"/>
    </style:style>
    <style:style style:family="paragraph" style:name="a634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language="en" fo:country="GB"/>
    </style:style>
    <style:style style:family="paragraph" style:name="a1477">
      <style:paragraph-properties fo:text-align="center"/>
    </style:style>
    <style:style style:family="text" style:name="a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7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language="el" fo:country="GR"/>
    </style:style>
    <style:style style:family="text" style:name="a1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language="en" fo:country="GB"/>
    </style:style>
    <style:style style:family="text" style:name="a11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text-align="center"/>
    </style:style>
    <style:style style:family="table-cell" style:name="a95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drawing-page" style:name="a9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480">
      <style:table-row-properties style:row-height="0.26222in"/>
    </style:style>
    <style:style style:family="text" style:name="a1481">
      <style:text-properties fo:language="el" fo:country="GR"/>
    </style:style>
    <style:style style:family="presentation" style:name="a640">
      <style:graphic-properties draw:fill="none" draw:stroke="none"/>
    </style:style>
    <style:style style:family="text" style:name="a1482">
      <style:text-properties fo:language="en" fo:country="GB"/>
    </style:style>
    <style:style style:family="drawing-page" style:name="a6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3">
      <style:paragraph-properties fo:text-align="center"/>
    </style:style>
    <style:style style:family="text" style:name="a64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48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4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6">
      <style:text-properties fo:language="en" fo:country="US"/>
    </style:style>
    <style:style style:family="paragraph" style:name="a6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language="en" fo:country="GB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8">
      <style:paragraph-properties fo:text-align="center"/>
    </style:style>
    <style:style style:family="text" style:name="a6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8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9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91">
      <style:text-properties fo:language="en" fo:country="US"/>
    </style:style>
    <style:style style:family="text" style:name="a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language="en" fo:country="GB"/>
    </style:style>
    <style:style style:family="paragraph" style:name="a651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text-align="center"/>
    </style:style>
    <style:style style:family="text" style:name="a6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9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6">
      <style:text-properties fo:language="en" fo:country="US"/>
    </style:style>
    <style:style style:family="paragraph" style:name="a655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language="en" fo:country="GB"/>
    </style:style>
    <style:style style:family="paragraph" style:name="a1498">
      <style:paragraph-properties fo:text-align="center"/>
    </style:style>
    <style:style style:family="text" style:name="a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9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2">
      <style:graphic-properties draw:fill="none" draw:stroke="none"/>
    </style:style>
    <style:style style:family="text" style:name="a118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8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3611in" style:font-size-asian="0.23611in" style:font-size-complex="0.236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style:vertical-pos="middle"/>
    </style:style>
    <style:style style:family="text" style:name="a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6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0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2">
      <style:graphic-properties style:vertical-pos="middle"/>
    </style:style>
    <style:style style:family="text" style:name="a1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5in" style:font-size-asian="0.25in" style:font-size-complex="0.25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5in" style:font-size-asian="0.25in" style:font-size-complex="0.25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language="en" fo:country="US"/>
    </style:style>
    <style:style style:family="text" style:name="a1301">
      <style:text-properties fo:language="en" fo:country="GB"/>
    </style:style>
    <style:style style:family="paragraph" style:name="a1302">
      <style:paragraph-properties fo:text-align="center"/>
    </style:style>
    <style:style style:family="table-cell" style:name="a130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05">
      <style:text-properties fo:language="en" fo:country="US"/>
    </style:style>
    <style:style style:family="text" style:name="a1306">
      <style:text-properties fo:language="en" fo:country="GB"/>
    </style:style>
    <style:style style:family="paragraph" style:name="a1307">
      <style:paragraph-properties fo:text-align="center"/>
    </style:style>
    <style:style style:family="table-cell" style:name="a130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310">
      <style:table-row-properties style:row-height="0.40556in"/>
    </style:style>
    <style:style style:family="text" style:name="a1311">
      <style:text-properties fo:language="el" fo:country="GR"/>
    </style:style>
    <style:style style:family="text" style:name="a1312">
      <style:text-properties fo:language="en" fo:country="GB"/>
    </style:style>
    <style:style style:family="paragraph" style:name="a1313">
      <style:paragraph-properties fo:text-align="center"/>
    </style:style>
    <style:style style:family="table-cell" style:name="a131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16">
      <style:text-properties fo:language="en" fo:country="US"/>
    </style:style>
    <style:style style:family="text" style:name="a1317">
      <style:text-properties fo:language="en" fo:country="GB"/>
    </style:style>
    <style:style style:family="paragraph" style:name="a1318">
      <style:paragraph-properties fo:text-align="center"/>
    </style:style>
    <style:style style:family="paragraph" style:name="a1000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2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21">
      <style:text-properties fo:language="en" fo:country="US"/>
    </style:style>
    <style:style style:family="text" style:name="a1322">
      <style:text-properties fo:language="en" fo:country="GB"/>
    </style:style>
    <style:style style:family="paragraph" style:name="a1323">
      <style:paragraph-properties fo:text-align="center"/>
    </style:style>
    <style:style style:family="table-cell" style:name="a132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26">
      <style:text-properties fo:language="en" fo:country="US"/>
    </style:style>
    <style:style style:family="text" style:name="a1327">
      <style:text-properties fo:language="en" fo:country="GB"/>
    </style:style>
    <style:style style:family="paragraph" style:name="a1328">
      <style:paragraph-properties fo:text-align="center"/>
    </style:style>
    <style:style style:family="text" style:name="a101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4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3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31">
      <style:text-properties fo:language="en" fo:country="US"/>
    </style:style>
    <style:style style:family="text" style:name="a1332">
      <style:text-properties fo:language="en" fo:country="GB"/>
    </style:style>
    <style:style style:family="paragraph" style:name="a1333">
      <style:paragraph-properties fo:text-align="center"/>
    </style:style>
    <style:style style:family="table-cell" style:name="a133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336">
      <style:table-row-properties style:row-height="0.40556in"/>
    </style:style>
    <style:style style:family="text" style:name="a1337">
      <style:text-properties fo:language="el" fo:country="GR"/>
    </style:style>
    <style:style style:family="text" style:name="a1338">
      <style:text-properties fo:language="en" fo:country="GB"/>
    </style:style>
    <style:style style:family="paragraph" style:name="a1339">
      <style:paragraph-properties fo:text-align="center"/>
    </style:style>
    <style:style style:family="text" style:name="a1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3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draw:fill="none" draw:stroke="none"/>
    </style:style>
    <style:style style:family="text" style:name="a8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4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4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00">
      <style:text-properties fo:text-transform="uppercase" fo:color="#1cade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language="en" fo:country="US"/>
    </style:style>
    <style:style style:family="paragraph" style:name="a501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language="en" fo:country="GB"/>
    </style:style>
    <style:style style:family="graphic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4">
      <style:paragraph-properties fo:text-align="center"/>
    </style:style>
    <style:style style:family="drawing-page" style:name="a5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34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0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7">
      <style:text-properties fo:language="en" fo:country="US"/>
    </style:style>
    <style:style style:family="text" style:name="a50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8">
      <style:text-properties fo:language="en" fo:country="GB"/>
    </style:style>
    <style:style style:family="text" style:name="a50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9">
      <style:paragraph-properties fo:text-align="center"/>
    </style:style>
    <style:style style:family="paragraph" style:name="a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style:vertical-pos="middle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35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510">
      <style:graphic-properties draw:fill="none" draw:stroke="none"/>
    </style:style>
    <style:style style:family="text" style:name="a1352">
      <style:text-properties fo:language="en" fo:country="US"/>
    </style:style>
    <style:style style:family="text" style:name="a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language="en" fo:country="GB"/>
    </style:style>
    <style:style style:family="paragraph" style:name="a512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text-align="center"/>
    </style:style>
    <style:style style:family="text" style:name="a5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5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515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language="en" fo:country="US"/>
    </style:style>
    <style:style style:family="text" style:name="a1358">
      <style:text-properties fo:language="en" fo:country="GB"/>
    </style:style>
    <style:style style:family="text" style:name="a5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text-align="center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3">
      <style:graphic-properties draw:fill="none" draw:stroke="none"/>
    </style:style>
    <style:style style:family="text" style:name="a104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0">
      <style:graphic-properties draw:fill="none" draw:stroke="none"/>
    </style:style>
    <style:style style:family="paragraph" style:name="a10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9">
      <style:graphic-properties style:vertical-pos="middle"/>
    </style:style>
    <style:style style:family="table-cell" style:name="a136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362">
      <style:table-row-properties style:row-height="0.40556in"/>
    </style:style>
    <style:style style:family="text" style:name="a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language="en" fo:country="US"/>
    </style:style>
    <style:style style:family="text" style:name="a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language="en" fo:country="GB"/>
    </style:style>
    <style:style style:family="text" style:name="a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text-align="center"/>
    </style:style>
    <style:style style:family="text" style:name="a5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6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68">
      <style:text-properties fo:language="en" fo:country="US"/>
    </style:style>
    <style:style style:family="text" style:name="a5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language="en" fo:country="GB"/>
    </style:style>
    <style:style style:family="text" style:name="a528">
      <style:text-properties fo:font-variant="normal" fo:text-transform="none" fo:color="#404040" style:text-line-through-type="none" style:text-line-through-style="none" style:text-line-through-width="auto" style:text-line-through-color="font-color" style:text-position="30% 66.6667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text-align="center"/>
    </style:style>
    <style:style style:family="text" style:name="a5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7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language="en" fo:country="US"/>
    </style:style>
    <style:style style:family="paragraph" style:name="a532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language="en" fo:country="GB"/>
    </style:style>
    <style:style style:family="paragraph" style:name="a1375">
      <style:paragraph-properties fo:text-align="center"/>
    </style:style>
    <style:style style:family="text" style:name="a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7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536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language="en" fo:country="US"/>
    </style:style>
    <style:style style:family="text" style:name="a1379">
      <style:text-properties fo:language="en" fo:country="GB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57">
      <style:table-properties style:writing-mode="lr-tb"/>
    </style:style>
    <style:style style:family="table-column" style:name="a858">
      <style:table-column-properties style:column-width="2.99214in"/>
    </style:style>
    <style:style style:family="table-column" style:name="a859">
      <style:table-column-properties style:column-width="2.99214in"/>
    </style:style>
    <style:style style:family="paragraph" style:name="a1380">
      <style:paragraph-properties fo:text-align="center"/>
    </style:style>
    <style:style style:family="text" style:name="a54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38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4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language="en" fo:country="US"/>
    </style:style>
    <style:style style:family="paragraph" style:name="a5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language="en" fo:country="GB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5">
      <style:paragraph-properties fo:text-align="center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8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88">
      <style:table-row-properties style:row-height="0.40556in"/>
    </style:style>
    <style:style style:family="paragraph" style:name="a547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language="en" fo:country="US"/>
    </style:style>
    <style:style style:family="text" style:name="a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860">
      <style:table-column-properties style:column-width="2.99214in"/>
    </style:style>
    <style:style style:family="text" style:name="a107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861">
      <style:table-column-properties style:column-width="2.99214in"/>
    </style:style>
    <style:style style:family="text" style:name="a107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62">
      <style:table-row-properties style:row-height="0.55463in"/>
    </style:style>
    <style:style style:family="text" style:name="a863">
      <style:text-properties fo:language="el" fo:country="GR" fo:font-weight="normal" style:font-weight-asian="normal" style:font-weight-complex="normal"/>
    </style:style>
    <style:style style:family="text" style:name="a864">
      <style:text-properties fo:language="en" fo:country="GB" fo:font-weight="normal" style:font-weight-asian="normal" style:font-weight-complex="normal"/>
    </style:style>
    <style:style style:family="paragraph" style:name="a865">
      <style:paragraph-properties fo:text-align="center"/>
    </style:style>
    <style:style style:family="table-cell" style:name="a86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68">
      <style:text-properties fo:language="el" fo:country="GR" fo:font-weight="normal" style:font-weight-asian="normal" style:font-weight-complex="normal"/>
    </style:style>
    <style:style style:family="text" style:name="a869">
      <style:text-properties fo:language="en" fo:country="GB" fo:font-weight="normal" style:font-weight-asian="normal" style:font-weight-complex="normal"/>
    </style:style>
    <style:style style:family="text" style:name="a1390">
      <style:text-properties fo:language="en" fo:country="GB"/>
    </style:style>
    <style:style style:family="paragraph" style:name="a1391">
      <style:paragraph-properties fo:text-align="center"/>
    </style:style>
    <style:style style:family="text" style:name="a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9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552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language="en" fo:country="US"/>
    </style:style>
    <style:style style:family="text" style:name="a1395">
      <style:text-properties fo:language="en" fo:country="GB"/>
    </style:style>
    <style:style style:family="text" style:name="a5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text-align="center"/>
    </style:style>
    <style:style style:family="text" style:name="a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9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557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language="en" fo:country="US"/>
    </style:style>
    <style:style style:family="text" style:name="a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text-align="center"/>
    </style:style>
    <style:style style:family="text" style:name="a10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7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73">
      <style:text-properties fo:language="el" fo:country="GR" fo:font-weight="normal" style:font-weight-asian="normal" style:font-weight-complex="normal"/>
    </style:style>
    <style:style style:family="text" style:name="a874">
      <style:text-properties fo:language="en" fo:country="GB" fo:font-weight="normal" style:font-weight-asian="normal" style:font-weight-complex="normal"/>
    </style:style>
    <style:style style:family="paragraph" style:name="a875">
      <style:paragraph-properties fo:text-align="center"/>
    </style:style>
    <style:style style:family="table-cell" style:name="a87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78">
      <style:text-properties fo:language="en" fo:country="GB"/>
    </style:style>
    <style:style style:family="paragraph" style:name="a879">
      <style:paragraph-properties fo:text-align="center"/>
    </style:style>
    <style:style style:family="text" style:name="a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8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099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82">
      <style:table-row-properties style:row-height="0.55463in"/>
    </style:style>
    <style:style style:family="text" style:name="a883">
      <style:text-properties fo:language="el" fo:country="GR"/>
    </style:style>
    <style:style style:family="text" style:name="a884">
      <style:text-properties fo:language="en" fo:country="GB"/>
    </style:style>
    <style:style style:family="paragraph" style:name="a885">
      <style:paragraph-properties fo:text-align="center"/>
    </style:style>
    <style:style style:family="table-cell" style:name="a88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88">
      <style:text-properties fo:font-family="Franklin Gothic Book" style:font-family-generic="swiss" style:font-pitch="variable" fo:language="el" fo:country="GR"/>
    </style:style>
    <style:style style:family="paragraph" style:name="a889">
      <style:paragraph-properties fo:text-align="center"/>
    </style:style>
    <style:style style:family="text" style:name="a5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color="#ff0000" fo:font-family="Franklin Gothic Book" style:font-family-generic="swiss" style:font-pitch="variable" fo:language="en" fo:country="US"/>
    </style:style>
    <style:style style:family="text" style:name="a892">
      <style:text-properties fo:color="#ff0000" fo:font-family="Franklin Gothic Book" style:font-family-generic="swiss" style:font-pitch="variable" fo:language="en" fo:country="GB"/>
    </style:style>
    <style:style style:family="paragraph" style:name="a893">
      <style:paragraph-properties fo:text-align="center"/>
    </style:style>
    <style:style style:family="table-cell" style:name="a89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96">
      <style:text-properties fo:font-family="Franklin Gothic Book" style:font-family-generic="swiss" style:font-pitch="variable" fo:language="el" fo:country="GR"/>
    </style:style>
    <style:style style:family="paragraph" style:name="a897">
      <style:paragraph-properties fo:text-align="center"/>
    </style:style>
    <style:style style:family="text" style:name="a899">
      <style:text-properties fo:color="#ff0000" fo:font-family="Franklin Gothic Book" style:font-family-generic="swiss" style:font-pitch="variable" fo:language="en" fo:country="US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draw:fill="none" draw:stroke="none"/>
    </style:style>
    <style:style style:family="drawing-page" style:name="a5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0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01">
      <style:text-properties fo:language="en" fo:country="US"/>
    </style:style>
    <style:style style:family="text" style:name="a1502">
      <style:text-properties fo:language="en" fo:country="GB"/>
    </style:style>
    <style:style style:family="paragraph" style:name="a1503">
      <style:paragraph-properties fo:text-align="center"/>
    </style:style>
    <style:style style:family="table-cell" style:name="a150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06">
      <style:text-properties fo:language="en" fo:country="US"/>
    </style:style>
    <style:style style:family="text" style:name="a1507">
      <style:text-properties fo:language="en" fo:country="GB"/>
    </style:style>
    <style:style style:family="paragraph" style:name="a1508">
      <style:paragraph-properties fo:text-align="center"/>
    </style:style>
    <style:style style:family="table-cell" style:name="a151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11">
      <style:text-properties fo:language="en" fo:country="US"/>
    </style:style>
    <style:style style:family="text" style:name="a1512">
      <style:text-properties fo:language="en" fo:country="GB"/>
    </style:style>
    <style:style style:family="paragraph" style:name="a1513">
      <style:paragraph-properties fo:text-align="center"/>
    </style:style>
    <style:style style:family="table-cell" style:name="a151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516">
      <style:table-row-properties style:row-height="0.26222in"/>
    </style:style>
    <style:style style:family="text" style:name="a1517">
      <style:text-properties fo:language="el" fo:country="GR"/>
    </style:style>
    <style:style style:family="text" style:name="a1518">
      <style:text-properties fo:language="en" fo:country="GB"/>
    </style:style>
    <style:style style:family="paragraph" style:name="a1519">
      <style:paragraph-properties fo:text-align="center"/>
    </style:style>
    <style:style style:family="text" style:name="a12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2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22">
      <style:text-properties fo:language="en" fo:country="US"/>
    </style:style>
    <style:style style:family="text" style:name="a1523">
      <style:text-properties fo:language="en" fo:country="GB"/>
    </style:style>
    <style:style style:family="paragraph" style:name="a1524">
      <style:paragraph-properties fo:text-align="center"/>
    </style:style>
    <style:style style:family="table-cell" style:name="a152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27">
      <style:text-properties fo:language="en" fo:country="US"/>
    </style:style>
    <style:style style:family="text" style:name="a1528">
      <style:text-properties fo:language="en" fo:country="GB"/>
    </style:style>
    <style:style style:family="paragraph" style:name="a1529">
      <style:paragraph-properties fo:text-align="center"/>
    </style:style>
    <style:style style:family="text" style:name="a1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8">
      <style:graphic-properties draw:fill="none" draw:stroke="none"/>
    </style:style>
    <style:style style:family="text" style:name="a121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53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32">
      <style:text-properties fo:language="en" fo:country="US"/>
    </style:style>
    <style:style style:family="text" style:name="a1533">
      <style:text-properties fo:language="en" fo:country="GB"/>
    </style:style>
    <style:style style:family="paragraph" style:name="a1534">
      <style:paragraph-properties fo:text-align="center"/>
    </style:style>
    <style:style style:family="table-cell" style:name="a153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37">
      <style:text-properties fo:language="en" fo:country="US"/>
    </style:style>
    <style:style style:family="text" style:name="a1538">
      <style:text-properties fo:language="en" fo:country="GB"/>
    </style:style>
    <style:style style:family="paragraph" style:name="a1539">
      <style:paragraph-properties fo:text-align="center"/>
    </style:style>
    <style:style style:family="text" style:name="a122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223">
      <style:table-properties style:writing-mode="lr-tb"/>
    </style:style>
    <style:style style:family="table-column" style:name="a1224">
      <style:table-column-properties style:column-width="0.68031in"/>
    </style:style>
    <style:style style:family="table-column" style:name="a1225">
      <style:table-column-properties style:column-width="0.96512in"/>
    </style:style>
    <style:style style:family="table-column" style:name="a1226">
      <style:table-column-properties style:column-width="1.0814in"/>
    </style:style>
    <style:style style:family="table-column" style:name="a1227">
      <style:table-column-properties style:column-width="2.55814in"/>
    </style:style>
    <style:style style:family="table-column" style:name="a1228">
      <style:table-column-properties style:column-width="1.4186in"/>
    </style:style>
    <style:style style:family="table-row" style:name="a1229">
      <style:table-row-properties style:row-height="0.40556in"/>
    </style:style>
    <style:style style:family="table-cell" style:name="a154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2">
      <style:text-properties fo:language="en" fo:country="US"/>
    </style:style>
    <style:style style:family="text" style:name="a7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3">
      <style:text-properties fo:language="en" fo:country="GB"/>
    </style:style>
    <style:style style:family="paragraph" style:name="a702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text-align="center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4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language="en" fo:country="US"/>
    </style:style>
    <style:style style:family="paragraph" style:name="a706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language="en" fo:country="GB"/>
    </style:style>
    <style:style style:family="paragraph" style:name="a1549">
      <style:paragraph-properties fo:text-align="center"/>
    </style:style>
    <style:style style:family="text" style:name="a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0">
      <style:text-properties fo:language="el" fo:country="GR"/>
    </style:style>
    <style:style style:family="text" style:name="a1231">
      <style:text-properties fo:language="en" fo:country="GB"/>
    </style:style>
    <style:style style:family="paragraph" style:name="a1232">
      <style:paragraph-properties fo:text-align="center"/>
    </style:style>
    <style:style style:family="table-cell" style:name="a123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35">
      <style:text-properties fo:language="en" fo:country="US"/>
    </style:style>
    <style:style style:family="text" style:name="a1236">
      <style:text-properties fo:language="en" fo:country="GB"/>
    </style:style>
    <style:style style:family="paragraph" style:name="a1237">
      <style:paragraph-properties fo:text-align="center"/>
    </style:style>
    <style:style style:family="table-cell" style:name="a123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55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552">
      <style:table-row-properties style:row-height="0.26222in"/>
    </style:style>
    <style:style style:family="paragraph" style:name="a711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language="en" fo:country="US"/>
    </style:style>
    <style:style style:family="text" style:name="a1554">
      <style:text-properties fo:language="en" fo:country="GB"/>
    </style:style>
    <style:style style:family="text" style:name="a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text-align="center"/>
    </style:style>
    <style:style style:family="text" style:name="a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5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58">
      <style:text-properties fo:language="en" fo:country="US"/>
    </style:style>
    <style:style style:family="text" style:name="a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9">
      <style:text-properties fo:language="en" fo:country="GB"/>
    </style:style>
    <style:style style:family="text" style:name="a7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0">
      <style:text-properties fo:language="en" fo:country="US"/>
    </style:style>
    <style:style style:family="text" style:name="a1241">
      <style:text-properties fo:language="en" fo:country="GB"/>
    </style:style>
    <style:style style:family="paragraph" style:name="a1242">
      <style:paragraph-properties fo:text-align="center"/>
    </style:style>
    <style:style style:family="table-cell" style:name="a124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45">
      <style:text-properties fo:language="en" fo:country="US"/>
    </style:style>
    <style:style style:family="text" style:name="a1246">
      <style:text-properties fo:language="en" fo:country="GB"/>
    </style:style>
    <style:style style:family="paragraph" style:name="a1247">
      <style:paragraph-properties fo:text-align="center"/>
    </style:style>
    <style:style style:family="table-cell" style:name="a124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560">
      <style:paragraph-properties fo:text-align="center"/>
    </style:style>
    <style:style style:family="paragraph" style:name="a720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6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63">
      <style:text-properties fo:language="en" fo:country="US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language="en" fo:country="GB"/>
    </style:style>
    <style:style style:family="text" style:name="a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text-align="center"/>
    </style:style>
    <style:style style:family="text" style:name="a7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6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68">
      <style:text-properties fo:language="en" fo:country="US"/>
    </style:style>
    <style:style style:family="text" style:name="a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language="en" fo:country="GB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language="en" fo:country="US"/>
    </style:style>
    <style:style style:family="paragraph" style:name="a1251">
      <style:paragraph-properties fo:text-align="center"/>
    </style:style>
    <style:style style:family="text" style:name="a1253">
      <style:text-properties fo:language="en" fo:country="US"/>
    </style:style>
    <style:style style:family="text" style:name="a1254">
      <style:text-properties fo:language="en" fo:country="GB"/>
    </style:style>
    <style:style style:family="paragraph" style:name="a1255">
      <style:paragraph-properties fo:text-align="center"/>
    </style:style>
    <style:style style:family="table-cell" style:name="a125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258">
      <style:table-row-properties style:row-height="0.40556in"/>
    </style:style>
    <style:style style:family="text" style:name="a1259">
      <style:text-properties fo:language="el" fo:country="GR"/>
    </style:style>
    <style:style style:family="paragraph" style:name="a1570">
      <style:paragraph-properties fo:text-align="center"/>
    </style:style>
    <style:style style:family="table-cell" style:name="a157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3">
      <style:text-properties fo:language="en" fo:country="US"/>
    </style:style>
    <style:style style:family="drawing-page" style:name="a7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4">
      <style:text-properties fo:language="en" fo:country="GB"/>
    </style:style>
    <style:style style:family="text" style:name="a73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5">
      <style:paragraph-properties fo:text-align="center"/>
    </style:style>
    <style:style style:family="text" style:name="a73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7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8">
      <style:text-properties fo:language="en" fo:country="US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language="en" fo:country="GB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language="en" fo:country="GB"/>
    </style:style>
    <style:style style:family="paragraph" style:name="a1261">
      <style:paragraph-properties fo:text-align="center"/>
    </style:style>
    <style:style style:family="table-cell" style:name="a126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64">
      <style:text-properties fo:language="en" fo:country="US"/>
    </style:style>
    <style:style style:family="text" style:name="a1265">
      <style:text-properties fo:language="en" fo:country="GB"/>
    </style:style>
    <style:style style:family="paragraph" style:name="a1266">
      <style:paragraph-properties fo:text-align="center"/>
    </style:style>
    <style:style style:family="table-cell" style:name="a126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69">
      <style:text-properties fo:language="en" fo:country="US"/>
    </style:style>
    <style:style style:family="paragraph" style:name="a1580">
      <style:paragraph-properties fo:text-align="center"/>
    </style:style>
    <style:style style:family="text" style:name="a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8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language="en" fo:country="US"/>
    </style:style>
    <style:style style:family="text" style:name="a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language="en" fo:country="GB"/>
    </style:style>
    <style:style style:family="paragraph" style:name="a743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text-align="center"/>
    </style:style>
    <style:style style:family="text" style:name="a7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8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746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draw:fill="none" draw:stroke="none"/>
    </style:style>
    <style:style style:family="text" style:name="a15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5in" style:font-size-asian="0.25in" style:font-size-complex="0.25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language="en" fo:country="GB"/>
    </style:style>
    <style:style style:family="paragraph" style:name="a1271">
      <style:paragraph-properties fo:text-align="center"/>
    </style:style>
    <style:style style:family="table-cell" style:name="a127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74">
      <style:text-properties fo:language="en" fo:country="US"/>
    </style:style>
    <style:style style:family="text" style:name="a1275">
      <style:text-properties fo:language="en" fo:country="GB"/>
    </style:style>
    <style:style style:family="paragraph" style:name="a1276">
      <style:paragraph-properties fo:text-align="center"/>
    </style:style>
    <style:style style:family="table-cell" style:name="a127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79">
      <style:text-properties fo:language="en" fo:country="US"/>
    </style:style>
    <style:style style:family="text" style:name="a15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5in" style:font-size-asian="0.25in" style:font-size-complex="0.25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5in" style:font-size-asian="0.25in" style:font-size-complex="0.25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5in" style:font-size-asian="0.25in" style:font-size-complex="0.25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5in" style:font-size-asian="0.25in" style:font-size-complex="0.25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language="en" fo:country="GB"/>
    </style:style>
    <style:style style:family="paragraph" style:name="a1281">
      <style:paragraph-properties fo:text-align="center"/>
    </style:style>
    <style:style style:family="table-cell" style:name="a128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284">
      <style:table-row-properties style:row-height="0.40556in"/>
    </style:style>
    <style:style style:family="text" style:name="a1285">
      <style:text-properties fo:language="el" fo:country="GR"/>
    </style:style>
    <style:style style:family="text" style:name="a1286">
      <style:text-properties fo:language="en" fo:country="GB"/>
    </style:style>
    <style:style style:family="paragraph" style:name="a1287">
      <style:paragraph-properties fo:text-align="center"/>
    </style:style>
    <style:style style:family="table-cell" style:name="a128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language="en" fo:country="US"/>
    </style:style>
    <style:style style:family="text" style:name="a1291">
      <style:text-properties fo:language="en" fo:country="GB"/>
    </style:style>
    <style:style style:family="paragraph" style:name="a1292">
      <style:paragraph-properties fo:text-align="center"/>
    </style:style>
    <style:style style:family="table-cell" style:name="a129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95">
      <style:text-properties fo:language="en" fo:country="US"/>
    </style:style>
    <style:style style:family="text" style:name="a1296">
      <style:text-properties fo:language="en" fo:country="GB"/>
    </style:style>
    <style:style style:family="paragraph" style:name="a1297">
      <style:paragraph-properties fo:text-align="center"/>
    </style:style>
    <style:style style:family="table-cell" style:name="a1299">
      <style:table-cell-properties style:vertical-align="middle" fo:padding-top="0.05in" fo:padding-bottom="0.05in" fo:padding-left="0.1in" fo:padding-right="0.1in"/>
      <style:paragraph-properties style:writing-mode="lr-tb"/>
    </style:style>
    <text:list-style style:name="a1277"/>
    <text:list-style style:name="a1324"/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1086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133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329"/>
    <text:list-style style:name="a987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842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796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520"/>
    <text:list-style style:name="a1473"/>
    <text:list-style style:name="a799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652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282"/>
    <text:list-style style:name="a846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090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525"/>
    <text:list-style style:name="a1478"/>
    <text:list-style style:name="a849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656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1334"/>
    <text:list-style style:name="a1288"/>
    <text:list-style style:name="a1141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513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707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096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144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516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1006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990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994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1530"/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1484"/>
    <text:list-style style:name="a855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902"/>
    <text:list-style style:name="a1293"/>
    <text:list-style style:name="a663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340"/>
    <text:list-style style:name="a1535"/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1489"/>
    <text:list-style style:name="a907"/>
    <text:list-style style:name="a666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520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298"/>
    <text:list-style style:name="a1345"/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716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526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156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204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017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540"/>
    <text:list-style style:name="a1494"/>
    <text:list-style style:name="a866"/>
    <text:list-style style:name="a672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913"/>
    <text:list-style style:name="a1350"/>
    <text:list-style style:name="a1545"/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1499"/>
    <text:list-style style:name="a917"/>
    <text:list-style style:name="a676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160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355"/>
    <text:list-style style:name="a1402"/>
    <text:list-style style:name="a726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533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165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212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407"/>
    <text:list-style style:name="a537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020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215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023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027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871"/>
    <text:list-style style:name="a1550"/>
    <text:list-style style:name="a921"/>
    <text:list-style style:name="a876"/>
    <text:list-style style:name="a730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601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4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360"/>
    <text:list-style style:name="a925"/>
    <text:list-style style:name="a1556"/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1171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412"/>
    <text:list-style style:name="a929"/>
    <text:list-style style:name="a1366"/>
    <text:list-style style:name="a1418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4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548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179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033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4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880"/>
    <text:list-style style:name="a690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561"/>
    <text:list-style style:name="a886"/>
    <text:list-style style:name="a1610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4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934"/>
    <text:list-style style:name="a1371"/>
    <text:list-style style:name="a1566"/>
    <text:list-style style:name="a744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422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4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939"/>
    <text:list-style style:name="a698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376"/>
    <text:list-style style:name="a747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600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553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619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427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4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603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233"/>
    <text:list-style style:name="a1040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4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558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189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607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238"/>
    <text:list-style style:name="a890"/>
    <text:list-style style:name="a894"/>
    <text:list-style style:name="a1571"/>
    <text:list-style style:name="a943"/>
    <text:list-style style:name="a1381"/>
    <text:list-style style:name="a898"/>
    <text:list-style style:name="a1576"/>
    <text:list-style style:name="a1624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948"/>
    <text:list-style style:name="a754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386"/>
    <text:list-style style:name="a1193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563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804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757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629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807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243"/>
    <text:list-style style:name="a1198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568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100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617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248"/>
    <text:list-style style:name="a1054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058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105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581"/>
    <text:list-style style:name="a953"/>
    <text:list-style style:name="a1392"/>
    <text:list-style style:name="a1586"/>
    <text:list-style style:name="a812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636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620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573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767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397"/>
    <text:list-style style:name="a815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252"/>
    <text:list-style style:name="a623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448"/>
    <text:list-style style:name="a818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579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303"/>
    <text:list-style style:name="a1256"/>
    <text:list-style style:name="a626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064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629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308"/>
    <text:list-style style:name="a1119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964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594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1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4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772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968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645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821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453"/>
    <text:list-style style:name="a777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648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632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262"/>
    <text:list-style style:name="a1504"/>
    <text:list-style style:name="a1070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458"/>
    <text:list-style style:name="a635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314"/>
    <text:list-style style:name="a1267"/>
    <text:list-style style:name="a638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509"/>
    <text:list-style style:name="a1075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123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319"/>
    <text:list-style style:name="a1128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971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974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651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780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654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590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784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978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463"/>
    <text:list-style style:name="a593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272"/>
    <text:list-style style:name="a1514"/>
    <text:list-style style:name="a597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468"/>
  </office:automatic-styles>
  <office:body>
    <office:presentation>
      <draw:page draw:name="Slide2" draw:style-name="a471" draw:master-page-name="Master1-Layout1-title-Title-Slide" presentation:presentation-page-layout-name="Master1-PPL1" draw:id="Slide-257">
        <draw:custom-shape svg:x="0in" svg:y="0in" svg:width="13.33333in" svg:height="7.5in" draw:id="id103" draw:style-name="a474" draw:name="Rectangle 17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presentation:style-name="a478" draw:name="Title 1" svg:x="0.6356in" svg:y="1.11596in" svg:width="12.02269in" svg:height="1.61309in" presentation:class="title" presentation:placeholder="false">
          <draw:text-box>
            <text:p text:style-name="a477" text:class-names="" text:cond-style-name=""><text:span text:style-name="a475" text:class-names="">ΚΑΤΑΝΕΜΗΜΕΝΗ ΔΙΑΧΕΙΡΙΣΗ ΕΡΓΑΣΙΩΝ ΣΤΙΣ ΠΑΡΥΦΕΣ ΤΟΥ ΔΙΚΤΥΟΥ</text:span><text:span text:style-name="a476" text:class-names=""/></text:p>
          </draw:text-box>
          <svg:title/>
          <svg:desc/>
        </draw:frame>
        <draw:frame draw:id="id105" presentation:style-name="a482" draw:name="Subtitle 2" svg:x="0.6356in" svg:y="2.72905in" svg:width="12.02269in" svg:height="0.51207in" presentation:class="subtitle" presentation:placeholder="false">
          <draw:text-box>
            <text:p text:style-name="a481" text:class-names="" text:cond-style-name=""><text:span text:style-name="a479" text:class-names="">ΔΗΜΗΤΡΗΣ ΦΛΟΥΡΗΣ</text:span><text:span text:style-name="a480" text:class-names=""/></text:p>
          </draw:text-box>
          <svg:title/>
          <svg:desc/>
        </draw:frame>
        <draw:custom-shape svg:x="0.48834in" svg:y="0.5in" svg:width="4.05in" svg:height="0.10389in" draw:id="id106" draw:style-name="a485" draw:name="Rectangle 19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07" draw:style-name="a488" draw:name="Rectangle 21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08" draw:style-name="a491" draw:name="Rectangle 23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9" draw:style-name="a492" draw:name="Picture 5" svg:x="0.49074in" svg:y="4.5in" svg:width="12.31482in" svg:height="2.49074in" style:rel-width="scale" style:rel-height="scale">
          <draw:image xlink:href="media/image1.jpeg" xlink:type="simple" xlink:show="embed" xlink:actuate="onLoad"/>
          <svg:title/>
          <svg:desc>abstract image</svg:desc>
        </draw:frame>
        <draw:frame draw:id="id110" draw:style-name="a502" draw:name="Subtitle 2" svg:x="0.6356in" svg:y="3.17697in" svg:width="12.02269in" svg:height="1.20845in">
          <draw:text-box>
            <text:p text:style-name="a496" text:class-names="" text:cond-style-name=""><text:span text:style-name="a493" text:class-names="">Επιβλεπων</text:span><text:span text:style-name="a494" text:class-names="">:</text:span><text:span text:style-name="a495" text:class-names=""/></text:p>
            <text:p text:style-name="a498" text:class-names="" text:cond-style-name=""><text:span text:style-name="a497" text:class-names="">Χατζηευθυμιαδησ Ευσταθιοσ, καθηγητησ εκπα</text:span></text:p>
            <text:p text:style-name="a501" text:class-names="" text:cond-style-name=""><text:span text:style-name="a499" text:class-names="">Δρ. κολομβατσοσ κωνσταντινοσ</text:span><text:span text:style-name="a500" text:class-names=""/></text:p>
          </draw:text-box>
          <svg:title/>
          <svg:desc/>
        </draw:frame>
      </draw:page>
      <draw:page draw:name="Slide3" draw:style-name="a503" draw:master-page-name="Master1-Layout4-twoObj-Two-Content" presentation:presentation-page-layout-name="Master1-PPL4" draw:id="Slide-258">
        <draw:frame draw:id="id111" presentation:style-name="a509" draw:name="Title 1" svg:x="0.6356in" svg:y="0.79796in" svg:width="12.06213in" svg:height="1.08085in" presentation:class="title" presentation:placeholder="false">
          <draw:text-box>
            <text:p text:style-name="a508" text:class-names="" text:cond-style-name=""><text:span text:style-name="a504" text:class-names="">Διαδικτυο των πραγματων<text:line-break/>(</text:span><text:span text:style-name="a505" text:class-names="">internet of things</text:span><text:span text:style-name="a506" text:class-names="">)</text:span><text:span text:style-name="a507" text:class-names=""/></text:p>
          </draw:text-box>
          <svg:title/>
          <svg:desc/>
        </draw:frame>
        <draw:frame draw:id="id112" presentation:style-name="a510" draw:name="Content Placeholder 11" svg:x="7.41667in" svg:y="2.82367in" svg:width="5.28125in" svg:height="3.19815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  <draw:frame draw:id="id113" presentation:style-name="a538" draw:name="Content Placeholder 9" svg:x="0.6356in" svg:y="2.43657in" svg:width="6.65607in" svg:height="3.97315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Σύνολο συστημάτων δικτύου και επικοινωνίας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Πρόσβαση σε βάσεις δεδομένων</text:span></text:p>
              </text:list-item>
            </text:list>
            <text:list text:style-name="a520">
              <text:list-item>
                <text:p text:style-name="a519" text:class-names="" text:cond-style-name=""><text:span text:style-name="a517" text:class-names="">Παροχή ψηφιακών υπηρεσιών</text:span><text:span text:style-name="a518" text:class-names=""/></text:p>
              </text:list-item>
            </text:list>
            <text:list text:style-name="a526">
              <text:list-item>
                <text:p text:style-name="a525" text:class-names="" text:cond-style-name=""><text:span text:style-name="a521" text:class-names="">Τέλη<text:s text:c="1"/></text:span><text:span text:style-name="a522" text:class-names="">90</text:span><text:span text:style-name="a523" text:class-names="">’ από τον Άγγλο ερευνητή<text:s text:c="1"/></text:span><text:span text:style-name="a524" text:class-names="">Kevin Ashton</text:span></text:p>
              </text:list-item>
            </text:list>
            <text:list text:style-name="a533">
              <text:list-item>
                <text:p text:style-name="a532" text:class-names="" text:cond-style-name=""><text:span text:style-name="a527" text:class-names="">1</text:span><text:span text:style-name="a528" text:class-names="">η</text:span><text:span text:style-name="a529" text:class-names=""><text:s text:c="1"/>απόπειρα σύνδεσης συσκευών μέσω<text:s text:c="1"/></text:span><text:span text:style-name="a530" text:class-names="">RFID<text:s text:c="1"/></text:span><text:span text:style-name="a531" text:class-names="">ετικέτας</text:span></text:p>
              </text:list-item>
            </text:list>
            <text:list text:style-name="a537">
              <text:list-item>
                <text:p text:style-name="a536" text:class-names="" text:cond-style-name=""><text:span text:style-name="a534" text:class-names="">Μέχρι το 2021 θα υπάρχουν συνδεδεμένες 35 δισεκατομμύρια συσκευές παγκοσμίως</text:span><text:span text:style-name="a535" text:class-names=""/></text:p>
              </text:list-item>
            </text:list>
          </draw:text-box>
          <svg:title/>
          <svg:desc/>
        </draw:frame>
      </draw:page>
      <draw:page draw:name="Slide5" draw:style-name="a539" draw:master-page-name="Master1-Layout4-twoObj-Two-Content" presentation:presentation-page-layout-name="Master1-PPL4" draw:id="Slide-260">
        <draw:frame draw:id="id114" presentation:style-name="a543" draw:name="Title 1" svg:x="0.6356in" svg:y="0.79796in" svg:width="12.06213in" svg:height="1.08085in" presentation:class="title" presentation:placeholder="false">
          <draw:text-box>
            <text:p text:style-name="a542" text:class-names="" text:cond-style-name=""><text:span text:style-name="a540" text:class-names="">Αρχιτεκτονικη Διαδικτυου των πραγματων</text:span><text:span text:style-name="a541" text:class-names=""/></text:p>
          </draw:text-box>
          <svg:title/>
          <svg:desc/>
        </draw:frame>
        <draw:frame draw:id="id115" presentation:style-name="a580" draw:name="Content Placeholder 2" svg:x="0.6356in" svg:y="2.1875in" svg:width="4.9894in" svg:height="4.71875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4" text:class-names="">Επίπεδο<text:s text:c="1"/></text:span><text:span text:style-name="a545" text:class-names="">1:<text:s text:c="1"/></text:span><text:span text:style-name="a546" text:class-names="">Συσκευές</text:span></text:p>
              </text:list-item>
            </text:list>
            <text:list text:style-name="a553">
              <text:list-item>
                <text:p text:style-name="a552" text:class-names="" text:cond-style-name=""><text:span text:style-name="a549" text:class-names="">Επίπεδο 2</text:span><text:span text:style-name="a550" text:class-names="">:<text:s text:c="1"/></text:span><text:span text:style-name="a551" text:class-names="">Πρωτόκολλα επικοινωνίας</text:span></text:p>
              </text:list-item>
            </text:list>
            <text:list text:style-name="a558">
              <text:list-item>
                <text:p text:style-name="a557" text:class-names="" text:cond-style-name=""><text:span text:style-name="a554" text:class-names="">Επίπεδο 3</text:span><text:span text:style-name="a555" text:class-names="">:</text:span><text:span text:style-name="a556" text:class-names=""><text:s text:c="1"/>Καθορισμός συνδεσιμότητας με τον έξω κόσμο του Διαδικτύου</text:span></text:p>
              </text:list-item>
            </text:list>
            <text:list text:style-name="a563">
              <text:list-item>
                <text:p text:style-name="a562" text:class-names="" text:cond-style-name=""><text:span text:style-name="a559" text:class-names="">Επίπεδο<text:s text:c="1"/></text:span><text:span text:style-name="a560" text:class-names="">4:</text:span><text:span text:style-name="a561" text:class-names=""><text:s text:c="1"/>Καθαρισμός και αποθήκευση δεδομένων</text:span></text:p>
              </text:list-item>
            </text:list>
            <text:list text:style-name="a568">
              <text:list-item>
                <text:p text:style-name="a567" text:class-names="" text:cond-style-name=""><text:span text:style-name="a564" text:class-names="">Επίπεδο 5</text:span><text:span text:style-name="a565" text:class-names="">:<text:s text:c="1"/></text:span><text:span text:style-name="a566" text:class-names="">Ανάλυση δεδομένων - εξαγωγή συμπερασμάτων</text:span></text:p>
              </text:list-item>
            </text:list>
            <text:list text:style-name="a573">
              <text:list-item>
                <text:p text:style-name="a572" text:class-names="" text:cond-style-name=""><text:span text:style-name="a569" text:class-names="">Επίπεδο 6</text:span><text:span text:style-name="a570" text:class-names="">:<text:s text:c="1"/></text:span><text:span text:style-name="a571" text:class-names="">Λογισμικά που ελέγχουν τις συσκευές – πηγές δεδομένων</text:span></text:p>
              </text:list-item>
            </text:list>
            <text:list text:style-name="a579">
              <text:list-item>
                <text:p text:style-name="a578" text:class-names="" text:cond-style-name=""><text:span text:style-name="a574" text:class-names="">Επίπεδο 7</text:span><text:span text:style-name="a575" text:class-names="">:</text:span><text:span text:style-name="a576" text:class-names=""><text:s text:c="1"/>Χρήστες – Επιχειρήσεις των συσκευών του ΔτΠ</text:span><text:span text:style-name="a577" text:class-names=""/></text:p>
              </text:list-item>
            </text:list>
          </draw:text-box>
          <svg:title/>
          <svg:desc/>
        </draw:frame>
        <draw:frame draw:id="id116" presentation:style-name="a581" draw:name="Content Placeholder 5" svg:x="5.83333in" svg:y="2.00329in" svg:width="6.86458in" svg:height="5.00713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4" draw:style-name="a582" draw:master-page-name="Master1-Layout4-twoObj-Two-Content" presentation:presentation-page-layout-name="Master1-PPL4" draw:id="Slide-259">
        <draw:frame draw:id="id117" presentation:style-name="a587" draw:name="Title 1" svg:x="0.6356in" svg:y="0.79796in" svg:width="12.06213in" svg:height="1.08085in" presentation:class="title" presentation:placeholder="false">
          <draw:text-box>
            <text:p text:style-name="a586" text:class-names="" text:cond-style-name=""><text:span text:style-name="a583" text:class-names="">Προηγουμενεσ προσεγγισεισ</text:span><text:span text:style-name="a584" text:class-names=""><text:s text:c="1"/>– CLOUD Based</text:span><text:span text:style-name="a585" text:class-names=""/></text:p>
          </draw:text-box>
          <svg:title/>
          <svg:desc/>
        </draw:frame>
        <draw:frame draw:id="id118" presentation:style-name="a608" draw:name="Content Placeholder 2" svg:x="0.6356in" svg:y="2.43657in" svg:width="7.2394in" svg:height="3.97315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Κεντροποιημένη Αρχιτεκτονική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Συσκευές – Πηγές δεδομένων βρίσκονται στις άκρες του δικτύου.</text:span></text:p>
              </text:list-item>
            </text:list>
            <text:list text:style-name="a597">
              <text:list-item>
                <text:p text:style-name="a596" text:class-names="" text:cond-style-name=""><text:span text:style-name="a594" text:class-names="">Κεντρικό υπολογιστικό νέφος όπου γίνεται η αποθήκευση και η επεξεργασία των δεδομένων.</text:span><text:span text:style-name="a595" text:class-names=""/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Μεγάλη κίνηση στο δίκτυο – καθυστέρηση στο χρόνο απόκριση του συστήματος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Μεγάλο κόστος ανάπτυξης δικτύου</text:span></text:p>
              </text:list-item>
            </text:list>
            <text:list text:style-name="a607">
              <text:list-item>
                <text:p text:style-name="a606" text:class-names="" text:cond-style-name=""><text:span text:style-name="a604" text:class-names="">Ευάλωτο σε κακόβουλες επιθέσεις ακόμα και σε διακοπή ρεύματος</text:span><text:span text:style-name="a605" text:class-names=""/></text:p>
              </text:list-item>
            </text:list>
          </draw:text-box>
          <svg:title/>
          <svg:desc/>
        </draw:frame>
        <draw:frame draw:id="id119" presentation:style-name="a609" draw:name="Content Placeholder 5" svg:x="8.3125in" svg:y="3.14274in" svg:width="3.57292in" svg:height="2.56in" style:rel-width="scale" style:rel-height="scale" presentation:class="graphic" presentation:placeholder="false">
          <draw:image xlink:href="media/image4.jpg" xlink:type="simple" xlink:show="embed" xlink:actuate="onLoad"/>
          <svg:title/>
          <svg:desc/>
        </draw:frame>
      </draw:page>
      <draw:page draw:name="Slide6" draw:style-name="a610" draw:master-page-name="Master1-Layout4-twoObj-Two-Content" presentation:presentation-page-layout-name="Master1-PPL4" draw:id="Slide-261">
        <draw:frame draw:id="id120" presentation:style-name="a614" draw:name="Title 1" svg:x="0.6356in" svg:y="0.79796in" svg:width="12.06213in" svg:height="1.08085in" presentation:class="title" presentation:placeholder="false">
          <draw:text-box>
            <text:p text:style-name="a613" text:class-names="" text:cond-style-name=""><text:span text:style-name="a611" text:class-names="">EDGE COMPUTING</text:span><text:span text:style-name="a612" text:class-names=""/></text:p>
          </draw:text-box>
          <svg:title/>
          <svg:desc/>
        </draw:frame>
        <draw:frame draw:id="id121" presentation:style-name="a639" draw:name="Content Placeholder 2" svg:x="0.6356in" svg:y="1.87407in" svg:width="7.31232in" svg:height="5.42801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Εμφανίστηκε με αφορμή των εφαρμογών που απαιτούσαν γρήγορες αποκρίσεις του συστήματος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Κόμβοι που επικοινωνούν μεταξύ τους και αποτελούν το πυρήνα του δικτύου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Οι κόμβοι βρίσκονται τοποθετημένοι κοντά στις πηγές δεδομένων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Τα δεδομένα από τις πηγές αποθηκεύονται τοπικά στο πιο κοντινό κόμβο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Στον κάθε κόμβο μπορούν να εκτελούνται διεργασίες για αιτήματα που αφορούν τα δεδομένα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Σωστός διαχωρισμός των δεδομένων στους κόμβους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Κόμβοι κοντά στις πηγές – λιγότερη κίνηση στο δίκτυο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  <draw:frame draw:id="id122" presentation:style-name="a640" draw:name="Content Placeholder 5" svg:x="8.65019in" svg:y="2.43576in" svg:width="4.20656in" svg:height="3.97396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7" draw:style-name="a641" draw:master-page-name="Master1-Layout2-obj-Title-and-Content" presentation:presentation-page-layout-name="Master1-PPL2" draw:id="Slide-262">
        <draw:frame draw:id="id123" presentation:style-name="a646" draw:name="Title 1" svg:x="0.6356in" svg:y="0.76789in" svg:width="12.06213in" svg:height="1.3in" presentation:class="title" presentation:placeholder="false">
          <draw:text-box>
            <text:p text:style-name="a645" text:class-names="" text:cond-style-name=""><text:span text:style-name="a642" text:class-names="">Πλεονεκτηματα<text:s text:c="1"/></text:span><text:span text:style-name="a643" text:class-names="">edge computing</text:span><text:span text:style-name="a644" text:class-names=""/></text:p>
          </draw:text-box>
          <svg:title/>
          <svg:desc/>
        </draw:frame>
        <draw:frame draw:id="id124" presentation:style-name="a677" draw:name="Content Placeholder 4" svg:x="0.6356in" svg:y="2.06789in" svg:width="12.06213in" svg:height="5.1612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Ταχύτητα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Τοποθετώντας του κόμβους κοντά στις πηγές δεδομένων μειώνεται η κίνηση που υπάρχει στο δίκτυο</text:span></text:p>
              </text:list-item>
            </text:list>
            <text:list text:style-name="a656">
              <text:list-item>
                <text:p text:style-name="a655" text:class-names="" text:cond-style-name=""><text:span text:style-name="a653" text:class-names="">Διαχωρίζοντας τα δεδομένα στους κόμβους, <text:s text:c="1"/>παρέχουμε στο δίκτυο πρότερη γνώση με αποτέλεσμα να ξέρει που να κατευθύνει τα ερωτήματα που εισέρχονται σε αυτό.</text:span><text:span text:style-name="a654" text:class-names=""/></text:p>
              </text:list-item>
            </text:list>
            <text:list text:style-name="a660">
              <text:list-item>
                <text:p text:style-name="a659" text:class-names="" text:cond-style-name=""><text:span text:style-name="a657" text:class-names="">Ασφάλεια - Αξιοπιστία</text:span><text:span text:style-name="a658" text:class-names=""/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Ο πυρήνας του δικτύου αποτελείται από πολλούς κόμβους - Κάποιος κόμβος <text:s text:c="1"/>τεθεί εκτός λειτουργίας, το δίκτυο μπορεί να συνεχίσει να λειτουργεί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Τοπική αποθήκευση – λιγότερο εκτεθειμένα δεδομένα κατά την μεταφορά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Επεκτασιμότητα – Ευελιξία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Αύξηση της εμβέλειας δικτύου με χαμηλό κόστος – προσθήκη νέων κόμβων</text:span></text:p>
              </text:list-item>
            </text:list>
            <text:list text:style-name="a676">
              <text:list-item>
                <text:p text:style-name="a675" text:class-names="" text:cond-style-name=""><text:span text:style-name="a673" text:class-names="">Η προσθήκη νέων κόμβων δεν επηρεάζει τους υφιστάμενους</text:span><text:span text:style-name="a674" text:class-names=""/></text:p>
              </text:list-item>
            </text:list>
          </draw:text-box>
          <svg:title/>
          <svg:desc/>
        </draw:frame>
      </draw:page>
      <draw:page draw:name="Slide8" draw:style-name="a678" draw:master-page-name="Master1-Layout2-obj-Title-and-Content" presentation:presentation-page-layout-name="Master1-PPL2" draw:id="Slide-263">
        <draw:frame draw:id="id125" presentation:style-name="a682" draw:name="Title 1" svg:x="0.6356in" svg:y="0.76789in" svg:width="12.06213in" svg:height="1.3in" presentation:class="title" presentation:placeholder="false">
          <draw:text-box>
            <text:p text:style-name="a681" text:class-names="" text:cond-style-name=""><text:span text:style-name="a679" text:class-names="">Διεργασιεσ και υπολογισμοι στις παρυφες του δικτυου</text:span><text:span text:style-name="a680" text:class-names=""/></text:p>
          </draw:text-box>
          <svg:title/>
          <svg:desc/>
        </draw:frame>
        <draw:frame draw:id="id126" presentation:style-name="a731" draw:name="Content Placeholder 2" svg:x="0.6356in" svg:y="2.3125in" svg:width="12.06213in" svg:height="4.78125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3" text:class-names="">Αλγόριθμοι Ταξινόμησης</text:span><text:span text:style-name="a684" text:class-names=""><text:s text:c="1"/>(Classification)</text:span><text:span text:style-name="a685" text:class-names=""/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Χρησιμοποιούνται κυρίως σε εφαρμογές μηχανικής μάθησης</text:span></text:p>
              </text:list-item>
            </text:list>
            <text:list text:style-name="a698">
              <text:list-item>
                <text:p text:style-name="a697" text:class-names="" text:cond-style-name=""><text:span text:style-name="a691" text:class-names="">Δύο σύνολα δεδομένων</text:span><text:span text:style-name="a692" text:class-names="">:<text:s text:c="1"/></text:span><text:span text:style-name="a693" text:class-names="">εκπαίδευσης αλγορίθμου</text:span><text:span text:style-name="a694" text:class-names=""><text:s text:c="1"/></text:span><text:span text:style-name="a695" text:class-names="">και δοκιμής αλγορίθμου<text:s text:c="1"/></text:span><text:span text:style-name="a696" text:class-names=""/></text:p>
              </text:list-item>
            </text:list>
            <text:list text:style-name="a703">
              <text:list-item>
                <text:p text:style-name="a702" text:class-names="" text:cond-style-name=""><text:span text:style-name="a699" text:class-names="">Αλγόριθμοι Κατηγοριοποίησης (</text:span><text:span text:style-name="a700" text:class-names="">Clustering</text:span><text:span text:style-name="a701" text:class-names="">)</text:span></text:p>
              </text:list-item>
            </text:list>
            <text:list text:style-name="a707">
              <text:list-item>
                <text:p text:style-name="a706" text:class-names="" text:cond-style-name=""><text:span text:style-name="a704" text:class-names="">Χωρίζουν τα δεδομένα σε κατηγορίες ανάλογα με τα δεδομένα που έχουν τη μεγαλύτερη βαρύτητα με βάση την έξοδο<text:s text:c="1"/></text:span><text:span text:style-name="a705" text:class-names=""/></text:p>
              </text:list-item>
            </text:list>
            <text:list text:style-name="a712">
              <text:list-item>
                <text:p text:style-name="a711" text:class-names="" text:cond-style-name=""><text:span text:style-name="a708" text:class-names="">Εντοπισμός Ανώμαλων Τιμών (</text:span><text:span text:style-name="a709" text:class-names="">Outlier Detection</text:span><text:span text:style-name="a710" text:class-names="">)</text:span></text:p>
              </text:list-item>
            </text:list>
            <text:list text:style-name="a716">
              <text:list-item>
                <text:p text:style-name="a715" text:class-names="" text:cond-style-name=""><text:span text:style-name="a713" text:class-names="">Εντοπίζουν και αντικαθιστούν ελλιπής ή και ανώμαλες τιμές πιο συχνό τις αντικαθιστούν με το μέσο όρο της διάστασης</text:span><text:span text:style-name="a714" text:class-names=""/></text:p>
              </text:list-item>
            </text:list>
            <text:list text:style-name="a721">
              <text:list-item>
                <text:p text:style-name="a720" text:class-names="" text:cond-style-name=""><text:span text:style-name="a717" text:class-names="">Μείωση Διαστάσεων σε Πολυδιάστατα Δεδομένα (</text:span><text:span text:style-name="a718" text:class-names="">Dimension Reduction</text:span><text:span text:style-name="a719" text:class-names="">)</text:span></text:p>
              </text:list-item>
            </text:list>
            <text:list text:style-name="a726">
              <text:list-item>
                <text:p text:style-name="a725" text:class-names="" text:cond-style-name=""><text:span text:style-name="a722" text:class-names="">Εφαρμόζεται σε<text:s text:c="1"/></text:span><text:span text:style-name="a723" text:class-names="">Big Data<text:s text:c="1"/></text:span><text:span text:style-name="a724" text:class-names="">δεδομένα</text:span></text:p>
              </text:list-item>
            </text:list>
            <text:list text:style-name="a730">
              <text:list-item>
                <text:p text:style-name="a729" text:class-names="" text:cond-style-name=""><text:span text:style-name="a727" text:class-names="">Λαμβάνουν υπόψιν μόνο τα σημαντικά χαρακτηριστικά του συνόλου των δεδομένων χωρίς να επηρεάζει το τελικό αποτέλεσμα</text:span><text:span text:style-name="a728" text:class-names=""/></text:p>
              </text:list-item>
            </text:list>
          </draw:text-box>
          <svg:title/>
          <svg:desc/>
        </draw:frame>
      </draw:page>
      <draw:page draw:name="Slide9" draw:style-name="a732" draw:master-page-name="Master1-Layout2-obj-Title-and-Content" presentation:presentation-page-layout-name="Master1-PPL2" draw:id="Slide-264">
        <draw:frame draw:id="id127" presentation:style-name="a736" draw:name="Title 1" svg:x="0.6356in" svg:y="0.76789in" svg:width="12.06213in" svg:height="1.07586in" presentation:class="title" presentation:placeholder="false">
          <draw:text-box>
            <text:p text:style-name="a735" text:class-names="" text:cond-style-name=""><text:span text:style-name="a733" text:class-names="">ΠΡΟΤΕΙΝΟΜΕΝΟΣ ΑΛΓΟΡΙΘΜΟΣ</text:span><text:span text:style-name="a734" text:class-names=""/></text:p>
          </draw:text-box>
          <svg:title/>
          <svg:desc/>
        </draw:frame>
        <draw:frame draw:id="id128" presentation:style-name="a785" draw:name="Content Placeholder 2" svg:x="0.6356in" svg:y="2in" svg:width="12.06213in" svg:height="5.25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37" text:class-names="">Προσομοίωση ενός<text:s text:c="1"/></text:span><text:span text:style-name="a738" text:class-names="">Edge Computing<text:s text:c="1"/></text:span><text:span text:style-name="a739" text:class-names="">δικτύου με πλήθος<text:s text:c="1"/></text:span><text:span text:style-name="a740" text:class-names="">n<text:s text:c="1"/></text:span><text:span text:style-name="a741" text:class-names="">Edge<text:s text:c="1"/></text:span><text:span text:style-name="a742" text:class-names="">κόμβων.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Μοιράζουμε στους κόμβους για αρχή από 100 εγγραφές δεδομένων στον κάθε ένα (σύνολο δεδομένων κόμβου)</text:span></text:p>
              </text:list-item>
            </text:list>
            <text:list text:style-name="a754">
              <text:list-item>
                <text:p text:style-name="a753" text:class-names="" text:cond-style-name=""><text:span text:style-name="a748" text:class-names="">Εκτελούμε αλγόριθμους<text:s text:c="1"/></text:span><text:span text:style-name="a749" text:class-names="">clustering<text:s text:c="1"/></text:span><text:span text:style-name="a750" text:class-names="">πάνω στους κόμβους (</text:span><text:span text:style-name="a751" text:class-names="">K-Means</text:span><text:span text:style-name="a752" text:class-names="">) – Μείωση στο εύρος αναζήτησης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Πηγές παράγουν και στέλνουν πολυδιάστατα δεδομένα σε τυχαίους κόμβους στη μορφή μονοδιάστατου πίνακα.</text:span></text:p>
              </text:list-item>
            </text:list>
            <text:list text:style-name="a767">
              <text:list-item>
                <text:p text:style-name="a766" text:class-names="" text:cond-style-name=""><text:span text:style-name="a758" text:class-names="">Απόφαση Αποθήκευσης</text:span><text:span text:style-name="a759" text:class-names="">: P(Local Save) = 1 –<text:s text:c="1"/></text:span><text:span text:style-name="a760" text:class-names="">phi<text:s text:c="1"/></text:span><text:span text:style-name="a761" text:class-names=""><text:s text:c="1"/></text:span><text:span text:style-name="a762" text:class-names="">και<text:s text:c="1"/></text:span><text:span text:style-name="a763" text:class-names="">P(Remote Save) =<text:s text:c="1"/></text:span><text:span text:style-name="a764" text:class-names="">phi</text:span><text:span text:style-name="a765" text:class-names=""/></text:p>
              </text:list-item>
            </text:list>
            <text:list text:style-name="a772">
              <text:list-item>
                <text:p text:style-name="a771" text:class-names="" text:cond-style-name=""><text:span text:style-name="a768" text:class-names="">Υπολογίζονται οι σημαντικές διαστάσεις και αναγνωρίζεται με βάση αυτών το<text:s text:c="1"/></text:span><text:span text:style-name="a769" text:class-names="">cluster<text:s text:c="1"/></text:span><text:span text:style-name="a770" text:class-names="">που ανήκουν τα νέα δεδομένα</text:span></text:p>
              </text:list-item>
            </text:list>
            <text:list text:style-name="a777">
              <text:list-item>
                <text:p text:style-name="a776" text:class-names="" text:cond-style-name=""><text:span text:style-name="a773" text:class-names="">Οι κόμβοι που ανήκουν στο<text:s text:c="1"/></text:span><text:span text:style-name="a774" text:class-names="">cluster<text:s text:c="1"/></text:span><text:span text:style-name="a775" text:class-names="">που επιλέγηκε υπολογίζουν και στέλνουν τα στατιστικά τους μέσω μιας αναφοράς.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Εκτελείται ένας μηχανισμός ανταμοιβής για το κάθε υποψήφιο κόμβο</text:span></text:p>
              </text:list-item>
            </text:list>
            <text:list text:style-name="a784">
              <text:list-item>
                <text:p text:style-name="a783" text:class-names="" text:cond-style-name=""><text:span text:style-name="a781" text:class-names="">Κερδίζει ο κόμβος με το μεγαλύτερο σκορ</text:span><text:span text:style-name="a782" text:class-names=""/></text:p>
              </text:list-item>
            </text:list>
          </draw:text-box>
          <svg:title/>
          <svg:desc/>
        </draw:frame>
      </draw:page>
      <draw:page draw:name="Slide11" draw:style-name="a786" draw:master-page-name="Master1-Layout2-obj-Title-and-Content" presentation:presentation-page-layout-name="Master1-PPL2" draw:id="Slide-266">
        <draw:frame draw:id="id129" presentation:style-name="a790" draw:name="Title 1" svg:x="0.6356in" svg:y="0.76789in" svg:width="12.06213in" svg:height="1.3in" presentation:class="title" presentation:placeholder="false">
          <draw:text-box>
            <text:p text:style-name="a789" text:class-names="" text:cond-style-name=""><text:span text:style-name="a787" text:class-names="">Παραμετροι προσομοΙΩΣΗΣ</text:span><text:span text:style-name="a788" text:class-names=""/></text:p>
          </draw:text-box>
          <svg:title/>
          <svg:desc/>
        </draw:frame>
        <draw:frame draw:id="id130" presentation:style-name="a822" draw:name="Content Placeholder 2" svg:x="0.6356in" svg:y="2.56in" svg:width="12.06213in" svg:height="3.97472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1" text:class-names="">Ο αριθμός των<text:s text:c="1"/></text:span><text:span text:style-name="a792" text:class-names="">edge<text:s text:c="1"/></text:span><text:span text:style-name="a793" text:class-names="">κόμβων από τους οποίους θα αποτελείται το δίκτυο μας</text:span><text:span text:style-name="a794" text:class-names=""/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Το μέγεθος του συνόλου δεδομένων που θα χρησιμοποιήσουμε κατά την προσομοίωση</text:span></text:p>
              </text:list-item>
            </text:list>
            <text:list text:style-name="a804">
              <text:list-item>
                <text:p text:style-name="a803" text:class-names="" text:cond-style-name=""><text:span text:style-name="a800" text:class-names="">Σε πόσα<text:s text:c="1"/></text:span><text:span text:style-name="a801" text:class-names="">cluster<text:s text:c="1"/></text:span><text:span text:style-name="a802" text:class-names="">θα χωριστούν οι κόμβοι του δικτύου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Πόσες θα είναι οι σημαντικές διαστάσεις που θα λαμβάνονται υπόψιν κατά την επιλογή κόμβου</text:span></text:p>
              </text:list-item>
            </text:list>
            <text:list text:style-name="a812">
              <text:list-item>
                <text:p text:style-name="a811" text:class-names="" text:cond-style-name=""><text:span text:style-name="a808" text:class-names="">Η πιθανότητα<text:s text:c="1"/></text:span><text:span text:style-name="a809" text:class-names="">phi<text:s text:c="1"/></text:span><text:span text:style-name="a810" text:class-names="">που επιλέγει τον τρόπο αποθήκευσης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Κατώφλι πιθανότητας ο κόμβος να παρήγαγε τα νέα δεδομένα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Κατώφλι κόστους μεταφοράς νέων δεδομένων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</draw:page>
      <draw:page draw:name="Slide10" draw:style-name="a823" draw:master-page-name="Master1-Layout2-obj-Title-and-Content" presentation:presentation-page-layout-name="Master1-PPL2" draw:id="Slide-265">
        <draw:frame draw:id="id131" presentation:style-name="a829" draw:name="Title 1" svg:x="0.6356in" svg:y="0.76789in" svg:width="12.06213in" svg:height="1.3in" presentation:class="title" presentation:placeholder="false">
          <draw:text-box>
            <text:p text:style-name="a828" text:class-names="" text:cond-style-name=""><text:span text:style-name="a824" text:class-names="">Δομη<text:s text:c="1"/></text:span><text:span text:style-name="a825" text:class-names="">edge</text:span><text:span text:style-name="a826" text:class-names=""><text:s text:c="1"/>κομβου</text:span><text:span text:style-name="a827" text:class-names=""/></text:p>
          </draw:text-box>
          <svg:title/>
          <svg:desc/>
        </draw:frame>
        <draw:frame draw:id="id132" presentation:style-name="a830" draw:name="Content Placeholder 4" svg:x="2.29792in" svg:y="2.56076in" svg:width="8.73749in" svg:height="3.97396in" style:rel-width="scale" style:rel-height="scale" presentation:class="graphic" presentation:placeholder="false">
          <draw:image xlink:href="media/image6.JPG" xlink:type="simple" xlink:show="embed" xlink:actuate="onLoad"/>
          <svg:title/>
          <svg:desc/>
        </draw:frame>
      </draw:page>
      <draw:page draw:name="Slide12" draw:style-name="a831" draw:master-page-name="Master1-Layout2-obj-Title-and-Content" presentation:presentation-page-layout-name="Master1-PPL2" draw:id="Slide-267">
        <draw:frame draw:id="id133" presentation:style-name="a835" draw:name="Title 1" svg:x="0.6356in" svg:y="0.76789in" svg:width="12.06213in" svg:height="1.3in" presentation:class="title" presentation:placeholder="false">
          <draw:text-box>
            <text:p text:style-name="a834" text:class-names="" text:cond-style-name=""><text:span text:style-name="a832" text:class-names="">ΥΠΟΛΟΓΙΣΜΟΣ ΣΗΜΑΝΤΙΚΩΝ ΔΙΑΣΤΑΣΕΩΝ ΣΤΑ ΔΕΔΟΜΕΝΑ</text:span><text:span text:style-name="a833" text:class-names=""/></text:p>
          </draw:text-box>
          <svg:title/>
          <svg:desc/>
        </draw:frame>
        <draw:frame draw:id="id134" presentation:style-name="a856" draw:name="Content Placeholder 5" svg:x="0.6356in" svg:y="2.06789in" svg:width="12.06213in" svg:height="2.31753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36" text:class-names="">Χρησιμοποιώντας τη<text:s text:c="1"/></text:span><text:span text:style-name="a837" text:class-names="">Chi-Square<text:s text:c="1"/></text:span><text:span text:style-name="a838" text:class-names="">συνάρτηση <text:s text:c="2"/></text:span><draw:frame draw:style-name="a839" text:anchor-type="as-char" svg:x="1171.03285in" svg:y="0in" svg:width="6.31972in" svg:height="0.75153in" style:rel-width="scale" style:rel-height="scale"><draw:object xlink:href="Object 1/" xlink:type="simple" xlink:show="embed" xlink:actuate="onLoad"/></draw:frame><text:span text:style-name="a840" text:class-names=""/></text:p>
              </text:list-item>
            </text:list>
            <text:list text:style-name="a846">
              <text:list-item>
                <text:p text:style-name="a845" text:class-names="" text:cond-style-name=""><text:span text:style-name="a843" text:class-names="">Χρησιμοποιούμε την τελευταία στήλη των δεδομένων μας (0 η 1) ως το σημείο σύγκρισης για κάθε στήλη<text:s text:c="1"/></text:span><text:span text:style-name="a844" text:class-names=""/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Βρίσκουμε μια τιμή για κάθε διάσταση και το πόσο σημαντική είναι με τα συγκεκριμένα δεδομένα</text:span></text:p>
              </text:list-item>
            </text:list>
            <text:list text:style-name="a855">
              <text:list-item>
                <text:p text:style-name="a854" text:class-names="" text:cond-style-name=""><text:span text:style-name="a850" text:class-names="">Επιστρέφονται οι<text:s text:c="1"/></text:span><text:span text:style-name="a851" text:class-names="">k</text:span><text:span text:style-name="a852" text:class-names=""><text:s text:c="1"/>πιο σημαντικές διαστάσεις</text:span><text:span text:style-name="a853" text:class-names=""/></text:p>
              </text:list-item>
            </text:list>
          </draw:text-box>
          <svg:title/>
          <svg:desc/>
        </draw:frame>
        <draw:frame draw:id="id135" draw:name="Table 9" svg:x="0.72917in" svg:y="4.48958in" svg:width="11.96857in" svg:height="2.50926in">
          <table:table table:style-name="a857" table:template-name="{69CF1AB2-1976-4502-BF36-3FF5EA218861}" table:use-banding-columns-styles="false" table:use-banding-rows-styles="true" table:use-first-column-styles="false" table:use-first-row-styles="true" table:use-last-column-styles="false" table:use-last-row-styles="false">
            <table:table-column table:style-name="a858" table:default-cell-style-name=""/>
            <table:table-column table:style-name="a859" table:default-cell-style-name=""/>
            <table:table-column table:style-name="a860" table:default-cell-style-name=""/>
            <table:table-column table:style-name="a861" table:default-cell-style-name=""/>
            <table:table-row table:style-name="a862" table:default-cell-style-name="">
              <table:table-cell table:style-name="a867">
                <text:list text:style-name="a866">
                  <text:list-item>
                    <text:p text:style-name="a865" text:class-names="" text:cond-style-name=""><text:span text:style-name="a863" text:class-names=""># Ημερών που</text:span><text:span text:style-name="a864" text:class-names=""/></text:p>
                  </text:list-item>
                </text:list>
              </table:table-cell>
              <table:table-cell table:style-name="a872">
                <text:list text:style-name="a871">
                  <text:list-item>
                    <text:p text:style-name="a870" text:class-names="" text:cond-style-name=""><text:span text:style-name="a868" text:class-names="">Θερμοκρασία Αέρα &gt; 55</text:span><text:span text:style-name="a869" text:class-names=""/></text:p>
                  </text:list-item>
                </text:list>
              </table:table-cell>
              <table:table-cell table:style-name="a877">
                <text:list text:style-name="a876">
                  <text:list-item>
                    <text:p text:style-name="a875" text:class-names="" text:cond-style-name=""><text:span text:style-name="a873" text:class-names="">Επίπεδα Υγρασίας &lt; 60</text:span><text:span text:style-name="a874" text:class-names=""/></text:p>
                  </text:list-item>
                </text:list>
              </table:table-cell>
              <table:table-cell table:style-name="a881">
                <text:list text:style-name="a880">
                  <text:list-item>
                    <text:p text:style-name="a879" text:class-names="" text:cond-style-name=""><text:span text:style-name="a878" text:class-names=""/></text:p>
                  </text:list-item>
                </text:list>
              </table:table-cell>
            </table:table-row>
            <table:table-row table:style-name="a882" table:default-cell-style-name="">
              <table:table-cell table:style-name="a887">
                <text:list text:style-name="a886">
                  <text:list-item>
                    <text:p text:style-name="a885" text:class-names="" text:cond-style-name=""><text:span text:style-name="a883" text:class-names="">Δεν Έβρεξε</text:span><text:span text:style-name="a884" text:class-names=""/></text:p>
                  </text:list-item>
                </text:list>
              </table:table-cell>
              <table:table-cell table:style-name="a895">
                <text:list text:style-name="a890">
                  <text:list-item>
                    <text:p text:style-name="a889" text:class-names="" text:cond-style-name=""><text:span text:style-name="a888" text:class-names="">42</text:span></text:p>
                  </text:list-item>
                </text:list>
                <text:list text:style-name="a894">
                  <text:list-item>
                    <text:p text:style-name="a893" text:class-names="" text:cond-style-name=""><text:span text:style-name="a891" text:class-names="">45</text:span><text:span text:style-name="a892" text:class-names=""/></text:p>
                  </text:list-item>
                </text:list>
              </table:table-cell>
              <table:table-cell table:style-name="a903">
                <text:list text:style-name="a898">
                  <text:list-item>
                    <text:p text:style-name="a897" text:class-names="" text:cond-style-name=""><text:span text:style-name="a896" text:class-names="">33</text:span></text:p>
                  </text:list-item>
                </text:list>
                <text:list text:style-name="a902">
                  <text:list-item>
                    <text:p text:style-name="a901" text:class-names="" text:cond-style-name=""><text:span text:style-name="a899" text:class-names="">30</text:span><text:span text:style-name="a900" text:class-names=""/></text:p>
                  </text:list-item>
                </text:list>
              </table:table-cell>
              <table:table-cell table:style-name="a908">
                <text:list text:style-name="a907">
                  <text:list-item>
                    <text:p text:style-name="a906" text:class-names="" text:cond-style-name=""><text:span text:style-name="a904" text:class-names="">75</text:span><text:span text:style-name="a905" text:class-names=""/></text:p>
                  </text:list-item>
                </text:list>
              </table:table-cell>
            </table:table-row>
            <table:table-row table:style-name="a909" table:default-cell-style-name="">
              <table:table-cell table:style-name="a914">
                <text:list text:style-name="a913">
                  <text:list-item>
                    <text:p text:style-name="a912" text:class-names="" text:cond-style-name=""><text:span text:style-name="a910" text:class-names="">Έβρεξε</text:span><text:span text:style-name="a911" text:class-names=""/></text:p>
                  </text:list-item>
                </text:list>
              </table:table-cell>
              <table:table-cell table:style-name="a922">
                <text:list text:style-name="a917">
                  <text:list-item>
                    <text:p text:style-name="a916" text:class-names="" text:cond-style-name=""><text:span text:style-name="a915" text:class-names="">18</text:span></text:p>
                  </text:list-item>
                </text:list>
                <text:list text:style-name="a921">
                  <text:list-item>
                    <text:p text:style-name="a920" text:class-names="" text:cond-style-name=""><text:span text:style-name="a918" text:class-names="">15</text:span><text:span text:style-name="a919" text:class-names=""/></text:p>
                  </text:list-item>
                </text:list>
              </table:table-cell>
              <table:table-cell table:style-name="a930">
                <text:list text:style-name="a925">
                  <text:list-item>
                    <text:p text:style-name="a924" text:class-names="" text:cond-style-name=""><text:span text:style-name="a923" text:class-names="">7</text:span></text:p>
                  </text:list-item>
                </text:list>
                <text:list text:style-name="a929">
                  <text:list-item>
                    <text:p text:style-name="a928" text:class-names="" text:cond-style-name=""><text:span text:style-name="a926" text:class-names="">10</text:span><text:span text:style-name="a927" text:class-names=""/></text:p>
                  </text:list-item>
                </text:list>
              </table:table-cell>
              <table:table-cell table:style-name="a935">
                <text:list text:style-name="a934">
                  <text:list-item>
                    <text:p text:style-name="a933" text:class-names="" text:cond-style-name=""><text:span text:style-name="a931" text:class-names="">25</text:span><text:span text:style-name="a932" text:class-names=""/></text:p>
                  </text:list-item>
                </text:list>
              </table:table-cell>
            </table:table-row>
            <table:table-row table:style-name="a936" table:default-cell-style-name="">
              <table:table-cell table:style-name="a940">
                <text:list text:style-name="a939">
                  <text:list-item>
                    <text:p text:style-name="a938" text:class-names="" text:cond-style-name=""><text:span text:style-name="a937" text:class-names=""/></text:p>
                  </text:list-item>
                </text:list>
              </table:table-cell>
              <table:table-cell table:style-name="a944">
                <text:list text:style-name="a943">
                  <text:list-item>
                    <text:p text:style-name="a942" text:class-names="" text:cond-style-name=""><text:span text:style-name="a941" text:class-names="">60</text:span></text:p>
                  </text:list-item>
                </text:list>
              </table:table-cell>
              <table:table-cell table:style-name="a949">
                <text:list text:style-name="a948">
                  <text:list-item>
                    <text:p text:style-name="a947" text:class-names="" text:cond-style-name=""><text:span text:style-name="a945" text:class-names="">40</text:span><text:span text:style-name="a946" text:class-names=""/></text:p>
                  </text:list-item>
                </text:list>
              </table:table-cell>
              <table:table-cell table:style-name="a954">
                <text:list text:style-name="a953">
                  <text:list-item>
                    <text:p text:style-name="a952" text:class-names="" text:cond-style-name=""><text:span text:style-name="a950" text:class-names="">100</text:span><text:span text:style-name="a951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</draw:page>
      <draw:page draw:name="Slide14" draw:style-name="a955" draw:master-page-name="Master1-Layout2-obj-Title-and-Content" presentation:presentation-page-layout-name="Master1-PPL2" draw:id="Slide-269">
        <draw:frame draw:id="id136" presentation:style-name="a959" draw:name="Title 1" svg:x="0.6356in" svg:y="0.76789in" svg:width="12.06213in" svg:height="1.3in" presentation:class="title" presentation:placeholder="false">
          <draw:text-box>
            <text:p text:style-name="a958" text:class-names="" text:cond-style-name=""><text:span text:style-name="a956" text:class-names="">ΑΝΑΦΟΡΑ ΥΠΟΨΗΦΙΟΥ ΚΟΜΒΟΥ</text:span><text:span text:style-name="a957" text:class-names=""/></text:p>
          </draw:text-box>
          <svg:title/>
          <svg:desc/>
        </draw:frame>
        <draw:frame draw:id="id137" presentation:style-name="a979" draw:name="Content Placeholder 2" svg:x="0.6356in" svg:y="2.56in" svg:width="12.06213in" svg:height="3.97472in" presentation:class="outline" presentation:placeholder="false">
          <draw:text-box>
            <text:list text:style-name="a964">
              <text:list-item>
                <text:p text:style-name="a963" text:class-names="" text:cond-style-name=""><text:span text:style-name="a960" text:class-names="">Την στέλνουν οι κόμβοι που βρίσκονται στο ίδιο<text:s text:c="1"/></text:span><text:span text:style-name="a961" text:class-names="">cluster<text:s text:c="1"/></text:span><text:span text:style-name="a962" text:class-names="">που επιλέγηκαν και τα νέα δεδομένα</text:span></text:p>
              </text:list-item>
            </text:list>
            <text:list text:style-name="a968">
              <text:list-item>
                <text:p text:style-name="a967" text:class-names="" text:cond-style-name=""><text:span text:style-name="a965" text:class-names="">ID<text:s text:c="1"/></text:span><text:span text:style-name="a966" text:class-names="">του κάθε κόμβου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Ένας μονοδιάστατος πίνακας με τη μέση τιμή της κάθε διάστασης του συνόλου των δεδομένων του κόμβου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Το κόστος που χρειάζεται για να σπαταλήσει ο τρέχων κόμβος για να στείλει τα δεδομένα στον υποψήφιο κόμβο</text:span></text:p>
              </text:list-item>
            </text:list>
            <text:list text:style-name="a978">
              <text:list-item>
                <text:p text:style-name="a977" text:class-names="" text:cond-style-name=""><text:span text:style-name="a975" text:class-names="">Ο χρόνος που εκδόθηκαν τα πιο πάνω στατιστικά</text:span><text:span text:style-name="a976" text:class-names=""/></text:p>
              </text:list-item>
            </text:list>
          </draw:text-box>
          <svg:title/>
          <svg:desc/>
        </draw:frame>
      </draw:page>
      <draw:page draw:name="Slide13" draw:style-name="a980" draw:master-page-name="Master1-Layout2-obj-Title-and-Content" presentation:presentation-page-layout-name="Master1-PPL2" draw:id="Slide-268">
        <draw:frame draw:id="id138" presentation:style-name="a984" draw:name="Title 1" svg:x="0.6356in" svg:y="0.76789in" svg:width="12.06213in" svg:height="1.3in" presentation:class="title" presentation:placeholder="false">
          <draw:text-box>
            <text:p text:style-name="a983" text:class-names="" text:cond-style-name=""><text:span text:style-name="a981" text:class-names="">Τυπικη αποκλιση των διαστασεων ενοσ κομβου</text:span><text:span text:style-name="a982" text:class-names=""/></text:p>
          </draw:text-box>
          <svg:title/>
          <svg:desc/>
        </draw:frame>
        <draw:frame draw:id="id139" presentation:style-name="a1007" draw:name="Content Placeholder 2" svg:x="0.6356in" svg:y="2.20122in" svg:width="12.06213in" svg:height="3.34322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>Ομοιότητα νέων δεδομένων με το σύνολο δεδομένων του κόμβου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Κάθε κόμβος υπολογίζει τη μέση τιμή κάθε διάστασης από το σύνολο δεδομένων του</text:span></text:p>
              </text:list-item>
            </text:list>
            <text:list text:style-name="a994">
              <text:list-item>
                <text:p text:style-name="a993" text:class-names="" text:cond-style-name=""><text:span text:style-name="a991" text:class-names="">Η τυπική απόκλιση δίνεται από τον τύπο<text:s text:c="1"/></text:span><text:span text:style-name="a992" text:class-names=""/></text:p>
              </text:list-item>
            </text:list>
            <text:list text:style-name="a998">
              <text:list-item>
                <text:p text:style-name="a997" text:class-names="" text:cond-style-name=""><draw:frame draw:style-name="a995" text:anchor-type="as-char" svg:x="1171.41076in" svg:y="0in" svg:width="5.56389in" svg:height="0.88632in" style:rel-width="scale" style:rel-height="scale"><draw:object xlink:href="Object 2/" xlink:type="simple" xlink:show="embed" xlink:actuate="onLoad"/></draw:frame><text:span text:style-name="a996" text:class-names=""/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/></text:p>
              </text:list-item>
            </text:list>
            <text:list text:style-name="a1006">
              <text:list-item>
                <text:p text:style-name="a1005" text:class-names="" text:cond-style-name=""><text:span text:style-name="a1002" text:class-names="">H<text:s text:c="1"/></text:span><text:span text:style-name="a1003" text:class-names="">τυπική απόκλιση του κάθε κόμβου αποθηκεύεται και στη συνέχεια χρησιμοποιείται για το μηχανισμό αμοιβής</text:span><text:span text:style-name="a1004" text:class-names=""/></text:p>
              </text:list-item>
            </text:list>
          </draw:text-box>
          <svg:title/>
          <svg:desc/>
        </draw:frame>
      </draw:page>
      <draw:page draw:name="Slide15" draw:style-name="a1008" draw:master-page-name="Master1-Layout4-twoObj-Two-Content" presentation:presentation-page-layout-name="Master1-PPL4" draw:id="Slide-270">
        <draw:frame draw:id="id140" presentation:style-name="a1012" draw:name="Title 1" svg:x="0.6356in" svg:y="0.79796in" svg:width="12.06213in" svg:height="1.08085in" presentation:class="title" presentation:placeholder="false">
          <draw:text-box>
            <text:p text:style-name="a1011" text:class-names="" text:cond-style-name=""><text:span text:style-name="a1009" text:class-names="">Μηχανισμοσ ανταμοιβης Υποψηφιων κομβων</text:span><text:span text:style-name="a1010" text:class-names=""/></text:p>
          </draw:text-box>
          <svg:title/>
          <svg:desc/>
        </draw:frame>
        <draw:frame draw:id="id141" presentation:style-name="a1028" draw:name="Content Placeholder 7" svg:x="0.6356in" svg:y="1.89491in" svg:width="5.68107in" svg:height="3.08426in" presentation:class="outline" presentation:placeholder="false">
          <draw:text-box>
            <text:list text:style-name="a1017">
              <text:list-item>
                <text:p text:style-name="a1016" text:class-names="" text:cond-style-name=""><text:span text:style-name="a1013" text:class-names="">Υπολογίζεται με βάση τη<text:s text:c="1"/></text:span><text:span text:style-name="a1014" text:class-names="">Gaussian<text:s text:c="1"/></text:span><text:span text:style-name="a1015" text:class-names="">πιθανότητα ο κόμβος να παρήγαγε τα νέα δεδομένα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>Υπολογίζεται το κόστος μεταφοράς από τον τρέχων κόμβο στο συγκεκριμένο υποψήφιο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>Υπολογίζεται η ομοιότητα των νέων δεδομένων με το σύνολο των δεδομένων του κόμβου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4" text:class-names="">Δίνονται οι ανάλογοι πόντοι στον υποψήφιο κόμβο</text:span><text:span text:style-name="a1025" text:class-names=""/></text:p>
              </text:list-item>
            </text:list>
          </draw:text-box>
          <svg:title/>
          <svg:desc/>
        </draw:frame>
        <draw:frame draw:id="id142" presentation:style-name="a1029" draw:name="Content Placeholder 10" svg:x="7.48611in" svg:y="2.25in" svg:width="5.30426in" svg:height="2.34635in" style:rel-width="scale" style:rel-height="scale" presentation:class="graphic" presentation:placeholder="false">
          <draw:image xlink:href="media/image8.JPG" xlink:type="simple" xlink:show="embed" xlink:actuate="onLoad"/>
          <svg:title/>
          <svg:desc/>
        </draw:frame>
        <draw:frame draw:id="id143" draw:style-name="a1041" draw:name="TextBox 11" svg:x="0.6356in" svg:y="4.96875in" svg:width="12.06214in" svg:height="1.43359in">
          <draw:text-box>
            <text:list text:style-name="a1033">
              <text:list-item>
                <text:p text:style-name="a1032" text:class-names="" text:cond-style-name=""><text:span text:style-name="a1030" text:class-names=""><text:s text:c="1"/>Τέλος υπολογίζεται ένα συνολικό σκορ ανταμοιβής υποψήφιου κόμβου χρησιμοποιώντας την εξίσωση</text:span><text:span text:style-name="a1031" text:class-names="">:</text:span></text:p>
              </text:list-item>
            </text:list>
            <text:p text:style-name="a1036" text:class-names="" text:cond-style-name=""><draw:frame draw:style-name="a1034" text:anchor-type="as-char" svg:x="1171.84431in" svg:y="0in" svg:width="4.69681in" svg:height="0.57368in" style:rel-width="scale" style:rel-height="scale"><draw:object xlink:href="Object 3/" xlink:type="simple" xlink:show="embed" xlink:actuate="onLoad"/></draw:frame><text:span text:style-name="a1035" text:class-names=""/></text:p>
            <text:list text:style-name="a1040">
              <text:list-item>
                <text:p text:style-name="a1039" text:class-names="" text:cond-style-name=""><text:span text:style-name="a1037" text:class-names="">Ο κόμβος με το μεγαλύτερο σκορ είναι κερδίζει.</text:span><text:span text:style-name="a1038" text:class-names=""/></text:p>
              </text:list-item>
            </text:list>
          </draw:text-box>
          <svg:title/>
          <svg:desc/>
        </draw:frame>
      </draw:page>
      <draw:page draw:name="Slide16" draw:style-name="a1042" draw:master-page-name="Master1-Layout4-twoObj-Two-Content" presentation:presentation-page-layout-name="Master1-PPL4" draw:id="Slide-271">
        <draw:frame draw:id="id144" presentation:style-name="a1043" draw:name="Content Placeholder 9" svg:x="0.74884in" svg:y="1.84375in" svg:width="6.60185in" svg:height="4.95139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145" presentation:style-name="a1049" draw:name="Title 1" svg:x="0.6356in" svg:y="0.79796in" svg:width="12.06213in" svg:height="1.08085in" presentation:class="title" presentation:placeholder="false">
          <draw:text-box>
            <text:p text:style-name="a1048" text:class-names="" text:cond-style-name=""><text:span text:style-name="a1044" text:class-names="">ΠΕΙΡΑΜΑΤΙΚΗ ΑΠΟΤΙΜΗΣΗ<text:line-break/>ΕΚΤΕΛΕΣΗ ΠΡΟΣΟΜΟΙΩΣΗΣ ΜΕ ΤΕΧΝΙΚΗ<text:s text:c="1"/></text:span><text:span text:style-name="a1045" text:class-names="">CLUSTERING<text:s text:c="1"/></text:span><text:span text:style-name="a1046" text:class-names="">ΚΟΜΒΩΝ</text:span><text:span text:style-name="a1047" text:class-names=""/></text:p>
          </draw:text-box>
          <svg:title/>
          <svg:desc/>
        </draw:frame>
        <draw:frame draw:id="id146" presentation:style-name="a1076" draw:name="Content Placeholder 2" svg:x="7.28143in" svg:y="2.43657in" svg:width="5.68107in" svg:height="3.97315in" presentation:class="outline" presentation:placeholder="false">
          <draw:text-box>
            <text:list text:style-name="a1054">
              <text:list-item>
                <text:p text:style-name="a1053" text:class-names="" text:cond-style-name=""><text:span text:style-name="a1050" text:class-names="">Συνολικές Εγγραφές Δεδομένων</text:span><text:span text:style-name="a1051" text:class-names="">: 25.000</text:span><text:span text:style-name="a1052" text:class-names=""/></text:p>
              </text:list-item>
            </text:list>
            <text:list text:style-name="a1058">
              <text:list-item>
                <text:p text:style-name="a1057" text:class-names="" text:cond-style-name=""><text:span text:style-name="a1055" text:class-names="">Συνολικές Διαστάσεις Δεδομένων</text:span><text:span text:style-name="a1056" text:class-names="">: 10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59" text:class-names="">Πιθανότητα<text:s text:c="1"/></text:span><text:span text:style-name="a1060" text:class-names="">phi<text:s text:c="1"/></text:span><text:span text:style-name="a1061" text:class-names="">= 0.75</text:span><text:span text:style-name="a1062" text:class-names=""/></text:p>
              </text:list-item>
            </text:list>
            <text:list text:style-name="a1070">
              <text:list-item>
                <text:p text:style-name="a1069" text:class-names="" text:cond-style-name=""><text:span text:style-name="a1065" text:class-names="">Αριθμός<text:s text:c="1"/></text:span><text:span text:style-name="a1066" text:class-names="">Edge<text:s text:c="1"/></text:span><text:span text:style-name="a1067" text:class-names="">κόμβων δικτύου</text:span><text:span text:style-name="a1068" text:class-names="">: 7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1" text:class-names="">Σημαντικές Διαστάσεις</text:span><text:span text:style-name="a1072" text:class-names="">: 3</text:span><text:span text:style-name="a1073" text:class-names=""/></text:p>
              </text:list-item>
            </text:list>
          </draw:text-box>
          <svg:title/>
          <svg:desc/>
        </draw:frame>
      </draw:page>
      <draw:page draw:name="Slide17" draw:style-name="a1077" draw:master-page-name="Master1-Layout4-twoObj-Two-Content" presentation:presentation-page-layout-name="Master1-PPL4" draw:id="Slide-272">
        <draw:frame draw:id="id147" presentation:style-name="a1081" draw:name="Title 4" svg:x="0.6356in" svg:y="0.79796in" svg:width="12.06213in" svg:height="1.08085in" presentation:class="title" presentation:placeholder="false">
          <draw:text-box>
            <text:p text:style-name="a1080" text:class-names="" text:cond-style-name=""><text:span text:style-name="a1078" text:class-names="">ΠΕΙΡΑΜΑΤΙΚΗ ΑΠΟΤΙΜΗΣΗ – Χρονοσ αποφασησ υποψηφιου κομβου<text:line-break/>Συνολικοσ αριθμοσ κομβων δικτυου<text:s text:c="1"/></text:span><text:span text:style-name="a1079" text:class-names=""/></text:p>
          </draw:text-box>
          <svg:title/>
          <svg:desc/>
        </draw:frame>
        <draw:frame draw:id="id148" presentation:style-name="a1106" draw:name="Content Placeholder 6" svg:x="6.9481in" svg:y="2.43657in" svg:width="5.68107in" svg:height="3.97315in" presentation:class="outline" presentation:placeholder="false">
          <draw:text-box>
            <text:list text:style-name="a1086">
              <text:list-item>
                <text:p text:style-name="a1085" text:class-names="" text:cond-style-name=""><text:span text:style-name="a1082" text:class-names="">Συνολικές Εγγραφές Δεδομένων</text:span><text:span text:style-name="a1083" text:class-names="">: 25.000</text:span><text:span text:style-name="a1084" text:class-names=""/></text:p>
              </text:list-item>
            </text:list>
            <text:list text:style-name="a1090">
              <text:list-item>
                <text:p text:style-name="a1089" text:class-names="" text:cond-style-name=""><text:span text:style-name="a1087" text:class-names="">Συνολικές Διαστάσεις Δεδομένων</text:span><text:span text:style-name="a1088" text:class-names="">: 10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1" text:class-names="">Πιθανότητα<text:s text:c="1"/></text:span><text:span text:style-name="a1092" text:class-names="">phi<text:s text:c="1"/></text:span><text:span text:style-name="a1093" text:class-names="">= 0.75</text:span><text:span text:style-name="a1094" text:class-names=""/></text:p>
              </text:list-item>
            </text:list>
            <text:list text:style-name="a1100">
              <text:list-item>
                <text:p text:style-name="a1099" text:class-names="" text:cond-style-name=""><text:span text:style-name="a1097" text:class-names="">Σημαντικές διαστάσεις</text:span><text:span text:style-name="a1098" text:class-names="">: 3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1" text:class-names="">Αριθμός από<text:s text:c="1"/></text:span><text:span text:style-name="a1102" text:class-names="">Clusters: 3</text:span><text:span text:style-name="a1103" text:class-names=""/></text:p>
              </text:list-item>
            </text:list>
          </draw:text-box>
          <svg:title/>
          <svg:desc/>
        </draw:frame>
        <draw:frame draw:id="id149" presentation:style-name="a1107" draw:name="Content Placeholder 9" svg:x="0.47106in" svg:y="1.92708in" svg:width="6.2963in" svg:height="4.72222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18" draw:style-name="a1108" draw:master-page-name="Master1-Layout4-twoObj-Two-Content" presentation:presentation-page-layout-name="Master1-PPL4" draw:id="Slide-273">
        <draw:frame draw:id="id150" presentation:style-name="a1113" draw:name="Title 1" svg:x="0.6356in" svg:y="0.79796in" svg:width="12.06213in" svg:height="1.08085in" presentation:class="title" presentation:placeholder="false">
          <draw:text-box>
            <text:p text:style-name="a1112" text:class-names="" text:cond-style-name=""><text:span text:style-name="a1109" text:class-names="">ΠΕΙΡΑΜΑΤΙΚΗ ΑΠΟΤΙΜΗΣΗ – Χρονοσ αποφασησ υποψηφιου κομβου<text:line-break/>Αριθμοσ των<text:s text:c="1"/></text:span><text:span text:style-name="a1110" text:class-names="">clusters</text:span><text:span text:style-name="a1111" text:class-names=""/></text:p>
          </draw:text-box>
          <svg:title/>
          <svg:desc/>
        </draw:frame>
        <draw:frame draw:id="id151" presentation:style-name="a1114" draw:name="Content Placeholder 5" svg:x="0.47222in" svg:y="1.91233in" svg:width="6.37153in" svg:height="4.77865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152" presentation:style-name="a1145" draw:name="Content Placeholder 3" svg:x="7.01667in" svg:y="2.43657in" svg:width="5.68107in" svg:height="3.97315in" presentation:class="outline" presentation:placeholder="false">
          <draw:text-box>
            <text:list text:style-name="a1119">
              <text:list-item>
                <text:p text:style-name="a1118" text:class-names="" text:cond-style-name=""><text:span text:style-name="a1115" text:class-names="">Συνολικές Εγγραφές Δεδομένων</text:span><text:span text:style-name="a1116" text:class-names="">: 25.000</text:span><text:span text:style-name="a1117" text:class-names=""/></text:p>
              </text:list-item>
            </text:list>
            <text:list text:style-name="a1123">
              <text:list-item>
                <text:p text:style-name="a1122" text:class-names="" text:cond-style-name=""><text:span text:style-name="a1120" text:class-names="">Συνολικές Διαστάσεις Δεδομένων</text:span><text:span text:style-name="a1121" text:class-names="">: 10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4" text:class-names="">Πιθανότητα<text:s text:c="1"/></text:span><text:span text:style-name="a1125" text:class-names="">phi<text:s text:c="1"/></text:span><text:span text:style-name="a1126" text:class-names="">= 0.75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29" text:class-names="">Σημαντικές Διαστάσεις</text:span><text:span text:style-name="a1130" text:class-names="">: 3</text:span><text:span text:style-name="a1131" text:class-names=""/></text:p>
              </text:list-item>
            </text:list>
            <text:list text:style-name="a1141">
              <text:list-item>
                <text:p text:style-name="a1140" text:class-names="" text:cond-style-name=""><text:span text:style-name="a1134" text:class-names="">Αριθμός<text:s text:c="1"/></text:span><text:span text:style-name="a1135" text:class-names="">Edge<text:s text:c="1"/></text:span><text:span text:style-name="a1136" text:class-names="">Κόμβων δικτύου</text:span><text:span text:style-name="a1137" text:class-names="">:</text:span><text:span text:style-name="a1138" text:class-names=""><text:s text:c="1"/>11</text:span><text:span text:style-name="a1139" text:class-names=""/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</draw:text-box>
          <svg:title/>
          <svg:desc/>
        </draw:frame>
      </draw:page>
      <draw:page draw:name="Slide19" draw:style-name="a1146" draw:master-page-name="Master1-Layout4-twoObj-Two-Content" presentation:presentation-page-layout-name="Master1-PPL4" draw:id="Slide-274">
        <draw:frame draw:id="id153" presentation:style-name="a1147" draw:name="Content Placeholder 5" svg:x="0.44268in" svg:y="1.83722in" svg:width="6.60831in" svg:height="4.95623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154" presentation:style-name="a1151" draw:name="Title 1" svg:x="0.6356in" svg:y="0.79796in" svg:width="12.06213in" svg:height="1.08085in" presentation:class="title" presentation:placeholder="false">
          <draw:text-box>
            <text:p text:style-name="a1150" text:class-names="" text:cond-style-name=""><text:span text:style-name="a1148" text:class-names="">ΠΕΙΡΑΜΑΤΙΚΗ ΑΠΟΤΙΜΗΣΗ – Χρονοσ αποφασησ υποψηφιου κομβου<text:line-break/>Αριθμοσ σημαντικων διαστασεων στα δεδομενα</text:span><text:span text:style-name="a1149" text:class-names=""/></text:p>
          </draw:text-box>
          <svg:title/>
          <svg:desc/>
        </draw:frame>
        <draw:frame draw:id="id155" presentation:style-name="a1180" draw:name="Content Placeholder 3" svg:x="7.01667in" svg:y="2.43657in" svg:width="5.68107in" svg:height="3.97315in" presentation:class="outline" presentation:placeholder="false">
          <draw:text-box>
            <text:list text:style-name="a1156">
              <text:list-item>
                <text:p text:style-name="a1155" text:class-names="" text:cond-style-name=""><text:span text:style-name="a1152" text:class-names="">Συνολικές Εγγραφές Δεδομένων</text:span><text:span text:style-name="a1153" text:class-names="">: 25.000</text:span><text:span text:style-name="a1154" text:class-names=""/></text:p>
              </text:list-item>
            </text:list>
            <text:list text:style-name="a1160">
              <text:list-item>
                <text:p text:style-name="a1159" text:class-names="" text:cond-style-name=""><text:span text:style-name="a1157" text:class-names="">Συνολικές Διαστάσεις Δεδομένων</text:span><text:span text:style-name="a1158" text:class-names="">: 10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1" text:class-names="">Πιθανότητα<text:s text:c="1"/></text:span><text:span text:style-name="a1162" text:class-names="">phi<text:s text:c="1"/></text:span><text:span text:style-name="a1163" text:class-names="">= 0.75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6" text:class-names="">Αριθμός<text:s text:c="1"/></text:span><text:span text:style-name="a1167" text:class-names="">Clusters:<text:s text:c="1"/></text:span><text:span text:style-name="a1168" text:class-names="">5</text:span><text:span text:style-name="a1169" text:class-names=""/></text:p>
              </text:list-item>
            </text:list>
            <text:list text:style-name="a1179">
              <text:list-item>
                <text:p text:style-name="a1178" text:class-names="" text:cond-style-name=""><text:span text:style-name="a1172" text:class-names="">Αριθμός<text:s text:c="1"/></text:span><text:span text:style-name="a1173" text:class-names="">Edge<text:s text:c="1"/></text:span><text:span text:style-name="a1174" text:class-names="">Κόμβων δικτύου</text:span><text:span text:style-name="a1175" text:class-names="">:</text:span><text:span text:style-name="a1176" text:class-names=""><text:s text:c="1"/>11</text:span><text:span text:style-name="a1177" text:class-names=""/></text:p>
              </text:list-item>
            </text:list>
          </draw:text-box>
          <svg:title/>
          <svg:desc/>
        </draw:frame>
      </draw:page>
      <draw:page draw:name="Slide20" draw:style-name="a1181" draw:master-page-name="Master1-Layout4-twoObj-Two-Content" presentation:presentation-page-layout-name="Master1-PPL4" draw:id="Slide-275">
        <draw:frame draw:id="id156" presentation:style-name="a1182" draw:name="Content Placeholder 5" svg:x="0.50974in" svg:y="1.79071in" svg:width="6.9205in" svg:height="5.19501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frame draw:id="id157" presentation:style-name="a1186" draw:name="Title 1" svg:x="0.6356in" svg:y="0.79796in" svg:width="12.06213in" svg:height="1.08085in" presentation:class="title" presentation:placeholder="false">
          <draw:text-box>
            <text:p text:style-name="a1185" text:class-names="" text:cond-style-name=""><text:span text:style-name="a1183" text:class-names="">ΠΕΙΡΑΜΑΤΙΚΗ ΑΠΟΤΙΜΗΣΗ - Τυπικη αποκλιση δεδομενων κομβου<text:line-break/>Αριθμοσ σημαντικων διαστασεων στα δεδομενα</text:span><text:span text:style-name="a1184" text:class-names=""/></text:p>
          </draw:text-box>
          <svg:title/>
          <svg:desc/>
        </draw:frame>
        <draw:frame draw:id="id158" presentation:style-name="a1216" draw:name="Content Placeholder 3" svg:x="7.01667in" svg:y="2.43657in" svg:width="5.68107in" svg:height="3.97315in" presentation:class="outline" presentation:placeholder="false">
          <draw:text-box>
            <text:list text:style-name="a1189">
              <text:list-item>
                <text:p text:style-name="a1188" text:class-names="" text:cond-style-name=""><text:span text:style-name="a1187" text:class-names="">Ίδια εγγραφή δεδομένων για όλες τις περιπτώσεις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90" text:class-names="">Συνολικές Διαστάσεις Δεδομένων</text:span><text:span text:style-name="a1191" text:class-names="">: 10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4" text:class-names="">Πιθανότητα<text:s text:c="1"/></text:span><text:span text:style-name="a1195" text:class-names="">phi<text:s text:c="1"/></text:span><text:span text:style-name="a1196" text:class-names="">= 0.75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199" text:class-names="">Αριθμός<text:s text:c="1"/></text:span><text:span text:style-name="a1200" text:class-names="">Clusters:<text:s text:c="1"/></text:span><text:span text:style-name="a1201" text:class-names="">5</text:span><text:span text:style-name="a1202" text:class-names=""/></text:p>
              </text:list-item>
            </text:list>
            <text:list text:style-name="a1212">
              <text:list-item>
                <text:p text:style-name="a1211" text:class-names="" text:cond-style-name=""><text:span text:style-name="a1205" text:class-names="">Αριθμός<text:s text:c="1"/></text:span><text:span text:style-name="a1206" text:class-names="">Edge<text:s text:c="1"/></text:span><text:span text:style-name="a1207" text:class-names="">Κόμβων δικτύου</text:span><text:span text:style-name="a1208" text:class-names="">:</text:span><text:span text:style-name="a1209" text:class-names=""><text:s text:c="1"/>11</text:span><text:span text:style-name="a1210" text:class-names=""/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/></text:p>
              </text:list-item>
            </text:list>
          </draw:text-box>
          <svg:title/>
          <svg:desc/>
        </draw:frame>
      </draw:page>
      <draw:page draw:name="Slide21" draw:style-name="a1217" draw:master-page-name="Master1-Layout4-twoObj-Two-Content" presentation:presentation-page-layout-name="Master1-PPL4" draw:id="Slide-276">
        <draw:frame draw:id="id159" presentation:style-name="a1218" draw:name="Content Placeholder 6" svg:x="0.02369in" svg:y="1.71564in" svg:width="6.87512in" svg:height="5.15634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160" presentation:style-name="a1222" draw:name="Title 1" svg:x="0.6356in" svg:y="0.79796in" svg:width="12.06213in" svg:height="1.08085in" presentation:class="title" presentation:placeholder="false">
          <draw:text-box>
            <text:p text:style-name="a1221" text:class-names="" text:cond-style-name=""><text:span text:style-name="a1219" text:class-names="">ΧΡΟΝΟΙ ΕΚΤΕΛΕΣΕΩΝ ΠΡΟΣΟΜΟΙΩΣΕΩΝ<text:line-break/></text:span><text:span text:style-name="a1220" text:class-names=""/></text:p>
          </draw:text-box>
          <svg:title/>
          <svg:desc/>
        </draw:frame>
        <draw:frame draw:id="id161" draw:name="Table 5" svg:x="6.44759in" svg:y="3.62512in" svg:width="6.70357in" svg:height="3.13336in" presentation:class="table" presentation:placeholder="false">
          <table:table table:style-name="a122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224" table:default-cell-style-name=""/>
            <table:table-column table:style-name="a1225" table:default-cell-style-name=""/>
            <table:table-column table:style-name="a1226" table:default-cell-style-name=""/>
            <table:table-column table:style-name="a1227" table:default-cell-style-name=""/>
            <table:table-column table:style-name="a1228" table:default-cell-style-name=""/>
            <table:table-row table:style-name="a1229" table:default-cell-style-name="">
              <table:table-cell table:style-name="a1234">
                <text:list text:style-name="a1233">
                  <text:list-item>
                    <text:p text:style-name="a1232" text:class-names="" text:cond-style-name=""><text:span text:style-name="a1230" text:class-names="">Α/Α</text:span><text:span text:style-name="a1231" text:class-names=""/></text:p>
                  </text:list-item>
                </text:list>
              </table:table-cell>
              <table:table-cell table:style-name="a1239">
                <text:list text:style-name="a1238">
                  <text:list-item>
                    <text:p text:style-name="a1237" text:class-names="" text:cond-style-name=""><text:span text:style-name="a1235" text:class-names="">Nodes</text:span><text:span text:style-name="a1236" text:class-names=""/></text:p>
                  </text:list-item>
                </text:list>
              </table:table-cell>
              <table:table-cell table:style-name="a1244">
                <text:list text:style-name="a1243">
                  <text:list-item>
                    <text:p text:style-name="a1242" text:class-names="" text:cond-style-name=""><text:span text:style-name="a1240" text:class-names="">Clusters</text:span><text:span text:style-name="a1241" text:class-names=""/></text:p>
                  </text:list-item>
                </text:list>
              </table:table-cell>
              <table:table-cell table:style-name="a1249">
                <text:list text:style-name="a1248">
                  <text:list-item>
                    <text:p text:style-name="a1247" text:class-names="" text:cond-style-name=""><text:span text:style-name="a1245" text:class-names="">Important Dimensions</text:span><text:span text:style-name="a1246" text:class-names=""/></text:p>
                  </text:list-item>
                </text:list>
              </table:table-cell>
              <table:table-cell table:style-name="a1257">
                <text:list text:style-name="a1252">
                  <text:list-item>
                    <text:p text:style-name="a1251" text:class-names="" text:cond-style-name=""><text:span text:style-name="a1250" text:class-names="">Execution</text:span></text:p>
                  </text:list-item>
                </text:list>
                <text:list text:style-name="a1256">
                  <text:list-item>
                    <text:p text:style-name="a1255" text:class-names="" text:cond-style-name=""><text:span text:style-name="a1253" text:class-names="">Time(s)</text:span><text:span text:style-name="a1254" text:class-names=""/></text:p>
                  </text:list-item>
                </text:list>
              </table:table-cell>
            </table:table-row>
            <table:table-row table:style-name="a1258" table:default-cell-style-name="">
              <table:table-cell table:style-name="a1263">
                <text:list text:style-name="a1262">
                  <text:list-item>
                    <text:p text:style-name="a1261" text:class-names="" text:cond-style-name=""><text:span text:style-name="a1259" text:class-names="">3</text:span><text:span text:style-name="a1260" text:class-names=""/></text:p>
                  </text:list-item>
                </text:list>
              </table:table-cell>
              <table:table-cell table:style-name="a1268">
                <text:list text:style-name="a1267">
                  <text:list-item>
                    <text:p text:style-name="a1266" text:class-names="" text:cond-style-name=""><text:span text:style-name="a1264" text:class-names="">7</text:span><text:span text:style-name="a1265" text:class-names=""/></text:p>
                  </text:list-item>
                </text:list>
              </table:table-cell>
              <table:table-cell table:style-name="a1273">
                <text:list text:style-name="a1272">
                  <text:list-item>
                    <text:p text:style-name="a1271" text:class-names="" text:cond-style-name=""><text:span text:style-name="a1269" text:class-names="">3</text:span><text:span text:style-name="a1270" text:class-names=""/></text:p>
                  </text:list-item>
                </text:list>
              </table:table-cell>
              <table:table-cell table:style-name="a1278">
                <text:list text:style-name="a1277">
                  <text:list-item>
                    <text:p text:style-name="a1276" text:class-names="" text:cond-style-name=""><text:span text:style-name="a1274" text:class-names="">3</text:span><text:span text:style-name="a1275" text:class-names=""/></text:p>
                  </text:list-item>
                </text:list>
              </table:table-cell>
              <table:table-cell table:style-name="a1283">
                <text:list text:style-name="a1282">
                  <text:list-item>
                    <text:p text:style-name="a1281" text:class-names="" text:cond-style-name=""><text:span text:style-name="a1279" text:class-names="">123.37</text:span><text:span text:style-name="a1280" text:class-names=""/></text:p>
                  </text:list-item>
                </text:list>
              </table:table-cell>
            </table:table-row>
            <table:table-row table:style-name="a1284" table:default-cell-style-name="">
              <table:table-cell table:style-name="a1289">
                <text:list text:style-name="a1288">
                  <text:list-item>
                    <text:p text:style-name="a1287" text:class-names="" text:cond-style-name=""><text:span text:style-name="a1285" text:class-names="">5</text:span><text:span text:style-name="a1286" text:class-names=""/></text:p>
                  </text:list-item>
                </text:list>
              </table:table-cell>
              <table:table-cell table:style-name="a1294">
                <text:list text:style-name="a1293">
                  <text:list-item>
                    <text:p text:style-name="a1292" text:class-names="" text:cond-style-name=""><text:span text:style-name="a1290" text:class-names="">7</text:span><text:span text:style-name="a1291" text:class-names=""/></text:p>
                  </text:list-item>
                </text:list>
              </table:table-cell>
              <table:table-cell table:style-name="a1299">
                <text:list text:style-name="a1298">
                  <text:list-item>
                    <text:p text:style-name="a1297" text:class-names="" text:cond-style-name=""><text:span text:style-name="a1295" text:class-names="">4</text:span><text:span text:style-name="a1296" text:class-names=""/></text:p>
                  </text:list-item>
                </text:list>
              </table:table-cell>
              <table:table-cell table:style-name="a1304">
                <text:list text:style-name="a1303">
                  <text:list-item>
                    <text:p text:style-name="a1302" text:class-names="" text:cond-style-name=""><text:span text:style-name="a1300" text:class-names="">3</text:span><text:span text:style-name="a1301" text:class-names=""/></text:p>
                  </text:list-item>
                </text:list>
              </table:table-cell>
              <table:table-cell table:style-name="a1309">
                <text:list text:style-name="a1308">
                  <text:list-item>
                    <text:p text:style-name="a1307" text:class-names="" text:cond-style-name=""><text:span text:style-name="a1305" text:class-names="">129.21</text:span><text:span text:style-name="a1306" text:class-names=""/></text:p>
                  </text:list-item>
                </text:list>
              </table:table-cell>
            </table:table-row>
            <table:table-row table:style-name="a1310" table:default-cell-style-name="">
              <table:table-cell table:style-name="a1315">
                <text:list text:style-name="a1314">
                  <text:list-item>
                    <text:p text:style-name="a1313" text:class-names="" text:cond-style-name=""><text:span text:style-name="a1311" text:class-names="">7</text:span><text:span text:style-name="a1312" text:class-names=""/></text:p>
                  </text:list-item>
                </text:list>
              </table:table-cell>
              <table:table-cell table:style-name="a1320">
                <text:list text:style-name="a1319">
                  <text:list-item>
                    <text:p text:style-name="a1318" text:class-names="" text:cond-style-name=""><text:span text:style-name="a1316" text:class-names="">9</text:span><text:span text:style-name="a1317" text:class-names=""/></text:p>
                  </text:list-item>
                </text:list>
              </table:table-cell>
              <table:table-cell table:style-name="a1325">
                <text:list text:style-name="a1324">
                  <text:list-item>
                    <text:p text:style-name="a1323" text:class-names="" text:cond-style-name=""><text:span text:style-name="a1321" text:class-names="">4</text:span><text:span text:style-name="a1322" text:class-names=""/></text:p>
                  </text:list-item>
                </text:list>
              </table:table-cell>
              <table:table-cell table:style-name="a1330">
                <text:list text:style-name="a1329">
                  <text:list-item>
                    <text:p text:style-name="a1328" text:class-names="" text:cond-style-name=""><text:span text:style-name="a1326" text:class-names="">3</text:span><text:span text:style-name="a1327" text:class-names=""/></text:p>
                  </text:list-item>
                </text:list>
              </table:table-cell>
              <table:table-cell table:style-name="a1335">
                <text:list text:style-name="a1334">
                  <text:list-item>
                    <text:p text:style-name="a1333" text:class-names="" text:cond-style-name=""><text:span text:style-name="a1331" text:class-names="">149.95</text:span><text:span text:style-name="a1332" text:class-names=""/></text:p>
                  </text:list-item>
                </text:list>
              </table:table-cell>
            </table:table-row>
            <table:table-row table:style-name="a1336" table:default-cell-style-name="">
              <table:table-cell table:style-name="a1341">
                <text:list text:style-name="a1340">
                  <text:list-item>
                    <text:p text:style-name="a1339" text:class-names="" text:cond-style-name=""><text:span text:style-name="a1337" text:class-names="">9</text:span><text:span text:style-name="a1338" text:class-names=""/></text:p>
                  </text:list-item>
                </text:list>
              </table:table-cell>
              <table:table-cell table:style-name="a1346">
                <text:list text:style-name="a1345">
                  <text:list-item>
                    <text:p text:style-name="a1344" text:class-names="" text:cond-style-name=""><text:span text:style-name="a1342" text:class-names="">10</text:span><text:span text:style-name="a1343" text:class-names=""/></text:p>
                  </text:list-item>
                </text:list>
              </table:table-cell>
              <table:table-cell table:style-name="a1351">
                <text:list text:style-name="a1350">
                  <text:list-item>
                    <text:p text:style-name="a1349" text:class-names="" text:cond-style-name=""><text:span text:style-name="a1347" text:class-names="">4</text:span><text:span text:style-name="a1348" text:class-names=""/></text:p>
                  </text:list-item>
                </text:list>
              </table:table-cell>
              <table:table-cell table:style-name="a1356">
                <text:list text:style-name="a1355">
                  <text:list-item>
                    <text:p text:style-name="a1354" text:class-names="" text:cond-style-name=""><text:span text:style-name="a1352" text:class-names="">3</text:span><text:span text:style-name="a1353" text:class-names=""/></text:p>
                  </text:list-item>
                </text:list>
              </table:table-cell>
              <table:table-cell table:style-name="a1361">
                <text:list text:style-name="a1360">
                  <text:list-item>
                    <text:p text:style-name="a1359" text:class-names="" text:cond-style-name=""><text:span text:style-name="a1357" text:class-names="">162.08</text:span><text:span text:style-name="a1358" text:class-names=""/></text:p>
                  </text:list-item>
                </text:list>
              </table:table-cell>
            </table:table-row>
            <table:table-row table:style-name="a1362" table:default-cell-style-name="">
              <table:table-cell table:style-name="a1367">
                <text:list text:style-name="a1366">
                  <text:list-item>
                    <text:p text:style-name="a1365" text:class-names="" text:cond-style-name=""><text:span text:style-name="a1363" text:class-names="">11</text:span><text:span text:style-name="a1364" text:class-names=""/></text:p>
                  </text:list-item>
                </text:list>
              </table:table-cell>
              <table:table-cell table:style-name="a1372">
                <text:list text:style-name="a1371">
                  <text:list-item>
                    <text:p text:style-name="a1370" text:class-names="" text:cond-style-name=""><text:span text:style-name="a1368" text:class-names="">12</text:span><text:span text:style-name="a1369" text:class-names=""/></text:p>
                  </text:list-item>
                </text:list>
              </table:table-cell>
              <table:table-cell table:style-name="a1377">
                <text:list text:style-name="a1376">
                  <text:list-item>
                    <text:p text:style-name="a1375" text:class-names="" text:cond-style-name=""><text:span text:style-name="a1373" text:class-names="">3</text:span><text:span text:style-name="a1374" text:class-names=""/></text:p>
                  </text:list-item>
                </text:list>
              </table:table-cell>
              <table:table-cell table:style-name="a1382">
                <text:list text:style-name="a1381">
                  <text:list-item>
                    <text:p text:style-name="a1380" text:class-names="" text:cond-style-name=""><text:span text:style-name="a1378" text:class-names="">3</text:span><text:span text:style-name="a1379" text:class-names=""/></text:p>
                  </text:list-item>
                </text:list>
              </table:table-cell>
              <table:table-cell table:style-name="a1387">
                <text:list text:style-name="a1386">
                  <text:list-item>
                    <text:p text:style-name="a1385" text:class-names="" text:cond-style-name=""><text:span text:style-name="a1383" text:class-names="">456.06</text:span><text:span text:style-name="a1384" text:class-names=""/></text:p>
                  </text:list-item>
                </text:list>
              </table:table-cell>
            </table:table-row>
            <table:table-row table:style-name="a1388" table:default-cell-style-name="">
              <table:table-cell table:style-name="a1393">
                <text:list text:style-name="a1392">
                  <text:list-item>
                    <text:p text:style-name="a1391" text:class-names="" text:cond-style-name=""><text:span text:style-name="a1389" text:class-names="">20</text:span><text:span text:style-name="a1390" text:class-names=""/></text:p>
                  </text:list-item>
                </text:list>
              </table:table-cell>
              <table:table-cell table:style-name="a1398">
                <text:list text:style-name="a1397">
                  <text:list-item>
                    <text:p text:style-name="a1396" text:class-names="" text:cond-style-name=""><text:span text:style-name="a1394" text:class-names="">18</text:span><text:span text:style-name="a1395" text:class-names=""/></text:p>
                  </text:list-item>
                </text:list>
              </table:table-cell>
              <table:table-cell table:style-name="a1403">
                <text:list text:style-name="a1402">
                  <text:list-item>
                    <text:p text:style-name="a1401" text:class-names="" text:cond-style-name=""><text:span text:style-name="a1399" text:class-names="">5</text:span><text:span text:style-name="a1400" text:class-names=""/></text:p>
                  </text:list-item>
                </text:list>
              </table:table-cell>
              <table:table-cell table:style-name="a1408">
                <text:list text:style-name="a1407">
                  <text:list-item>
                    <text:p text:style-name="a1406" text:class-names="" text:cond-style-name=""><text:span text:style-name="a1404" text:class-names="">3</text:span><text:span text:style-name="a1405" text:class-names=""/></text:p>
                  </text:list-item>
                </text:list>
              </table:table-cell>
              <table:table-cell table:style-name="a1413">
                <text:list text:style-name="a1412">
                  <text:list-item>
                    <text:p text:style-name="a1411" text:class-names="" text:cond-style-name=""><text:span text:style-name="a1409" text:class-names="">262.61</text:span><text:span text:style-name="a1410" text:class-names=""/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draw:frame draw:id="id162" draw:style-name="a1428" draw:name="TextBox 7" svg:x="6.44759in" svg:y="2.18356in" svg:width="6.41287in" svg:height="1.31038in">
          <draw:text-box>
            <text:list text:style-name="a1418">
              <text:list-item>
                <text:p text:style-name="a1417" text:class-names="" text:cond-style-name=""><text:span text:style-name="a1414" text:class-names="">Συνολικές Εγγραφές Δεδομένων</text:span><text:span text:style-name="a1415" text:class-names="">: 25.000</text:span><text:span text:style-name="a1416" text:class-names=""/></text:p>
              </text:list-item>
            </text:list>
            <text:list text:style-name="a1422">
              <text:list-item>
                <text:p text:style-name="a1421" text:class-names="" text:cond-style-name=""><text:span text:style-name="a1419" text:class-names="">Συνολικές Διαστάσεις Δεδομένων</text:span><text:span text:style-name="a1420" text:class-names="">: 10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3" text:class-names="">Πιθανότητα<text:s text:c="1"/></text:span><text:span text:style-name="a1424" text:class-names="">phi<text:s text:c="1"/></text:span><text:span text:style-name="a1425" text:class-names="">= 0.75</text:span></text:p>
              </text:list-item>
            </text:list>
          </draw:text-box>
          <svg:title/>
          <svg:desc/>
        </draw:frame>
      </draw:page>
      <draw:page draw:name="Slide22" draw:style-name="a1429" draw:master-page-name="Master1-Layout4-twoObj-Two-Content" presentation:presentation-page-layout-name="Master1-PPL4" draw:id="Slide-277">
        <draw:frame draw:id="id163" presentation:style-name="a1435" draw:name="Title 1" svg:x="0.6356in" svg:y="0.79796in" svg:width="12.06213in" svg:height="1.08085in" presentation:class="title" presentation:placeholder="false">
          <draw:text-box>
            <text:p text:style-name="a1434" text:class-names="" text:cond-style-name=""><text:span text:style-name="a1430" text:class-names="">INTERCLUSTER<text:s text:c="1"/></text:span><text:span text:style-name="a1431" text:class-names="">ΑΠΟΣΤΑΣΗ</text:span><text:span text:style-name="a1432" text:class-names=""><text:line-break/></text:span><text:span text:style-name="a1433" text:class-names=""/></text:p>
          </draw:text-box>
          <svg:title/>
          <svg:desc/>
        </draw:frame>
        <draw:frame draw:id="id164" draw:name="Table 5" svg:x="0.40888in" svg:y="5.33952in" svg:width="12.28884in" svg:height="1.6526in" presentation:class="table" presentation:placeholder="false">
          <table:table table:style-name="a143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437" table:default-cell-style-name=""/>
            <table:table-column table:style-name="a1438" table:default-cell-style-name=""/>
            <table:table-column table:style-name="a1439" table:default-cell-style-name=""/>
            <table:table-column table:style-name="a1440" table:default-cell-style-name=""/>
            <table:table-column table:style-name="a1441" table:default-cell-style-name=""/>
            <table:table-column table:style-name="a1442" table:default-cell-style-name=""/>
            <table:table-column table:style-name="a1443" table:default-cell-style-name=""/>
            <table:table-row table:style-name="a1444" table:default-cell-style-name="">
              <table:table-cell table:style-name="a1449">
                <text:list text:style-name="a1448">
                  <text:list-item>
                    <text:p text:style-name="a1447" text:class-names="" text:cond-style-name=""><text:span text:style-name="a1445" text:class-names="">Α/Α</text:span><text:span text:style-name="a1446" text:class-names=""/></text:p>
                  </text:list-item>
                </text:list>
              </table:table-cell>
              <table:table-cell table:style-name="a1454">
                <text:list text:style-name="a1453">
                  <text:list-item>
                    <text:p text:style-name="a1452" text:class-names="" text:cond-style-name=""><text:span text:style-name="a1450" text:class-names="">Nodes</text:span><text:span text:style-name="a1451" text:class-names=""/></text:p>
                  </text:list-item>
                </text:list>
              </table:table-cell>
              <table:table-cell table:style-name="a1459">
                <text:list text:style-name="a1458">
                  <text:list-item>
                    <text:p text:style-name="a1457" text:class-names="" text:cond-style-name=""><text:span text:style-name="a1455" text:class-names="">Clusters</text:span><text:span text:style-name="a1456" text:class-names=""/></text:p>
                  </text:list-item>
                </text:list>
              </table:table-cell>
              <table:table-cell table:style-name="a1464">
                <text:list text:style-name="a1463">
                  <text:list-item>
                    <text:p text:style-name="a1462" text:class-names="" text:cond-style-name=""><text:span text:style-name="a1460" text:class-names="">Important Dimensions</text:span><text:span text:style-name="a1461" text:class-names=""/></text:p>
                  </text:list-item>
                </text:list>
              </table:table-cell>
              <table:table-cell table:style-name="a1469">
                <text:list text:style-name="a1468">
                  <text:list-item>
                    <text:p text:style-name="a1467" text:class-names="" text:cond-style-name=""><text:span text:style-name="a1465" text:class-names="">Min</text:span><text:span text:style-name="a1466" text:class-names=""/></text:p>
                  </text:list-item>
                </text:list>
              </table:table-cell>
              <table:table-cell table:style-name="a1474">
                <text:list text:style-name="a1473">
                  <text:list-item>
                    <text:p text:style-name="a1472" text:class-names="" text:cond-style-name=""><text:span text:style-name="a1470" text:class-names="">Max</text:span><text:span text:style-name="a1471" text:class-names=""/></text:p>
                  </text:list-item>
                </text:list>
              </table:table-cell>
              <table:table-cell table:style-name="a1479">
                <text:list text:style-name="a1478">
                  <text:list-item>
                    <text:p text:style-name="a1477" text:class-names="" text:cond-style-name=""><text:span text:style-name="a1475" text:class-names="">Average</text:span><text:span text:style-name="a1476" text:class-names=""/></text:p>
                  </text:list-item>
                </text:list>
              </table:table-cell>
            </table:table-row>
            <table:table-row table:style-name="a1480" table:default-cell-style-name="">
              <table:table-cell table:style-name="a1485">
                <text:list text:style-name="a1484">
                  <text:list-item>
                    <text:p text:style-name="a1483" text:class-names="" text:cond-style-name=""><text:span text:style-name="a1481" text:class-names="">3</text:span><text:span text:style-name="a1482" text:class-names=""/></text:p>
                  </text:list-item>
                </text:list>
              </table:table-cell>
              <table:table-cell table:style-name="a1490">
                <text:list text:style-name="a1489">
                  <text:list-item>
                    <text:p text:style-name="a1488" text:class-names="" text:cond-style-name=""><text:span text:style-name="a1486" text:class-names="">7</text:span><text:span text:style-name="a1487" text:class-names=""/></text:p>
                  </text:list-item>
                </text:list>
              </table:table-cell>
              <table:table-cell table:style-name="a1495">
                <text:list text:style-name="a1494">
                  <text:list-item>
                    <text:p text:style-name="a1493" text:class-names="" text:cond-style-name=""><text:span text:style-name="a1491" text:class-names="">3</text:span><text:span text:style-name="a1492" text:class-names=""/></text:p>
                  </text:list-item>
                </text:list>
              </table:table-cell>
              <table:table-cell table:style-name="a1500">
                <text:list text:style-name="a1499">
                  <text:list-item>
                    <text:p text:style-name="a1498" text:class-names="" text:cond-style-name=""><text:span text:style-name="a1496" text:class-names="">3</text:span><text:span text:style-name="a1497" text:class-names=""/></text:p>
                  </text:list-item>
                </text:list>
              </table:table-cell>
              <table:table-cell table:style-name="a1505">
                <text:list text:style-name="a1504">
                  <text:list-item>
                    <text:p text:style-name="a1503" text:class-names="" text:cond-style-name=""><text:span text:style-name="a1501" text:class-names="">116</text:span><text:span text:style-name="a1502" text:class-names=""/></text:p>
                  </text:list-item>
                </text:list>
              </table:table-cell>
              <table:table-cell table:style-name="a1510">
                <text:list text:style-name="a1509">
                  <text:list-item>
                    <text:p text:style-name="a1508" text:class-names="" text:cond-style-name=""><text:span text:style-name="a1506" text:class-names="">122</text:span><text:span text:style-name="a1507" text:class-names=""/></text:p>
                  </text:list-item>
                </text:list>
              </table:table-cell>
              <table:table-cell table:style-name="a1515">
                <text:list text:style-name="a1514">
                  <text:list-item>
                    <text:p text:style-name="a1513" text:class-names="" text:cond-style-name=""><text:span text:style-name="a1511" text:class-names="">119</text:span><text:span text:style-name="a1512" text:class-names=""/></text:p>
                  </text:list-item>
                </text:list>
              </table:table-cell>
            </table:table-row>
            <table:table-row table:style-name="a1516" table:default-cell-style-name="">
              <table:table-cell table:style-name="a1521">
                <text:list text:style-name="a1520">
                  <text:list-item>
                    <text:p text:style-name="a1519" text:class-names="" text:cond-style-name=""><text:span text:style-name="a1517" text:class-names="">9</text:span><text:span text:style-name="a1518" text:class-names=""/></text:p>
                  </text:list-item>
                </text:list>
              </table:table-cell>
              <table:table-cell table:style-name="a1526">
                <text:list text:style-name="a1525">
                  <text:list-item>
                    <text:p text:style-name="a1524" text:class-names="" text:cond-style-name=""><text:span text:style-name="a1522" text:class-names="">10</text:span><text:span text:style-name="a1523" text:class-names=""/></text:p>
                  </text:list-item>
                </text:list>
              </table:table-cell>
              <table:table-cell table:style-name="a1531">
                <text:list text:style-name="a1530">
                  <text:list-item>
                    <text:p text:style-name="a1529" text:class-names="" text:cond-style-name=""><text:span text:style-name="a1527" text:class-names="">4</text:span><text:span text:style-name="a1528" text:class-names=""/></text:p>
                  </text:list-item>
                </text:list>
              </table:table-cell>
              <table:table-cell table:style-name="a1536">
                <text:list text:style-name="a1535">
                  <text:list-item>
                    <text:p text:style-name="a1534" text:class-names="" text:cond-style-name=""><text:span text:style-name="a1532" text:class-names="">3</text:span><text:span text:style-name="a1533" text:class-names=""/></text:p>
                  </text:list-item>
                </text:list>
              </table:table-cell>
              <table:table-cell table:style-name="a1541">
                <text:list text:style-name="a1540">
                  <text:list-item>
                    <text:p text:style-name="a1539" text:class-names="" text:cond-style-name=""><text:span text:style-name="a1537" text:class-names="">109</text:span><text:span text:style-name="a1538" text:class-names=""/></text:p>
                  </text:list-item>
                </text:list>
              </table:table-cell>
              <table:table-cell table:style-name="a1546">
                <text:list text:style-name="a1545">
                  <text:list-item>
                    <text:p text:style-name="a1544" text:class-names="" text:cond-style-name=""><text:span text:style-name="a1542" text:class-names="">152</text:span><text:span text:style-name="a1543" text:class-names=""/></text:p>
                  </text:list-item>
                </text:list>
              </table:table-cell>
              <table:table-cell table:style-name="a1551">
                <text:list text:style-name="a1550">
                  <text:list-item>
                    <text:p text:style-name="a1549" text:class-names="" text:cond-style-name=""><text:span text:style-name="a1547" text:class-names="">134</text:span><text:span text:style-name="a1548" text:class-names=""/></text:p>
                  </text:list-item>
                </text:list>
              </table:table-cell>
            </table:table-row>
            <table:table-row table:style-name="a1552" table:default-cell-style-name="">
              <table:table-cell table:style-name="a1557">
                <text:list text:style-name="a1556">
                  <text:list-item>
                    <text:p text:style-name="a1555" text:class-names="" text:cond-style-name=""><text:span text:style-name="a1553" text:class-names="">20</text:span><text:span text:style-name="a1554" text:class-names=""/></text:p>
                  </text:list-item>
                </text:list>
              </table:table-cell>
              <table:table-cell table:style-name="a1562">
                <text:list text:style-name="a1561">
                  <text:list-item>
                    <text:p text:style-name="a1560" text:class-names="" text:cond-style-name=""><text:span text:style-name="a1558" text:class-names="">18</text:span><text:span text:style-name="a1559" text:class-names=""/></text:p>
                  </text:list-item>
                </text:list>
              </table:table-cell>
              <table:table-cell table:style-name="a1567">
                <text:list text:style-name="a1566">
                  <text:list-item>
                    <text:p text:style-name="a1565" text:class-names="" text:cond-style-name=""><text:span text:style-name="a1563" text:class-names="">5</text:span><text:span text:style-name="a1564" text:class-names=""/></text:p>
                  </text:list-item>
                </text:list>
              </table:table-cell>
              <table:table-cell table:style-name="a1572">
                <text:list text:style-name="a1571">
                  <text:list-item>
                    <text:p text:style-name="a1570" text:class-names="" text:cond-style-name=""><text:span text:style-name="a1568" text:class-names="">3</text:span><text:span text:style-name="a1569" text:class-names=""/></text:p>
                  </text:list-item>
                </text:list>
              </table:table-cell>
              <table:table-cell table:style-name="a1577">
                <text:list text:style-name="a1576">
                  <text:list-item>
                    <text:p text:style-name="a1575" text:class-names="" text:cond-style-name=""><text:span text:style-name="a1573" text:class-names="">87</text:span><text:span text:style-name="a1574" text:class-names=""/></text:p>
                  </text:list-item>
                </text:list>
              </table:table-cell>
              <table:table-cell table:style-name="a1582">
                <text:list text:style-name="a1581">
                  <text:list-item>
                    <text:p text:style-name="a1580" text:class-names="" text:cond-style-name=""><text:span text:style-name="a1578" text:class-names="">128</text:span><text:span text:style-name="a1579" text:class-names=""/></text:p>
                  </text:list-item>
                </text:list>
              </table:table-cell>
              <table:table-cell table:style-name="a1587">
                <text:list text:style-name="a1586">
                  <text:list-item>
                    <text:p text:style-name="a1585" text:class-names="" text:cond-style-name=""><text:span text:style-name="a1583" text:class-names="">110</text:span><text:span text:style-name="a1584" text:class-names=""/></text:p>
                  </text:list-item>
                </text:list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  <draw:frame draw:id="id165" presentation:style-name="a1588" draw:name="Content Placeholder 12" svg:x="0.15867in" svg:y="1.54651in" svg:width="6.68727in" svg:height="3.6651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draw:frame draw:id="id166" draw:style-name="a1611" draw:name="TextBox 14" svg:x="6.84595in" svg:y="2.04651in" svg:width="6.00289in" svg:height="2.5275in">
          <draw:text-box>
            <text:list text:style-name="a1594">
              <text:list-item>
                <text:p text:style-name="a1593" text:class-names="" text:cond-style-name=""><text:span text:style-name="a1589" text:class-names="">Ανά δύο<text:s text:c="1"/></text:span><text:span text:style-name="a1590" text:class-names="">cluster<text:s text:c="1"/></text:span><text:span text:style-name="a1591" text:class-names="">υπολογίζαμε την απόσταση μεταξύ τους κάθε φορά</text:span><text:span text:style-name="a1592" text:class-names=""/></text:p>
              </text:list-item>
            </text:list>
            <text:list text:style-name="a1601">
              <text:list-item>
                <text:p text:style-name="a1600" text:class-names="" text:cond-style-name=""><text:span text:style-name="a1595" text:class-names="">Υπολογισμός<text:s text:c="1"/></text:span><text:span text:style-name="a1596" text:class-names="">Incluster<text:s text:c="1"/></text:span><text:span text:style-name="a1597" text:class-names="">Απόστασης</text:span><text:span text:style-name="a1598" text:class-names="">:</text:span><text:span text:style-name="a1599" text:class-names=""/></text:p>
              </text:list-item>
            </text:list>
            <text:p text:style-name="a1604" text:class-names="" text:cond-style-name=""><draw:frame draw:style-name="a1602" text:anchor-type="as-char" svg:x="1171.3034in" svg:y="0in" svg:width="5.77861in" svg:height="0.36326in" style:rel-width="scale" style:rel-height="scale"><draw:object xlink:href="Object 4/" xlink:type="simple" xlink:show="embed" xlink:actuate="onLoad"/></draw:frame><text:span text:style-name="a1603" text:class-names=""/></text:p>
            <text:list text:style-name="a1610">
              <text:list-item>
                <text:p text:style-name="a1609" text:class-names="" text:cond-style-name=""><text:span text:style-name="a1605" text:class-names="">Όσο πιο μακριά βρίσκονται τα<text:s text:c="1"/></text:span><text:span text:style-name="a1606" text:class-names="">clusters<text:s text:c="1"/></text:span><text:span text:style-name="a1607" text:class-names="">μεταξύ τους τόσο πιο όμοιο είναι οι κόμβοι</text:span><text:span text:style-name="a1608" text:class-names=""/></text:p>
              </text:list-item>
            </text:list>
          </draw:text-box>
          <svg:title/>
          <svg:desc/>
        </draw:frame>
      </draw:page>
      <draw:page draw:name="Slide23" draw:style-name="a1612" draw:master-page-name="Master1-Layout2-obj-Title-and-Content" presentation:presentation-page-layout-name="Master1-PPL2" draw:id="Slide-278">
        <draw:frame draw:id="id167" presentation:style-name="a1616" draw:name="Title 1" svg:x="0.6356in" svg:y="0.76789in" svg:width="12.06213in" svg:height="1.3in" presentation:class="title" presentation:placeholder="false">
          <draw:text-box>
            <text:p text:style-name="a1615" text:class-names="" text:cond-style-name=""><text:span text:style-name="a1613" text:class-names="">ΣΥΜΠΕΡΑΣΜΑΤΑ</text:span><text:span text:style-name="a1614" text:class-names=""/></text:p>
          </draw:text-box>
          <svg:title/>
          <svg:desc/>
        </draw:frame>
        <draw:frame draw:id="id168" presentation:style-name="a1655" draw:name="Content Placeholder 4" svg:x="0.6356in" svg:y="2.56in" svg:width="12.06213in" svg:height="3.97472in" presentation:class="outline" presentation:placeholder="false">
          <draw:text-box>
            <text:list text:style-name="a1619">
              <text:list-item>
                <text:p text:style-name="a1618" text:class-names="" text:cond-style-name=""><text:span text:style-name="a1617" text:class-names="">Ο αριθμός των κόμβων που βρίσκονται σε ένα δίκτυο επηρεάζει την απόκριση του συστήματος</text:span></text:p>
              </text:list-item>
            </text:list>
            <text:list text:style-name="a1624">
              <text:list-item>
                <text:p text:style-name="a1623" text:class-names="" text:cond-style-name=""><text:span text:style-name="a1620" text:class-names="">Ο αριθμός των<text:s text:c="1"/></text:span><text:span text:style-name="a1621" text:class-names="">clusters<text:s text:c="1"/></text:span><text:span text:style-name="a1622" text:class-names="">επηρεάζει την απόκριση του συστήματος</text:span></text:p>
              </text:list-item>
            </text:list>
            <text:list text:style-name="a1629">
              <text:list-item>
                <text:p text:style-name="a1628" text:class-names="" text:cond-style-name=""><text:span text:style-name="a1625" text:class-names="">Ο αριθμός των σημαντικών διαστάσεων επηρεάζει το<text:s text:c="1"/></text:span><text:span text:style-name="a1626" text:class-names="">solidity<text:s text:c="1"/></text:span><text:span text:style-name="a1627" text:class-names="">του συνόλου των δεδομένων του κάθε κόμβου είναι όμως αντιστρόφως ανάλογο με την απόκριση του συστήματος</text:span></text:p>
              </text:list-item>
            </text:list>
            <text:list text:style-name="a1636">
              <text:list-item>
                <text:p text:style-name="a1635" text:class-names="" text:cond-style-name=""><text:span text:style-name="a1630" text:class-names="">Όσο μικραίναμε τη πιθανότητα<text:s text:c="1"/></text:span><text:span text:style-name="a1631" text:class-names="">phi</text:span><text:span text:style-name="a1632" text:class-names=""><text:s text:c="1"/>τόσο χαλούσε το<text:s text:c="1"/></text:span><text:span text:style-name="a1633" text:class-names="">solidity<text:s text:c="1"/></text:span><text:span text:style-name="a1634" text:class-names="">των δεδομένων</text:span></text:p>
              </text:list-item>
            </text:list>
            <text:list text:style-name="a1645">
              <text:list-item>
                <text:p text:style-name="a1644" text:class-names="" text:cond-style-name=""><text:span text:style-name="a1637" text:class-names="">Τέλος να πούμε ότι ο αλγόριθμος προσομοίωσης δοκιμάστηκε μέχρι 1.5 εκατομμύριο εγγραφές και 15 διαστάσεις</text:span><text:span text:style-name="a1638" text:class-names="">,</text:span><text:span text:style-name="a1639" text:class-names=""><text:s text:c="1"/>με 150 κόμβους και<text:s text:c="1"/></text:span><text:span text:style-name="a1640" text:class-names="">2</text:span><text:span text:style-name="a1641" text:class-names="">5<text:s text:c="1"/></text:span><text:span text:style-name="a1642" text:class-names="">clusters,<text:s text:c="1"/></text:span><text:span text:style-name="a1643" text:class-names="">λαμβάνοντας υπόψιν 4 σημαντικές διαστάσεις και λειτούργησε χωρίς προβλήματα (Χρόνος εκτέλεσης ≈ 85 ώρες)</text:span></text:p>
              </text:list-item>
            </text:list>
            <text:list text:style-name="a1648">
              <text:list-item>
                <text:p text:style-name="a1647" text:class-names="" text:cond-style-name=""><text:span text:style-name="a1646" text:class-names=""/></text:p>
              </text:list-item>
            </text:list>
            <text:list text:style-name="a1651">
              <text:list-item>
                <text:p text:style-name="a1650" text:class-names="" text:cond-style-name=""><text:span text:style-name="a1649" text:class-names=""/></text:p>
              </text:list-item>
            </text:list>
            <text:list text:style-name="a1654">
              <text:list-item>
                <text:p text:style-name="a1653" text:class-names="" text:cond-style-name=""><text:span text:style-name="a165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2" style:display-name="Title and Content">
      <presentation:placeholder presentation:object="title" svg:x="0.6356in" svg:y="0.76789in" svg:width="12.06213in" svg:height="1.3in"/>
      <presentation:placeholder presentation:object="object" svg:x="0.6356in" svg:y="2.56in" svg:width="12.06213in" svg:height="3.97472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3" style:display-name="Section Header">
      <presentation:placeholder presentation:object="title" svg:x="0.6356in" svg:y="2.61806in" svg:width="12.06213in" svg:height="2.3485in"/>
      <presentation:placeholder presentation:object="outline" svg:x="0.6356in" svg:y="4.96655in" svg:width="12.06213in" svg:height="0.65678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4" style:display-name="Two Content">
      <presentation:placeholder presentation:object="title" svg:x="0.6356in" svg:y="0.79796in" svg:width="12.06213in" svg:height="1.08085in"/>
      <presentation:placeholder presentation:object="object" svg:x="0.6356in" svg:y="2.43657in" svg:width="5.68107in" svg:height="3.97315in"/>
      <presentation:placeholder presentation:object="object" svg:x="7.01667in" svg:y="2.43657in" svg:width="5.68107in" svg:height="3.9731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5" style:display-name="Comparison">
      <presentation:placeholder presentation:object="title" svg:x="0.6356in" svg:y="0.79796in" svg:width="12.06213in" svg:height="1.08085in"/>
      <presentation:placeholder presentation:object="outline" svg:x="0.6356in" svg:y="2.4616in" svg:width="5.68107in" svg:height="0.61in"/>
      <presentation:placeholder presentation:object="object" svg:x="0.6356in" svg:y="3.19997in" svg:width="5.68107in" svg:height="3.20975in"/>
      <presentation:placeholder presentation:object="outline" svg:x="7.01667in" svg:y="2.46161in" svg:width="5.68107in" svg:height="0.60518in"/>
      <presentation:placeholder presentation:object="object" svg:x="7.01666in" svg:y="3.19997in" svg:width="5.68107in" svg:height="3.2097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6" style:display-name="Title Only">
      <presentation:placeholder presentation:object="title" svg:x="0.62981in" svg:y="0.79796in" svg:width="12.06213in" svg:height="1.0808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7" style:display-name="Blank"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8" style:display-name="Content with Caption">
      <presentation:placeholder presentation:object="title" svg:x="0.83974in" svg:y="1.02083in" svg:width="3.31567in" svg:height="1.88366in"/>
      <presentation:placeholder presentation:object="object" svg:x="5.35972in" svg:y="1.29028in" svg:width="7.27361in" svg:height="5.09429in"/>
      <presentation:placeholder presentation:object="outline" svg:x="0.83974in" svg:y="3.1022in" svg:width="3.31567in" svg:height="3.28236in"/>
      <presentation:placeholder presentation:object="date-time" svg:x="8.31797in" svg:y="7.06137in" svg:width="3.11111in" svg:height="0.39931in"/>
      <presentation:placeholder presentation:object="footer" svg:x="0.6356in" svg:y="7.05664in" svg:width="7.56475in" svg:height="0.39931in"/>
      <presentation:placeholder presentation:object="page-number" svg:x="11.5467in" svg:y="7.06137in" svg:width="1.15104in" svg:height="0.39931in"/>
    </style:presentation-page-layout>
    <style:presentation-page-layout style:name="Master1-PPL9" style:display-name="Picture with Caption">
      <presentation:placeholder presentation:object="title" svg:x="0.6356in" svg:y="5.13275in" svg:width="12.06213in" svg:height="0.61979in"/>
      <presentation:placeholder presentation:object="graphic" svg:x="0.48974in" svg:y="0.70139in" svg:width="12.34783in" svg:height="3.99305in"/>
      <presentation:placeholder presentation:object="outline" svg:x="0.6356in" svg:y="5.75254in" svg:width="12.06214in" svg:height="1.09159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10" style:display-name="Title and Vertical Text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99393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11" style:display-name="Vertical Title and Text">
      <presentation:placeholder presentation:object="title" svg:x="8.97222in" svg:y="0.94444in" svg:width="3.41667in" svg:height="5.25736in"/>
      <presentation:placeholder presentation:object="outline" svg:x="0.84747in" svg:y="0.94444in" svg:width="7.83205in" svg:height="5.25736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style style:family="table-cell" style:name="a458">
      <style:table-cell-properties/>
    </style:style>
    <style:style style:family="table-cell" style:name="a47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64">
      <style:table-cell-properties fo:background-color="#e7f1fa" fo:border-top="0.01389in solid #1cade4" fo:border-bottom="0.01389in solid #1cade4" fo:border-left="0.01389in solid #1cade4" fo:border-right="0.01389in solid #1cade4"/>
      <style:text-properties fo:color="#000000" fo:font-family="+mn-lt" style:font-family-asian="+mn-ea" style:font-family-complex="+mn-cs"/>
    </style:style>
    <style:style style:family="table-cell" style:name="a465">
      <style:table-cell-properties fo:background-color="#cce3f5"/>
    </style:style>
    <style:style style:family="table-cell" style:name="a459">
      <style:table-cell-properties fo:background-color="#cce3f5"/>
    </style:style>
    <style:style style:family="table-cell" style:name="a466">
      <style:table-cell-properties fo:background-color="#cce3f5"/>
    </style:style>
    <style:style style:family="table-cell" style:name="a467">
      <style:table-cell-properties fo:background-color="#e7f1fa"/>
      <style:text-properties fo:font-family="" style:font-family-asian="" style:font-family-complex="" fo:font-weight="bold" style:font-weight-asian="bold" style:font-weight-complex="bold"/>
    </style:style>
    <style:style style:family="table-cell" style:name="a468">
      <style:table-cell-properties fo:background-color="#e7f1fa" fo:border-top="0.02778in solid #1cade4"/>
      <style:text-properties fo:font-family="" style:font-family-asian="" style:font-family-complex="" fo:font-weight="bold" style:font-weight-asian="bold" style:font-weight-complex="bold"/>
    </style:style>
    <style:style style:family="table-cell" style:name="a46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460">
      <style:table-cell-properties fo:background-color="#1cade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55">
      <style:table-cell-properties fo:background-color="#e7f1fa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61">
      <style:table-cell-properties fo:background-color="#1cade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56">
      <style:table-cell-properties/>
    </style:style>
    <style:style style:family="table-cell" style:name="a462">
      <style:table-cell-properties fo:background-color="#1cade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57">
      <style:table-cell-properties fo:background-color="#cce3f5"/>
    </style:style>
    <style:style style:family="table-cell" style:name="a463">
      <style:table-cell-properties fo:background-color="#1cade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460" table:paragraph-style-name=""/>
      <table:last-row table:style-name="a461" table:paragraph-style-name=""/>
      <table:first-column table:style-name="a462" table:paragraph-style-name=""/>
      <table:last-column table:style-name="a463" table:paragraph-style-name=""/>
      <table:body table:style-name="a455" table:paragraph-style-name=""/>
      <table:even-rows table:style-name="a458" table:paragraph-style-name=""/>
      <table:odd-rows table:style-name="a459" table:paragraph-style-name=""/>
      <table:even-columns table:style-name="a456" table:paragraph-style-name=""/>
      <table:odd-columns table:style-name="a457" table:paragraph-style-name=""/>
    </table:table-template>
    <table:table-template table:name="{69CF1AB2-1976-4502-BF36-3FF5EA218861}">
      <table:first-row table:style-name="a467" table:paragraph-style-name=""/>
      <table:last-row table:style-name="a468" table:paragraph-style-name=""/>
      <table:first-column table:style-name="a469" table:paragraph-style-name=""/>
      <table:last-column table:style-name="a470" table:paragraph-style-name=""/>
      <table:body table:style-name="a464" table:paragraph-style-name=""/>
      <table:odd-rows table:style-name="a466" table:paragraph-style-name=""/>
      <table:odd-columns table:style-name="a46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0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text-transform="uppercase" fo:color="#1cade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1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0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text-transform="uppercase" fo:color="#1cade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86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71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2">
      <text:list-level-style-bullet text:level="1" text:bullet-char="">
        <style:list-level-properties text:space-before="0.0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89">
      <text:list-level-style-bullet text:level="1" text:bullet-char="">
        <style:list-level-properties text:space-before="0.0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9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74">
      <text:list-level-style-bullet text:level="1" text:bullet-char="">
        <style:list-level-properties text:space-before="0.0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5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77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8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389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231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316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234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319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237">
      <text:list-level-style-bullet text:level="1" text:bullet-char="">
        <style:list-level-properties text:space-before="0.0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55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58">
      <text:list-level-style-bullet text:level="1" text:bullet-char="">
        <style:list-level-properties text:space-before="0.0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211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422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214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425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92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217">
      <text:list-level-style-bullet text:level="1" text:bullet-char="">
        <style:list-level-properties text:space-before="0.0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428">
      <text:list-level-style-bullet text:level="1" text:bullet-char="">
        <style:list-level-properties text:space-before="0.0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95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80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392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401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395">
      <text:list-level-style-bullet text:level="1" text:bullet-char="">
        <style:list-level-properties text:space-before="0.0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322">
      <text:list-level-style-bullet text:level="1" text:bullet-char="">
        <style:list-level-properties text:space-before="0.0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398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240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325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243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328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61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64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168">
      <text:list-level-style-bullet text:level="1" text:bullet-char="">
        <style:list-level-properties text:space-before="0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220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431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223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text:list-style style:name="a434">
      <text:list-level-style-bullet text:level="1" text:bullet-char="">
        <style:list-level-properties text:space-before="0.0787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1cad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1cade4" fo:font-family="Wingdings 2" style:font-family-generic="roman" style:font-pitch="variable" style:font-charset="x-symbol" fo:font-size="92%"/>
      </text:list-level-style-bullet>
    </text:list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videndVTI" style:page-layout-name="pageLayout1" draw:style-name="a0">
      <draw:frame draw:id="id0" presentation:style-name="a3" draw:name="Title Placeholder 1" svg:x="0.6356in" svg:y="0.77113in" svg:width="12.06213in" svg:height="1.30091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356in" svg:y="2.55468in" svg:width="12.06213in" svg:height="3.9939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8.31797in" svg:y="7.02528in" svg:width="3.1111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1/3/2020</text:date></text:span></text:p>
        </draw:text-box>
        <svg:title/>
        <svg:desc/>
      </draw:frame>
      <draw:frame draw:id="id3" presentation:style-name="a26" draw:name="Footer Placeholder 4" svg:x="0.6356in" svg:y="7.02528in" svg:width="7.5647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1.5467in" svg:y="7.02528in" svg:width="1.15104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ustom-shape svg:x="0.48834in" svg:y="0.5in" svg:width="4.05in" svg:height="0.10389in" draw:id="id5" draw:style-name="a32" draw:name="Rectangle 8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5" draw:name="Rectangle 9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38" draw:name="Rectangle 10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Title-Slide" style:page-layout-name="pageLayout1" draw:style-name="a39">
      <draw:custom-shape svg:x="0.48834in" svg:y="0.5in" svg:width="4.05in" svg:height="0.10389in" draw:id="id8" draw:layer="Master1-bg" draw:style-name="a42" draw:name="Rectangle 8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" draw:layer="Master1-bg" draw:style-name="a45" draw:name="Rectangle 9">
        <svg:title/>
        <svg:desc/>
        <text:p text:style-name="a44" text:class-names="" text:cond-style-name=""><text:span text:style-name="a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" draw:layer="Master1-bg" draw:style-name="a48" draw:name="Rectangle 10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834in" svg:y="3.37463in" svg:width="12.35666in" svg:height="3.65064in" draw:id="id11" draw:style-name="a51" draw:name="Rectangle 6">
        <svg:title/>
        <svg:desc/>
        <text:p text:style-name="a50" text:class-names="" text:cond-style-name=""><text:span text:style-name="a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54" draw:name="Title 1" svg:x="0.6356in" svg:y="1.11596in" svg:width="12.02269in" svg:height="1.61309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3" presentation:style-name="a57" draw:name="Subtitle 2" svg:x="0.6356in" svg:y="2.72905in" svg:width="12.02269in" svg:height="0.64558in" presentation:class="subtitle" presentation:placeholder="false">
        <draw:text-box>
          <text:p text:style-name="a56" text:class-names="" text:cond-style-name=""><text:span text:style-name="a55" text:class-names="">Click to edit Master subtitle style</text:span></text:p>
        </draw:text-box>
        <svg:title/>
        <svg:desc/>
      </draw:frame>
      <draw:frame draw:id="id14" presentation:style-name="a61" draw:name="Date Placeholder 7" svg:x="8.31797in" svg:y="7.02528in" svg:width="3.11111in" svg:height="0.39931in" presentation:class="date-time" presentation:placeholder="false">
        <draw:text-box>
          <text:p text:style-name="a60" text:class-names="" text:cond-style-name=""><text:span text:style-name="a58" text:class-names=""><text:date text:fixed="false" style:data-style-name="a59">11/3/2020</text:date></text:span></text:p>
        </draw:text-box>
        <svg:title/>
        <svg:desc/>
      </draw:frame>
      <draw:frame draw:id="id15" presentation:style-name="a64" draw:name="Footer Placeholder 8" svg:x="0.6356in" svg:y="7.02528in" svg:width="7.56475in" svg:height="0.39931in" presentation:class="footer" presentation:placeholder="false">
        <draw:text-box>
          <text:p text:style-name="a63" text:class-names="" text:cond-style-name=""><text:span text:style-name="a62" text:class-names=""/></text:p>
        </draw:text-box>
        <svg:title/>
        <svg:desc/>
      </draw:frame>
      <draw:frame draw:id="id16" presentation:style-name="a67" draw:name="Slide Number Placeholder 9" svg:x="11.5467in" svg:y="7.02528in" svg:width="1.15104in" svg:height="0.39931in" presentation:class="page-number" presentation:placeholder="false">
        <draw:text-box>
          <text:p text:style-name="a66" text:class-names="" text:cond-style-name=""><text:span text:style-name="a65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68">
      <draw:custom-shape svg:x="0.48834in" svg:y="0.5in" svg:width="4.05in" svg:height="0.10389in" draw:id="id17" draw:layer="Master1-bg" draw:style-name="a71" draw:name="Rectangle 8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8" draw:layer="Master1-bg" draw:style-name="a74" draw:name="Rectangle 9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9" draw:layer="Master1-bg" draw:style-name="a77" draw:name="Rectangle 10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" presentation:style-name="a80" draw:name="Title 1" svg:x="0.6356in" svg:y="0.76789in" svg:width="12.06213in" svg:height="1.3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21" presentation:style-name="a96" draw:name="Content Placeholder 2" svg:x="0.6356in" svg:y="2.56in" svg:width="12.06213in" svg:height="3.97472in" presentation:class="object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  <text:list text:style-name="a86">
            <text:list-item>
              <text:list text:style-name="a86">
                <text:list-item>
                  <text:p text:style-name="a85" text:class-names="" text:cond-style-name=""><text:span text:style-name="a84" text:class-names="">Second level</text:span></text:p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p text:style-name="a88" text:class-names="" text:cond-style-name=""><text:span text:style-name="a87" text:class-names="">Third level</text:span></text:p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p text:style-name="a91" text:class-names="" text:cond-style-name=""><text:span text:style-name="a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00" draw:name="Date Placeholder 7" svg:x="8.31797in" svg:y="7.02528in" svg:width="3.11111in" svg:height="0.39931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11/3/2020</text:date></text:span></text:p>
        </draw:text-box>
        <svg:title/>
        <svg:desc/>
      </draw:frame>
      <draw:frame draw:id="id23" presentation:style-name="a103" draw:name="Footer Placeholder 8" svg:x="0.6356in" svg:y="7.02528in" svg:width="7.56475in" svg:height="0.39931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4" presentation:style-name="a106" draw:name="Slide Number Placeholder 9" svg:x="11.5467in" svg:y="7.02528in" svg:width="1.15104in" svg:height="0.39931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07">
      <draw:custom-shape svg:x="0.48834in" svg:y="0.5in" svg:width="4.05in" svg:height="0.10389in" draw:id="id25" draw:layer="Master1-bg" draw:style-name="a110" draw:name="Rectangle 8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6" draw:layer="Master1-bg" draw:style-name="a113" draw:name="Rectangle 9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7" draw:layer="Master1-bg" draw:style-name="a116" draw:name="Rectangle 10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4783in" svg:height="1.37667in" draw:id="id28" draw:style-name="a119" draw:name="Rectangle 7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9" presentation:style-name="a122" draw:name="Title 1" svg:x="0.6356in" svg:y="2.61806in" svg:width="12.06213in" svg:height="2.3485in" presentation:class="title" presentation:placeholder="false">
        <draw:text-box>
          <text:p text:style-name="a121" text:class-names="" text:cond-style-name=""><text:span text:style-name="a120" text:class-names="">Click to edit Master title style</text:span></text:p>
        </draw:text-box>
        <svg:title/>
        <svg:desc/>
      </draw:frame>
      <draw:frame draw:id="id30" presentation:style-name="a126" draw:name="Text Placeholder 2" svg:x="0.6356in" svg:y="4.96655in" svg:width="12.06213in" svg:height="0.65678in" presentation:class="outline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</draw:text-box>
        <svg:title/>
        <svg:desc/>
      </draw:frame>
      <draw:frame draw:id="id31" presentation:style-name="a130" draw:name="Date Placeholder 6" svg:x="8.31797in" svg:y="7.02528in" svg:width="3.11111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11/3/2020</text:date></text:span></text:p>
        </draw:text-box>
        <svg:title/>
        <svg:desc/>
      </draw:frame>
      <draw:frame draw:id="id32" presentation:style-name="a133" draw:name="Footer Placeholder 8" svg:x="0.6356in" svg:y="7.02528in" svg:width="7.5647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33" presentation:style-name="a136" draw:name="Slide Number Placeholder 9" svg:x="11.5467in" svg:y="7.02528in" svg:width="1.15104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37">
      <draw:custom-shape svg:x="0.48834in" svg:y="0.5in" svg:width="4.05in" svg:height="0.10389in" draw:id="id34" draw:layer="Master1-bg" draw:style-name="a140" draw:name="Rectangle 8">
        <svg:title/>
        <svg:desc/>
        <text:p text:style-name="a139" text:class-names="" text:cond-style-name=""><text:span text:style-name="a1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5" draw:layer="Master1-bg" draw:style-name="a143" draw:name="Rectangle 9">
        <svg:title/>
        <svg:desc/>
        <text:p text:style-name="a142" text:class-names="" text:cond-style-name=""><text:span text:style-name="a1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6" draw:layer="Master1-bg" draw:style-name="a146" draw:name="Rectangle 10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7" presentation:style-name="a149" draw:name="Title 1" svg:x="0.6356in" svg:y="0.79796in" svg:width="12.06213in" svg:height="1.08085in" presentation:class="title" presentation:placeholder="false">
        <draw:text-box>
          <text:p text:style-name="a148" text:class-names="" text:cond-style-name=""><text:span text:style-name="a147" text:class-names="">Click to edit Master title style</text:span></text:p>
        </draw:text-box>
        <svg:title/>
        <svg:desc/>
      </draw:frame>
      <draw:frame draw:id="id38" presentation:style-name="a165" draw:name="Content Placeholder 2" svg:x="0.6356in" svg:y="2.43657in" svg:width="5.68107in" svg:height="3.97315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to edit Master text styles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Second level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181" draw:name="Content Placeholder 3" svg:x="7.01667in" svg:y="2.43657in" svg:width="5.68107in" svg:height="3.97315in" presentation:class="object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Second level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85" draw:name="Date Placeholder 4" svg:x="8.31797in" svg:y="7.02528in" svg:width="3.11111in" svg:height="0.39931in" presentation:class="date-time" presentation:placeholder="false">
        <draw:text-box>
          <text:p text:style-name="a184" text:class-names="" text:cond-style-name=""><text:span text:style-name="a182" text:class-names=""><text:date text:fixed="false" style:data-style-name="a183">11/3/2020</text:date></text:span></text:p>
        </draw:text-box>
        <svg:title/>
        <svg:desc/>
      </draw:frame>
      <draw:frame draw:id="id41" presentation:style-name="a188" draw:name="Footer Placeholder 5" svg:x="0.6356in" svg:y="7.02528in" svg:width="7.56475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42" presentation:style-name="a191" draw:name="Slide Number Placeholder 6" svg:x="11.5467in" svg:y="7.02528in" svg:width="1.15104in" svg:height="0.39931in" presentation:class="page-number" presentation:placeholder="false">
        <draw:text-box>
          <text:p text:style-name="a190" text:class-names="" text:cond-style-name=""><text:span text:style-name="a189" text:class-names=""><text:page-number style:num-format="1" text:fixed="false"/></text:span></text:p>
        </draw:text-box>
        <svg:title/>
        <svg:desc/>
      </draw:frame>
    </style:master-page>
    <style:master-page style:name="Master1-Layout5-cust-Comparison" style:page-layout-name="pageLayout1" draw:style-name="a192">
      <draw:custom-shape svg:x="0.48834in" svg:y="0.5in" svg:width="4.05in" svg:height="0.10389in" draw:id="id43" draw:layer="Master1-bg" draw:style-name="a195" draw:name="Rectangle 8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4" draw:layer="Master1-bg" draw:style-name="a198" draw:name="Rectangle 9">
        <svg:title/>
        <svg:desc/>
        <text:p text:style-name="a197" text:class-names="" text:cond-style-name=""><text:span text:style-name="a1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5" draw:layer="Master1-bg" draw:style-name="a201" draw:name="Rectangle 10">
        <svg:title/>
        <svg:desc/>
        <text:p text:style-name="a200" text:class-names="" text:cond-style-name=""><text:span text:style-name="a1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presentation:style-name="a204" draw:name="Title 1" svg:x="0.6356in" svg:y="0.79796in" svg:width="12.06213in" svg:height="1.08085in" presentation:class="title" presentation:placeholder="false">
        <draw:text-box>
          <text:p text:style-name="a203" text:class-names="" text:cond-style-name=""><text:span text:style-name="a202" text:class-names="">Click to edit Master title style</text:span></text:p>
        </draw:text-box>
        <svg:title/>
        <svg:desc/>
      </draw:frame>
      <draw:frame draw:id="id47" presentation:style-name="a208" draw:name="Text Placeholder 2" svg:x="0.6356in" svg:y="2.4616in" svg:width="5.68107in" svg:height="0.61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>Click to edit Master text styles</text:span></text:p>
            </text:list-item>
          </text:list>
        </draw:text-box>
        <svg:title/>
        <svg:desc/>
      </draw:frame>
      <draw:frame draw:id="id48" presentation:style-name="a224" draw:name="Content Placeholder 3" svg:x="0.6356in" svg:y="3.19997in" svg:width="5.68107in" svg:height="3.20975in" presentation:class="object" presentation:placeholder="false">
        <draw:text-box>
          <text:list text:style-name="a211">
            <text:list-item>
              <text:p text:style-name="a210" text:class-names="" text:cond-style-name=""><text:span text:style-name="a209" text:class-names="">Click to edit Master text styles</text:span></text:p>
            </text:list-item>
          </text:list>
          <text:list text:style-name="a214">
            <text:list-item>
              <text:list text:style-name="a214">
                <text:list-item>
                  <text:p text:style-name="a213" text:class-names="" text:cond-style-name=""><text:span text:style-name="a212" text:class-names="">Second level</text:span></text:p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p text:style-name="a216" text:class-names="" text:cond-style-name=""><text:span text:style-name="a2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p text:style-name="a219" text:class-names="" text:cond-style-name=""><text:span text:style-name="a2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list text:style-name="a223">
                            <text:list-item>
                              <text:p text:style-name="a222" text:class-names="" text:cond-style-name=""><text:span text:style-name="a2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28" draw:name="Text Placeholder 4" svg:x="7.01667in" svg:y="2.46161in" svg:width="5.68107in" svg:height="0.60518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>Click to edit Master text styles</text:span></text:p>
            </text:list-item>
          </text:list>
        </draw:text-box>
        <svg:title/>
        <svg:desc/>
      </draw:frame>
      <draw:frame draw:id="id50" presentation:style-name="a244" draw:name="Content Placeholder 5" svg:x="7.01666in" svg:y="3.19997in" svg:width="5.68107in" svg:height="3.20975in" presentation:class="object" presentation:placeholder="false">
        <draw:text-box>
          <text:list text:style-name="a231">
            <text:list-item>
              <text:p text:style-name="a230" text:class-names="" text:cond-style-name=""><text:span text:style-name="a229" text:class-names="">Click to edit Master text styles</text:span></text:p>
            </text:list-item>
          </text:list>
          <text:list text:style-name="a234">
            <text:list-item>
              <text:list text:style-name="a234">
                <text:list-item>
                  <text:p text:style-name="a233" text:class-names="" text:cond-style-name=""><text:span text:style-name="a232" text:class-names="">Second level</text:span></text:p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p text:style-name="a236" text:class-names="" text:cond-style-name=""><text:span text:style-name="a235" text:class-names="">Third level</text:span></text:p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p text:style-name="a239" text:class-names="" text:cond-style-name=""><text:span text:style-name="a2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48" draw:name="Date Placeholder 6" svg:x="8.31797in" svg:y="7.02528in" svg:width="3.11111in" svg:height="0.3993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11/3/2020</text:date></text:span></text:p>
        </draw:text-box>
        <svg:title/>
        <svg:desc/>
      </draw:frame>
      <draw:frame draw:id="id52" presentation:style-name="a251" draw:name="Footer Placeholder 7" svg:x="0.6356in" svg:y="7.02528in" svg:width="7.5647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53" presentation:style-name="a254" draw:name="Slide Number Placeholder 8" svg:x="11.5467in" svg:y="7.02528in" svg:width="1.15104in" svg:height="0.3993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55">
      <draw:custom-shape svg:x="0.48834in" svg:y="0.5in" svg:width="4.05in" svg:height="0.10389in" draw:id="id54" draw:layer="Master1-bg" draw:style-name="a258" draw:name="Rectangle 8">
        <svg:title/>
        <svg:desc/>
        <text:p text:style-name="a257" text:class-names="" text:cond-style-name=""><text:span text:style-name="a2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5" draw:layer="Master1-bg" draw:style-name="a261" draw:name="Rectangle 9">
        <svg:title/>
        <svg:desc/>
        <text:p text:style-name="a260" text:class-names="" text:cond-style-name=""><text:span text:style-name="a2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6" draw:layer="Master1-bg" draw:style-name="a264" draw:name="Rectangle 10">
        <svg:title/>
        <svg:desc/>
        <text:p text:style-name="a263" text:class-names="" text:cond-style-name=""><text:span text:style-name="a2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67" draw:name="Title 1" svg:x="0.62981in" svg:y="0.79796in" svg:width="12.06213in" svg:height="1.08085in" presentation:class="title" presentation:placeholder="false">
        <draw:text-box>
          <text:p text:style-name="a266" text:class-names="" text:cond-style-name=""><text:span text:style-name="a265" text:class-names="">Click to edit Master title style</text:span></text:p>
        </draw:text-box>
        <svg:title/>
        <svg:desc/>
      </draw:frame>
      <draw:frame draw:id="id58" presentation:style-name="a271" draw:name="Date Placeholder 2" svg:x="8.31797in" svg:y="7.02528in" svg:width="3.11111in" svg:height="0.39931in" presentation:class="date-time" presentation:placeholder="false">
        <draw:text-box>
          <text:p text:style-name="a270" text:class-names="" text:cond-style-name=""><text:span text:style-name="a268" text:class-names=""><text:date text:fixed="false" style:data-style-name="a269">11/3/2020</text:date></text:span></text:p>
        </draw:text-box>
        <svg:title/>
        <svg:desc/>
      </draw:frame>
      <draw:frame draw:id="id59" presentation:style-name="a274" draw:name="Footer Placeholder 3" svg:x="0.6356in" svg:y="7.02528in" svg:width="7.56475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60" presentation:style-name="a277" draw:name="Slide Number Placeholder 4" svg:x="11.5467in" svg:y="7.02528in" svg:width="1.15104in" svg:height="0.39931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78">
      <draw:custom-shape svg:x="0.48834in" svg:y="0.5in" svg:width="4.05in" svg:height="0.10389in" draw:id="id61" draw:layer="Master1-bg" draw:style-name="a281" draw:name="Rectangle 8">
        <svg:title/>
        <svg:desc/>
        <text:p text:style-name="a280" text:class-names="" text:cond-style-name=""><text:span text:style-name="a2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2" draw:layer="Master1-bg" draw:style-name="a284" draw:name="Rectangle 9">
        <svg:title/>
        <svg:desc/>
        <text:p text:style-name="a283" text:class-names="" text:cond-style-name=""><text:span text:style-name="a2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3" draw:layer="Master1-bg" draw:style-name="a287" draw:name="Rectangle 10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291" draw:name="Date Placeholder 1" svg:x="8.31797in" svg:y="7.02528in" svg:width="3.11111in" svg:height="0.39931in" presentation:class="date-time" presentation:placeholder="false">
        <draw:text-box>
          <text:p text:style-name="a290" text:class-names="" text:cond-style-name=""><text:span text:style-name="a288" text:class-names=""><text:date text:fixed="false" style:data-style-name="a289">11/3/2020</text:date></text:span></text:p>
        </draw:text-box>
        <svg:title/>
        <svg:desc/>
      </draw:frame>
      <draw:frame draw:id="id65" presentation:style-name="a294" draw:name="Footer Placeholder 2" svg:x="0.6356in" svg:y="7.02528in" svg:width="7.56475in" svg:height="0.39931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66" presentation:style-name="a297" draw:name="Slide Number Placeholder 3" svg:x="11.5467in" svg:y="7.02528in" svg:width="1.15104in" svg:height="0.39931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98">
      <draw:custom-shape svg:x="0.48834in" svg:y="0.5in" svg:width="4.05in" svg:height="0.10389in" draw:id="id67" draw:layer="Master1-bg" draw:style-name="a301" draw:name="Rectangle 8">
        <svg:title/>
        <svg:desc/>
        <text:p text:style-name="a300" text:class-names="" text:cond-style-name=""><text:span text:style-name="a2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8" draw:layer="Master1-bg" draw:style-name="a304" draw:name="Rectangle 9">
        <svg:title/>
        <svg:desc/>
        <text:p text:style-name="a303" text:class-names="" text:cond-style-name=""><text:span text:style-name="a3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9" draw:layer="Master1-bg" draw:style-name="a307" draw:name="Rectangle 10">
        <svg:title/>
        <svg:desc/>
        <text:p text:style-name="a306" text:class-names="" text:cond-style-name=""><text:span text:style-name="a3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0.65748in" svg:width="4.02747in" svg:height="6.35988in" draw:id="id70" draw:style-name="a310" draw:name="Rectangle 8">
        <svg:title/>
        <svg:desc/>
        <text:p text:style-name="a309" text:class-names="" text:cond-style-name=""><text:span text:style-name="a3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313" draw:name="Title 1" svg:x="0.83974in" svg:y="1.02083in" svg:width="3.31567in" svg:height="1.88366in" presentation:class="title" presentation:placeholder="false">
        <draw:text-box>
          <text:p text:style-name="a312" text:class-names="" text:cond-style-name=""><text:span text:style-name="a311" text:class-names="">Click to edit Master title style</text:span></text:p>
        </draw:text-box>
        <svg:title/>
        <svg:desc/>
      </draw:frame>
      <draw:frame draw:id="id72" presentation:style-name="a329" draw:name="Content Placeholder 2" svg:x="5.35972in" svg:y="1.29028in" svg:width="7.27361in" svg:height="5.09429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Click to edit Master text styles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Second level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Third level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33" draw:name="Text Placeholder 3" svg:x="0.83974in" svg:y="3.1022in" svg:width="3.31567in" svg:height="3.28236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ck to edit Master text styles</text:span></text:p>
            </text:list-item>
          </text:list>
        </draw:text-box>
        <svg:title/>
        <svg:desc/>
      </draw:frame>
      <draw:frame draw:id="id74" presentation:style-name="a337" draw:name="Date Placeholder 7" svg:x="8.31797in" svg:y="7.06137in" svg:width="3.11111in" svg:height="0.39931in" presentation:class="date-time" presentation:placeholder="false">
        <draw:text-box>
          <text:p text:style-name="a336" text:class-names="" text:cond-style-name=""><text:span text:style-name="a334" text:class-names=""><text:date text:fixed="false" style:data-style-name="a335">11/3/2020</text:date></text:span></text:p>
        </draw:text-box>
        <svg:title/>
        <svg:desc/>
      </draw:frame>
      <draw:frame draw:id="id75" presentation:style-name="a340" draw:name="Footer Placeholder 9" svg:x="0.6356in" svg:y="7.05664in" svg:width="7.56475in" svg:height="0.39931in" presentation:class="footer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76" presentation:style-name="a343" draw:name="Slide Number Placeholder 10" svg:x="11.5467in" svg:y="7.06137in" svg:width="1.15104in" svg:height="0.39931in" presentation:class="page-number" presentation:placeholder="false">
        <draw:text-box>
          <text:p text:style-name="a342" text:class-names="" text:cond-style-name=""><text:span text:style-name="a34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44">
      <draw:custom-shape svg:x="0.48834in" svg:y="0.5in" svg:width="4.05in" svg:height="0.10389in" draw:id="id77" draw:layer="Master1-bg" draw:style-name="a347" draw:name="Rectangle 8">
        <svg:title/>
        <svg:desc/>
        <text:p text:style-name="a346" text:class-names="" text:cond-style-name=""><text:span text:style-name="a3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8" draw:layer="Master1-bg" draw:style-name="a350" draw:name="Rectangle 9">
        <svg:title/>
        <svg:desc/>
        <text:p text:style-name="a349" text:class-names="" text:cond-style-name=""><text:span text:style-name="a3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9" draw:layer="Master1-bg" draw:style-name="a353" draw:name="Rectangle 10">
        <svg:title/>
        <svg:desc/>
        <text:p text:style-name="a352" text:class-names="" text:cond-style-name=""><text:span text:style-name="a3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356" draw:name="Title 1" svg:x="0.6356in" svg:y="5.13275in" svg:width="12.06213in" svg:height="0.61979in" presentation:class="title" presentation:placeholder="false">
        <draw:text-box>
          <text:p text:style-name="a355" text:class-names="" text:cond-style-name=""><text:span text:style-name="a354" text:class-names="">Click to edit Master title style</text:span></text:p>
        </draw:text-box>
        <svg:title/>
        <svg:desc/>
      </draw:frame>
      <draw:frame draw:id="id81" presentation:style-name="a359" draw:name="Picture Placeholder 2" svg:x="0.48974in" svg:y="0.70139in" svg:width="12.34783in" svg:height="3.99305in" presentation:class="graphic" presentation:placeholder="false">
        <draw:text-box>
          <text:p text:style-name="a358" text:class-names="" text:cond-style-name=""><text:span text:style-name="a357" text:class-names="">Click icon to add picture</text:span></text:p>
        </draw:text-box>
        <svg:title/>
        <svg:desc/>
      </draw:frame>
      <draw:frame draw:id="id82" presentation:style-name="a363" draw:name="Text Placeholder 3" svg:x="0.6356in" svg:y="5.75254in" svg:width="12.06214in" svg:height="1.09159in" presentation:class="outline" presentation:placeholder="false">
        <draw:text-box>
          <text:list text:style-name="a362">
            <text:list-item>
              <text:p text:style-name="a361" text:class-names="" text:cond-style-name=""><text:span text:style-name="a360" text:class-names="">Click to edit Master text styles</text:span></text:p>
            </text:list-item>
          </text:list>
        </draw:text-box>
        <svg:title/>
        <svg:desc/>
      </draw:frame>
      <draw:frame draw:id="id83" presentation:style-name="a367" draw:name="Date Placeholder 4" svg:x="8.31797in" svg:y="7.02528in" svg:width="3.11111in" svg:height="0.39931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1/3/2020</text:date></text:span></text:p>
        </draw:text-box>
        <svg:title/>
        <svg:desc/>
      </draw:frame>
      <draw:frame draw:id="id84" presentation:style-name="a370" draw:name="Footer Placeholder 5" svg:x="0.6356in" svg:y="7.02528in" svg:width="7.56475in" svg:height="0.39931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85" presentation:style-name="a373" draw:name="Slide Number Placeholder 6" svg:x="11.5467in" svg:y="7.02528in" svg:width="1.15104in" svg:height="0.39931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74">
      <draw:custom-shape svg:x="0.48834in" svg:y="0.5in" svg:width="4.05in" svg:height="0.10389in" draw:id="id86" draw:layer="Master1-bg" draw:style-name="a377" draw:name="Rectangle 8">
        <svg:title/>
        <svg:desc/>
        <text:p text:style-name="a376" text:class-names="" text:cond-style-name=""><text:span text:style-name="a3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87" draw:layer="Master1-bg" draw:style-name="a380" draw:name="Rectangle 9">
        <svg:title/>
        <svg:desc/>
        <text:p text:style-name="a379" text:class-names="" text:cond-style-name=""><text:span text:style-name="a3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88" draw:layer="Master1-bg" draw:style-name="a383" draw:name="Rectangle 10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9" presentation:style-name="a386" draw:name="Title 1" svg:x="0.6356in" svg:y="0.76789in" svg:width="12.06213in" svg:height="1.10871in" presentation:class="title" presentation:placeholder="false">
        <draw:text-box>
          <text:p text:style-name="a385" text:class-names="" text:cond-style-name=""><text:span text:style-name="a384" text:class-names="">Click to edit Master title style</text:span></text:p>
        </draw:text-box>
        <svg:title/>
        <svg:desc/>
      </draw:frame>
      <draw:frame draw:id="id90" presentation:style-name="a402" draw:name="Vertical Text Placeholder 2" svg:x="0.6356in" svg:y="2.55468in" svg:width="12.06213in" svg:height="3.99393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Click to edit Master text styles</text:span></text:p>
            </text:list-item>
          </text:list>
          <text:list text:style-name="a392">
            <text:list-item>
              <text:list text:style-name="a392">
                <text:list-item>
                  <text:p text:style-name="a391" text:class-names="" text:cond-style-name=""><text:span text:style-name="a390" text:class-names="">Second level</text:span></text:p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p text:style-name="a394" text:class-names="" text:cond-style-name=""><text:span text:style-name="a393" text:class-names="">Third level</text:span></text:p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p text:style-name="a397" text:class-names="" text:cond-style-name=""><text:span text:style-name="a3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list text:style-name="a401">
                            <text:list-item>
                              <text:p text:style-name="a400" text:class-names="" text:cond-style-name=""><text:span text:style-name="a3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406" draw:name="Date Placeholder 3" svg:x="8.31797in" svg:y="7.02528in" svg:width="3.11111in" svg:height="0.39931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11/3/2020</text:date></text:span></text:p>
        </draw:text-box>
        <svg:title/>
        <svg:desc/>
      </draw:frame>
      <draw:frame draw:id="id92" presentation:style-name="a409" draw:name="Footer Placeholder 4" svg:x="0.6356in" svg:y="7.02528in" svg:width="7.56475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93" presentation:style-name="a412" draw:name="Slide Number Placeholder 5" svg:x="11.5467in" svg:y="7.02528in" svg:width="1.15104in" svg:height="0.39931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413">
      <draw:custom-shape svg:x="8.8125in" svg:y="0.65587in" svg:width="4.0325in" svg:height="6.36149in" draw:id="id94" draw:style-name="a416" draw:name="Rectangle 6">
        <svg:title/>
        <svg:desc/>
        <text:p text:style-name="a415" text:class-names="" text:cond-style-name=""><text:span text:style-name="a4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419" draw:name="Vertical Title 1" svg:x="8.97222in" svg:y="0.94444in" svg:width="3.41667in" svg:height="5.25736in" presentation:class="title" presentation:placeholder="false">
        <draw:text-box>
          <text:p text:style-name="a418" text:class-names="" text:cond-style-name=""><text:span text:style-name="a417" text:class-names="">Click to edit Master title style</text:span></text:p>
        </draw:text-box>
        <svg:title/>
        <svg:desc/>
      </draw:frame>
      <draw:frame draw:id="id96" presentation:style-name="a435" draw:name="Vertical Text Placeholder 2" svg:x="0.84747in" svg:y="0.94444in" svg:width="7.83205in" svg:height="5.25736in" presentation:class="outline" presentation:placeholder="false">
        <draw:text-box>
          <text:list text:style-name="a422">
            <text:list-item>
              <text:p text:style-name="a421" text:class-names="" text:cond-style-name=""><text:span text:style-name="a420" text:class-names="">Click to edit Master text styles</text:span></text:p>
            </text:list-item>
          </text:list>
          <text:list text:style-name="a425">
            <text:list-item>
              <text:list text:style-name="a425">
                <text:list-item>
                  <text:p text:style-name="a424" text:class-names="" text:cond-style-name=""><text:span text:style-name="a423" text:class-names="">Second level</text:span></text:p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p text:style-name="a427" text:class-names="" text:cond-style-name=""><text:span text:style-name="a426" text:class-names="">Third level</text:span></text:p>
                    </text:list-item>
                  </text:list>
                </text:list-item>
              </text:list>
            </text:list-item>
          </text:list>
          <text:list text:style-name="a431">
            <text:list-item>
              <text:list text:style-name="a431">
                <text:list-item>
                  <text:list text:style-name="a431">
                    <text:list-item>
                      <text:list text:style-name="a431">
                        <text:list-item>
                          <text:p text:style-name="a430" text:class-names="" text:cond-style-name=""><text:span text:style-name="a4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4">
            <text:list-item>
              <text:list text:style-name="a434">
                <text:list-item>
                  <text:list text:style-name="a434">
                    <text:list-item>
                      <text:list text:style-name="a434">
                        <text:list-item>
                          <text:list text:style-name="a434">
                            <text:list-item>
                              <text:p text:style-name="a433" text:class-names="" text:cond-style-name=""><text:span text:style-name="a4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.48834in" svg:y="0.5in" svg:width="4.05in" svg:height="0.10389in" draw:id="id97" draw:style-name="a438" draw:name="Rectangle 7">
        <svg:title/>
        <svg:desc/>
        <text:p text:style-name="a437" text:class-names="" text:cond-style-name=""><text:span text:style-name="a4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8" draw:style-name="a441" draw:name="Rectangle 8">
        <svg:title/>
        <svg:desc/>
        <text:p text:style-name="a440" text:class-names="" text:cond-style-name=""><text:span text:style-name="a4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99" draw:style-name="a444" draw:name="Rectangle 9">
        <svg:title/>
        <svg:desc/>
        <text:p text:style-name="a443" text:class-names="" text:cond-style-name=""><text:span text:style-name="a4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448" draw:name="Date Placeholder 10" svg:x="8.31797in" svg:y="7.02528in" svg:width="3.11111in" svg:height="0.39931in" presentation:class="date-time" presentation:placeholder="false">
        <draw:text-box>
          <text:p text:style-name="a447" text:class-names="" text:cond-style-name=""><text:span text:style-name="a445" text:class-names=""><text:date text:fixed="false" style:data-style-name="a446">11/3/2020</text:date></text:span></text:p>
        </draw:text-box>
        <svg:title/>
        <svg:desc/>
      </draw:frame>
      <draw:frame draw:id="id101" presentation:style-name="a451" draw:name="Footer Placeholder 11" svg:x="0.6356in" svg:y="7.02528in" svg:width="7.56475in" svg:height="0.39931in" presentation:class="footer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102" presentation:style-name="a454" draw:name="Slide Number Placeholder 12" svg:x="11.5467in" svg:y="7.02528in" svg:width="1.15104in" svg:height="0.39931in" presentation:class="page-number" presentation:placeholder="false">
        <draw:text-box>
          <text:p text:style-name="a453" text:class-names="" text:cond-style-name=""><text:span text:style-name="a45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ΚΑΤΑΝΕΜΗΜΕΝΗ ΔΙΑΧΕΙΡΙΣΗ ΕΡΓΑΣΙΩΝ ΣΤΙΣ ΠΑΡΥΦΕΣ ΤΟΥ ΔΙΚΤΥΟΥ</dc:title>
    <meta:initial-creator>Demetris Flouris</meta:initial-creator>
    <dc:creator>Demetris Flouris</dc:creator>
    <meta:creation-date>2020-10-29T12:54:58Z</meta:creation-date>
    <dc:date>2020-11-03T14:46:12Z</dc:date>
    <meta:template xlink:href="Future%20forward" xlink:type="simple"/>
    <meta:editing-cycles>33</meta:editing-cycles>
    <meta:editing-duration>PT27579S</meta:editing-duration>
    <meta:user-defined meta:name="ContentTypeId">0x01010079F111ED35F8CC479449609E8A0923A6</meta:user-defined>
    <meta:document-statistic meta:paragraph-count="229" meta:word-count="1332"/>
  </office:meta>
</office:document-meta>
</file>

<file path=Object 1/content.xml><?xml version="1.0" encoding="utf-8"?>
<mml:math xmlns:mml="http://www.w3.org/1998/Math/MathML" display="block">
  <mml:msup>
    <mml:mi>x</mml:mi>
    <mml:mn>2</mml:mn>
  </mml:msup>
  <mml:mo>=</mml:mo>
  <mml:mo> </mml:mo>
  <mml:mo stretchy="false">∑</mml:mo>
  <mml:mrow>
    <mml:mfrac>
      <mml:mrow>
        <mml:msup>
          <mml:mrow>
            <mml:mo fence="false">(</mml:mo>
            <mml:mo>&lt;</mml:mo>
            <mml:mi>𝜏</mml:mi>
            <mml:mi>𝜄</mml:mi>
            <mml:mi>𝜇</mml:mi>
            <mml:mi>𝜂</mml:mi>
            <mml:mo> </mml:mo>
            <mml:mi>𝛿</mml:mi>
            <mml:mi>𝜀</mml:mi>
            <mml:mi>𝜄</mml:mi>
            <mml:mi>𝛾</mml:mi>
            <mml:mi>𝜇</mml:mi>
            <mml:mi>𝛼</mml:mi>
            <mml:mi>𝜏</mml:mi>
            <mml:mi>𝜊</mml:mi>
            <mml:mi>𝜍</mml:mi>
            <mml:mo>≻</mml:mo>
            <mml:mo>−</mml:mo>
            <mml:mo> </mml:mo>
            <mml:mo>&lt;</mml:mo>
            <mml:mi>𝛼</mml:mi>
            <mml:mi>𝜈</mml:mi>
            <mml:mi>𝛼</mml:mi>
            <mml:mi>𝜇</mml:mi>
            <mml:mi>𝜀</mml:mi>
            <mml:mi>𝜈</mml:mi>
            <mml:mi>𝜊</mml:mi>
            <mml:mi>𝜇</mml:mi>
            <mml:mi>𝜀</mml:mi>
            <mml:mi>𝜈</mml:mi>
            <mml:mi>𝜂</mml:mi>
            <mml:mo> </mml:mo>
            <mml:mi>𝜏</mml:mi>
            <mml:mi>𝜄</mml:mi>
            <mml:mi>𝜇</mml:mi>
            <mml:mi>𝜂</mml:mi>
            <mml:mo>&gt;</mml:mo>
            <mml:mo fence="false">)</mml:mo>
          </mml:mrow>
          <mml:mn>2</mml:mn>
        </mml:msup>
      </mml:mrow>
      <mml:mrow>
        <mml:mi>𝛼</mml:mi>
        <mml:mi>𝜈</mml:mi>
        <mml:mi>𝛼</mml:mi>
        <mml:mi>𝜇</mml:mi>
        <mml:mi>𝜀</mml:mi>
        <mml:mi>𝜈</mml:mi>
        <mml:mi>ό</mml:mi>
        <mml:mi>𝜇</mml:mi>
        <mml:mi>𝜀</mml:mi>
        <mml:mi>𝜈</mml:mi>
        <mml:mi>𝜂</mml:mi>
        <mml:mo> </mml:mo>
        <mml:mi>𝜏</mml:mi>
        <mml:mi>𝜄</mml:mi>
        <mml:mi>𝜇</mml:mi>
        <mml:mi>𝜂</mml:mi>
      </mml:mrow>
    </mml:mfrac>
  </mml:mrow>
</mml:math>
</file>

<file path=Object 2/content.xml><?xml version="1.0" encoding="utf-8"?>
<mml:math xmlns:mml="http://www.w3.org/1998/Math/MathML" display="block">
  <mml:mi>s</mml:mi>
  <mml:mo>=</mml:mo>
  <mml:mo> </mml:mo>
  <mml:msqrt>
    <mml:mrow>
      <mml:mfrac>
        <mml:mrow>
          <mml:msup>
            <mml:mrow>
              <mml:mfenced>
                <mml:mrow>
                  <mml:msub>
                    <mml:mi>d</mml:mi>
                    <mml:mn>0</mml:mn>
                  </mml:msub>
                  <mml:mo>−</mml:mo>
                  <mml:mover accent="true">
                    <mml:mrow>
                      <mml:msub>
                        <mml:mi>d</mml:mi>
                        <mml:mn>0</mml:mn>
                      </mml:msub>
                    </mml:mrow>
                    <mml:mo>-</mml:mo>
                  </mml:mover>
                </mml:mrow>
              </mml:mfenced>
            </mml:mrow>
            <mml:mn>2</mml:mn>
          </mml:msup>
          <mml:mo> </mml:mo>
          <mml:mo>+</mml:mo>
          <mml:mo> </mml:mo>
          <mml:msup>
            <mml:mrow>
              <mml:mfenced>
                <mml:mrow>
                  <mml:msub>
                    <mml:mi>d</mml:mi>
                    <mml:mn>1</mml:mn>
                  </mml:msub>
                  <mml:mo>−</mml:mo>
                  <mml:mover accent="true">
                    <mml:mrow>
                      <mml:msub>
                        <mml:mi>d</mml:mi>
                        <mml:mn>1</mml:mn>
                      </mml:msub>
                    </mml:mrow>
                    <mml:mo>-</mml:mo>
                  </mml:mover>
                </mml:mrow>
              </mml:mfenced>
            </mml:mrow>
            <mml:mn>2</mml:mn>
          </mml:msup>
          <mml:mo> </mml:mo>
          <mml:mo>+</mml:mo>
          <mml:mo> </mml:mo>
          <mml:mo>…</mml:mo>
          <mml:mo>+</mml:mo>
          <mml:mo> </mml:mo>
          <mml:msup>
            <mml:mrow>
              <mml:mfenced>
                <mml:mrow>
                  <mml:msub>
                    <mml:mi>d</mml:mi>
                    <mml:mi>c</mml:mi>
                  </mml:msub>
                  <mml:mo>−</mml:mo>
                  <mml:mover accent="true">
                    <mml:mrow>
                      <mml:msub>
                        <mml:mi>d</mml:mi>
                        <mml:mi>c</mml:mi>
                      </mml:msub>
                    </mml:mrow>
                    <mml:mo>-</mml:mo>
                  </mml:mover>
                </mml:mrow>
              </mml:mfenced>
            </mml:mrow>
            <mml:mn>2</mml:mn>
          </mml:msup>
        </mml:mrow>
        <mml:mrow>
          <mml:mi>c</mml:mi>
          <mml:mo>−</mml:mo>
          <mml:mn>1</mml:mn>
        </mml:mrow>
      </mml:mfrac>
    </mml:mrow>
  </mml:msqrt>
</mml:math>
</file>

<file path=Object 3/content.xml><?xml version="1.0" encoding="utf-8"?>
<mml:math xmlns:mml="http://www.w3.org/1998/Math/MathML" display="block">
  <mml:msub>
    <mml:mrow>
      <mml:mi>t</mml:mi>
      <mml:mi>o</mml:mi>
      <mml:mi>t</mml:mi>
      <mml:mi>a</mml:mi>
      <mml:mi>l</mml:mi>
      <mml:mo> </mml:mo>
      <mml:mi>r</mml:mi>
      <mml:mi>e</mml:mi>
      <mml:mi>w</mml:mi>
      <mml:mi>a</mml:mi>
      <mml:mi>r</mml:mi>
      <mml:mi>d</mml:mi>
    </mml:mrow>
    <mml:mrow>
      <mml:mi>d</mml:mi>
      <mml:mi>n</mml:mi>
    </mml:mrow>
  </mml:msub>
  <mml:mo>=</mml:mo>
  <mml:mfrac>
    <mml:mn>1</mml:mn>
    <mml:mrow>
      <mml:mn>1</mml:mn>
      <mml:mo>+</mml:mo>
      <mml:msup>
        <mml:mi>e</mml:mi>
        <mml:mrow>
          <mml:mo fence="false">(</mml:mo>
          <mml:mi>r</mml:mi>
          <mml:mi>e</mml:mi>
          <mml:mi>p</mml:mi>
          <mml:mi>o</mml:mi>
          <mml:mi>r</mml:mi>
          <mml:msub>
            <mml:mi>t</mml:mi>
            <mml:mrow>
              <mml:mi>t</mml:mi>
              <mml:mi>i</mml:mi>
              <mml:mi>m</mml:mi>
              <mml:mi>e</mml:mi>
            </mml:mrow>
          </mml:msub>
          <mml:mo>+</mml:mo>
          <mml:mi>r</mml:mi>
          <mml:mi>e</mml:mi>
          <mml:mi>w</mml:mi>
          <mml:mi>a</mml:mi>
          <mml:mi>r</mml:mi>
          <mml:msub>
            <mml:mi>d</mml:mi>
            <mml:mi>r</mml:mi>
          </mml:msub>
          <mml:mo fence="false">)</mml:mo>
        </mml:mrow>
      </mml:msup>
    </mml:mrow>
  </mml:mfrac>
</mml:math>
</file>

<file path=Object 4/content.xml><?xml version="1.0" encoding="utf-8"?>
<mml:math xmlns:mml="http://www.w3.org/1998/Math/MathML" display="block">
  <mml:mi>d</mml:mi>
  <mml:mfenced>
    <mml:mrow>
      <mml:mi>x</mml:mi>
      <mml:mo>,</mml:mo>
      <mml:mi>y</mml:mi>
    </mml:mrow>
  </mml:mfenced>
  <mml:mo>=</mml:mo>
  <mml:msqrt>
    <mml:mrow>
      <mml:msup>
        <mml:mrow>
          <mml:mfenced>
            <mml:mrow>
              <mml:msub>
                <mml:mi>x</mml:mi>
                <mml:mn>1</mml:mn>
              </mml:msub>
              <mml:mo>−</mml:mo>
              <mml:msub>
                <mml:mi>y</mml:mi>
                <mml:mn>1</mml:mn>
              </mml:msub>
            </mml:mrow>
          </mml:mfenced>
        </mml:mrow>
        <mml:mn>2</mml:mn>
      </mml:msup>
      <mml:mo>+</mml:mo>
      <mml:msup>
        <mml:mrow>
          <mml:mfenced>
            <mml:mrow>
              <mml:msub>
                <mml:mi>x</mml:mi>
                <mml:mn>2</mml:mn>
              </mml:msub>
              <mml:mo>−</mml:mo>
              <mml:msub>
                <mml:mi>y</mml:mi>
                <mml:mn>2</mml:mn>
              </mml:msub>
            </mml:mrow>
          </mml:mfenced>
        </mml:mrow>
        <mml:mn>2</mml:mn>
      </mml:msup>
      <mml:mo>+</mml:mo>
      <mml:mo>…</mml:mo>
      <mml:mo>+</mml:mo>
      <mml:msup>
        <mml:mrow>
          <mml:mfenced>
            <mml:mrow>
              <mml:msub>
                <mml:mi>x</mml:mi>
                <mml:mi>n</mml:mi>
              </mml:msub>
              <mml:mo>−</mml:mo>
              <mml:msub>
                <mml:mi>y</mml:mi>
                <mml:mi>n</mml:mi>
              </mml:msub>
            </mml:mrow>
          </mml:mfenced>
        </mml:mrow>
        <mml:mn>2</mml:mn>
      </mml:msup>
    </mml:mrow>
  </mml:msqrt>
</mml:math>
</file>